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b4e22" style:font-name="Helvetica Neue" fo:letter-spacing="normal" fo:font-style="normal" fo:font-weight="bold"/>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5" style:family="paragraph" style:parent-style-name="Text_20_body">
      <style:paragraph-properties fo:margin-left="0cm" fo:margin-right="0cm" fo:margin-top="0cm" fo:margin-bottom="0.344cm" loext:contextual-spacing="false" fo:line-height="173%" fo:text-indent="0cm" style:auto-text-indent="fals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7"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8"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9" style:family="paragraph" style:parent-style-name="test">
      <style:paragraph-properties fo:margin-left="0cm" fo:margin-right="0cm" fo:margin-top="0cm" fo:margin-bottom="0.344cm" loext:contextual-spacing="false" fo:line-height="173%" fo:text-indent="0cm" style:auto-text-indent="false"/>
      <style:text-properties officeooo:paragraph-rsid="007009d6" fo:background-color="transparent"/>
    </style:style>
    <style:style style:name="P10" style:family="paragraph" style:parent-style-name="test">
      <style:paragraph-properties fo:margin-left="0cm" fo:margin-right="0cm" fo:margin-top="0cm" fo:margin-bottom="0.344cm" loext:contextual-spacing="false" fo:line-height="173%" fo:text-indent="0cm" style:auto-text-indent="false"/>
      <style:text-properties officeooo:paragraph-rsid="0075a6a4" fo:background-color="transparent"/>
    </style:style>
    <style:style style:name="P11" style:family="paragraph" style:parent-style-name="test">
      <style:paragraph-properties fo:margin-left="0cm" fo:margin-right="0cm" fo:margin-top="0cm" fo:margin-bottom="0.344cm" loext:contextual-spacing="false" fo:line-height="173%" fo:text-indent="0cm" style:auto-text-indent="false"/>
      <style:text-properties officeooo:paragraph-rsid="00769916" fo:background-color="transparent"/>
    </style:style>
    <style:style style:name="P12" style:family="paragraph" style:parent-style-name="test">
      <style:paragraph-properties fo:margin-left="0cm" fo:margin-right="0cm" fo:margin-top="0cm" fo:margin-bottom="0.344cm" loext:contextual-spacing="false" fo:line-height="173%" fo:text-indent="0cm" style:auto-text-indent="false"/>
      <style:text-properties officeooo:paragraph-rsid="00786b7d" fo:background-color="transparent"/>
    </style:style>
    <style:style style:name="P13" style:family="paragraph" style:parent-style-name="test">
      <style:paragraph-properties fo:margin-left="0cm" fo:margin-right="0cm" fo:margin-top="0cm" fo:margin-bottom="0.344cm" loext:contextual-spacing="false" fo:line-height="173%" fo:text-indent="0cm" style:auto-text-indent="false"/>
      <style:text-properties officeooo:paragraph-rsid="0078f52f" fo:background-color="transparent"/>
    </style:style>
    <style:style style:name="P14"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15"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6" style:family="paragraph" style:parent-style-name="Heading_20_5">
      <style:paragraph-properties fo:margin-left="0cm" fo:margin-right="0cm" fo:margin-top="0.529cm" fo:margin-bottom="0.265cm" loext:contextual-spacing="false" fo:text-indent="0cm" style:auto-text-indent="false"/>
      <style:text-properties fo:font-weight="bold" officeooo:paragraph-rsid="0064e95c"/>
    </style:style>
    <style:style style:name="P17"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8"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19"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20"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21"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22"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23" style:family="paragraph" style:parent-style-name="test">
      <style:text-properties officeooo:paragraph-rsid="00112f21"/>
    </style:style>
    <style:style style:name="P24" style:family="paragraph" style:parent-style-name="test">
      <style:text-properties officeooo:paragraph-rsid="00128ece"/>
    </style:style>
    <style:style style:name="P25" style:family="paragraph" style:parent-style-name="test">
      <style:text-properties officeooo:paragraph-rsid="0013f814"/>
    </style:style>
    <style:style style:name="P26" style:family="paragraph" style:parent-style-name="test">
      <style:text-properties officeooo:paragraph-rsid="00157189"/>
    </style:style>
    <style:style style:name="P27" style:family="paragraph" style:parent-style-name="test">
      <style:text-properties officeooo:paragraph-rsid="0015ea95"/>
    </style:style>
    <style:style style:name="P28" style:family="paragraph" style:parent-style-name="test">
      <style:text-properties officeooo:paragraph-rsid="0018efe0"/>
    </style:style>
    <style:style style:name="P29" style:family="paragraph" style:parent-style-name="test">
      <style:text-properties officeooo:paragraph-rsid="001abdec"/>
    </style:style>
    <style:style style:name="P30" style:family="paragraph" style:parent-style-name="test">
      <style:text-properties officeooo:paragraph-rsid="001b45d6"/>
    </style:style>
    <style:style style:name="P31" style:family="paragraph" style:parent-style-name="test">
      <style:text-properties officeooo:paragraph-rsid="001c0049"/>
    </style:style>
    <style:style style:name="P32" style:family="paragraph" style:parent-style-name="test">
      <style:text-properties officeooo:paragraph-rsid="001c25e0"/>
    </style:style>
    <style:style style:name="P33" style:family="paragraph" style:parent-style-name="test">
      <style:text-properties officeooo:paragraph-rsid="001ec470"/>
    </style:style>
    <style:style style:name="P34" style:family="paragraph" style:parent-style-name="test">
      <style:text-properties officeooo:paragraph-rsid="002076c1"/>
    </style:style>
    <style:style style:name="P35" style:family="paragraph" style:parent-style-name="test">
      <style:text-properties officeooo:paragraph-rsid="0022eb76"/>
    </style:style>
    <style:style style:name="P36" style:family="paragraph" style:parent-style-name="test">
      <style:text-properties officeooo:paragraph-rsid="0026ccea"/>
    </style:style>
    <style:style style:name="P37" style:family="paragraph" style:parent-style-name="test">
      <style:text-properties officeooo:paragraph-rsid="00288d37"/>
    </style:style>
    <style:style style:name="P38" style:family="paragraph" style:parent-style-name="test">
      <style:text-properties officeooo:paragraph-rsid="002981a0"/>
    </style:style>
    <style:style style:name="P39" style:family="paragraph" style:parent-style-name="test">
      <style:text-properties officeooo:paragraph-rsid="002c3694"/>
    </style:style>
    <style:style style:name="P40" style:family="paragraph" style:parent-style-name="test">
      <style:text-properties fo:background-color="transparent"/>
    </style:style>
    <style:style style:name="P41" style:family="paragraph" style:parent-style-name="test">
      <style:text-properties officeooo:paragraph-rsid="0045df14" fo:background-color="transparent"/>
    </style:style>
    <style:style style:name="P42" style:family="paragraph" style:parent-style-name="test">
      <style:text-properties officeooo:paragraph-rsid="00477a4c" fo:background-color="transparent"/>
    </style:style>
    <style:style style:name="P43" style:family="paragraph" style:parent-style-name="test">
      <style:text-properties officeooo:paragraph-rsid="0062fb85" fo:background-color="transparent"/>
    </style:style>
    <style:style style:name="P44" style:family="paragraph" style:parent-style-name="test">
      <style:text-properties officeooo:paragraph-rsid="007a1c94" fo:background-color="transparent"/>
    </style:style>
    <style:style style:name="P45" style:family="paragraph" style:parent-style-name="test">
      <style:text-properties officeooo:paragraph-rsid="008870ed" fo:background-color="transparent"/>
    </style:style>
    <style:style style:name="P46" style:family="paragraph" style:parent-style-name="test">
      <style:text-properties officeooo:paragraph-rsid="008b4a38" fo:background-color="transparent"/>
    </style:style>
    <style:style style:name="P47" style:family="paragraph" style:parent-style-name="test">
      <style:text-properties officeooo:rsid="0078751f" officeooo:paragraph-rsid="008870ed" fo:background-color="transparent"/>
    </style:style>
    <style:style style:name="P48" style:family="paragraph" style:parent-style-name="test">
      <style:text-properties officeooo:paragraph-rsid="009b305f" fo:background-color="transparent"/>
    </style:style>
    <style:style style:name="P49" style:family="paragraph" style:parent-style-name="test">
      <style:text-properties officeooo:paragraph-rsid="00a10015" fo:background-color="transparent"/>
    </style:style>
    <style:style style:name="P50" style:family="paragraph" style:parent-style-name="test">
      <style:text-properties officeooo:paragraph-rsid="002c9cdf"/>
    </style:style>
    <style:style style:name="P51" style:family="paragraph" style:parent-style-name="test">
      <style:text-properties officeooo:paragraph-rsid="00302051"/>
    </style:style>
    <style:style style:name="P52" style:family="paragraph" style:parent-style-name="test">
      <style:text-properties officeooo:paragraph-rsid="00313a81"/>
    </style:style>
    <style:style style:name="P53" style:family="paragraph" style:parent-style-name="test">
      <style:text-properties officeooo:paragraph-rsid="0035d39c"/>
    </style:style>
    <style:style style:name="P54" style:family="paragraph" style:parent-style-name="test">
      <style:text-properties officeooo:paragraph-rsid="003f3941"/>
    </style:style>
    <style:style style:name="P55" style:family="paragraph" style:parent-style-name="test">
      <style:text-properties officeooo:paragraph-rsid="003fd138"/>
    </style:style>
    <style:style style:name="P56" style:family="paragraph" style:parent-style-name="test">
      <style:text-properties officeooo:rsid="003a2ebd" officeooo:paragraph-rsid="0041e33b"/>
    </style:style>
    <style:style style:name="P57" style:family="paragraph" style:parent-style-name="test">
      <style:text-properties officeooo:rsid="003a2ebd" officeooo:paragraph-rsid="003fd138"/>
    </style:style>
    <style:style style:name="P58" style:family="paragraph" style:parent-style-name="test">
      <style:text-properties officeooo:paragraph-rsid="0057e71e"/>
    </style:style>
    <style:style style:name="P59" style:family="paragraph" style:parent-style-name="test">
      <style:text-properties officeooo:paragraph-rsid="005ab0c5"/>
    </style:style>
    <style:style style:name="P60" style:family="paragraph" style:parent-style-name="test">
      <style:text-properties officeooo:paragraph-rsid="005ca95a"/>
    </style:style>
    <style:style style:name="P61" style:family="paragraph" style:parent-style-name="test">
      <style:text-properties officeooo:paragraph-rsid="0062fb85"/>
    </style:style>
    <style:style style:name="P62" style:family="paragraph" style:parent-style-name="test">
      <style:text-properties officeooo:paragraph-rsid="006c69fc"/>
    </style:style>
    <style:style style:name="P63" style:family="paragraph" style:parent-style-name="test">
      <style:text-properties officeooo:paragraph-rsid="007009d6"/>
    </style:style>
    <style:style style:name="P64" style:family="paragraph" style:parent-style-name="test">
      <style:text-properties officeooo:paragraph-rsid="007b9696"/>
    </style:style>
    <style:style style:name="P65" style:family="paragraph" style:parent-style-name="test">
      <style:text-properties officeooo:paragraph-rsid="007e7d56"/>
    </style:style>
    <style:style style:name="P66" style:family="paragraph" style:parent-style-name="test">
      <style:text-properties officeooo:paragraph-rsid="00801325"/>
    </style:style>
    <style:style style:name="P67" style:family="paragraph" style:parent-style-name="test">
      <style:text-properties officeooo:paragraph-rsid="008d2b4e"/>
    </style:style>
    <style:style style:name="P68" style:family="paragraph" style:parent-style-name="assert">
      <style:text-properties officeooo:paragraph-rsid="00157189"/>
    </style:style>
    <style:style style:name="P69" style:family="paragraph" style:parent-style-name="assert">
      <style:text-properties officeooo:paragraph-rsid="00170585"/>
    </style:style>
    <style:style style:name="P70" style:family="paragraph" style:parent-style-name="assert">
      <style:text-properties officeooo:paragraph-rsid="0018efe0"/>
    </style:style>
    <style:style style:name="P71" style:family="paragraph" style:parent-style-name="assert">
      <style:text-properties fo:background-color="transparent"/>
    </style:style>
    <style:style style:name="P72" style:family="paragraph" style:parent-style-name="assert">
      <style:text-properties officeooo:paragraph-rsid="00214705"/>
    </style:style>
    <style:style style:name="P73" style:family="paragraph" style:parent-style-name="assert">
      <style:text-properties officeooo:paragraph-rsid="0022eb76"/>
    </style:style>
    <style:style style:name="P74" style:family="paragraph" style:parent-style-name="assert">
      <style:text-properties officeooo:paragraph-rsid="00288d37"/>
    </style:style>
    <style:style style:name="P75" style:family="paragraph" style:parent-style-name="assert">
      <style:text-properties officeooo:paragraph-rsid="00295f03"/>
    </style:style>
    <style:style style:name="P76" style:family="paragraph" style:parent-style-name="assert">
      <style:text-properties officeooo:paragraph-rsid="002b05e6"/>
    </style:style>
    <style:style style:name="P77" style:family="paragraph" style:parent-style-name="assert">
      <style:text-properties officeooo:paragraph-rsid="002c3694"/>
    </style:style>
    <style:style style:name="P78" style:family="paragraph" style:parent-style-name="assert">
      <style:text-properties officeooo:paragraph-rsid="002c9cdf"/>
    </style:style>
    <style:style style:name="P79" style:family="paragraph" style:parent-style-name="assert">
      <style:text-properties officeooo:paragraph-rsid="003930cb"/>
    </style:style>
    <style:style style:name="P80" style:family="paragraph" style:parent-style-name="assert">
      <style:text-properties officeooo:paragraph-rsid="00414335"/>
    </style:style>
    <style:style style:name="P81" style:family="paragraph" style:parent-style-name="assert">
      <style:text-properties officeooo:paragraph-rsid="0045df14"/>
    </style:style>
    <style:style style:name="P82" style:family="paragraph" style:parent-style-name="assert">
      <style:text-properties officeooo:paragraph-rsid="0062fb85"/>
    </style:style>
    <style:style style:name="P83" style:family="paragraph" style:parent-style-name="assert">
      <style:text-properties officeooo:paragraph-rsid="007e7d56"/>
    </style:style>
    <style:style style:name="P84" style:family="paragraph" style:parent-style-name="assert">
      <style:text-properties officeooo:paragraph-rsid="00821058"/>
    </style:style>
    <style:style style:name="P85" style:family="paragraph" style:parent-style-name="assert">
      <style:text-properties officeooo:paragraph-rsid="00941ff3"/>
    </style:style>
    <style:style style:name="P86" style:family="paragraph" style:parent-style-name="test">
      <style:paragraph-properties fo:break-before="page"/>
      <style:text-properties officeooo:paragraph-rsid="003fd138"/>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text-properties fo:background-color="#fff200"/>
    </style:style>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
      <style:paragraph-properties fo:margin-top="0cm" fo:margin-bottom="0cm" loext:contextual-spacing="false"/>
    </style:style>
    <style:style style:name="P105" style:family="paragraph" style:parent-style-name="Text_20_body" style:list-style-name="L2">
      <style:paragraph-properties fo:margin-top="0cm" fo:margin-bottom="0cm" loext:contextual-spacing="false"/>
    </style:style>
    <style:style style:name="P106" style:family="paragraph" style:parent-style-name="Text_20_body" style:list-style-name="L3">
      <style:paragraph-properties fo:margin-top="0cm" fo:margin-bottom="0cm" loext:contextual-spacing="false"/>
    </style:style>
    <style:style style:name="P107" style:family="paragraph" style:parent-style-name="Text_20_body" style:list-style-name="L4">
      <style:paragraph-properties fo:margin-top="0cm" fo:margin-bottom="0cm" loext:contextual-spacing="false"/>
    </style:style>
    <style:style style:name="P108" style:family="paragraph" style:parent-style-name="Text_20_body" style:list-style-name="L5">
      <style:paragraph-properties fo:margin-top="0cm" fo:margin-bottom="0cm" loext:contextual-spacing="false"/>
    </style:style>
    <style:style style:name="P109" style:family="paragraph" style:parent-style-name="Text_20_body" style:list-style-name="L6">
      <style:paragraph-properties fo:margin-top="0cm" fo:margin-bottom="0cm" loext:contextual-spacing="false"/>
    </style:style>
    <style:style style:name="P110" style:family="paragraph" style:parent-style-name="Text_20_body" style:list-style-name="L7">
      <style:paragraph-properties fo:margin-top="0cm" fo:margin-bottom="0cm" loext:contextual-spacing="false"/>
    </style:style>
    <style:style style:name="P111" style:family="paragraph" style:parent-style-name="Text_20_body" style:list-style-name="L8">
      <style:paragraph-properties fo:margin-top="0cm" fo:margin-bottom="0cm" loext:contextual-spacing="false"/>
    </style:style>
    <style:style style:name="P112" style:family="paragraph" style:parent-style-name="Text_20_body" style:list-style-name="L9">
      <style:paragraph-properties fo:margin-top="0cm" fo:margin-bottom="0cm" loext:contextual-spacing="false"/>
      <style:text-properties fo:background-color="#add58a"/>
    </style:style>
    <style:style style:name="P113" style:family="paragraph" style:parent-style-name="Text_20_body" style:list-style-name="L11">
      <style:paragraph-properties fo:margin-top="0cm" fo:margin-bottom="0cm" loext:contextual-spacing="false"/>
      <style:text-properties fo:background-color="#add58a"/>
    </style:style>
    <style:style style:name="P114" style:family="paragraph" style:parent-style-name="Text_20_body" style:list-style-name="L12">
      <style:paragraph-properties fo:margin-top="0cm" fo:margin-bottom="0cm" loext:contextual-spacing="false"/>
      <style:text-properties fo:background-color="#add58a"/>
    </style:style>
    <style:style style:name="P115" style:family="paragraph" style:parent-style-name="Text_20_body" style:list-style-name="L9">
      <style:paragraph-properties fo:margin-top="0cm" fo:margin-bottom="0cm" loext:contextual-spacing="false"/>
    </style:style>
    <style:style style:name="P116" style:family="paragraph" style:parent-style-name="Text_20_body" style:list-style-name="L10">
      <style:paragraph-properties fo:margin-top="0cm" fo:margin-bottom="0cm" loext:contextual-spacing="false"/>
    </style:style>
    <style:style style:name="P117" style:family="paragraph" style:parent-style-name="Text_20_body" style:list-style-name="L13">
      <style:paragraph-properties fo:margin-top="0cm" fo:margin-bottom="0cm" loext:contextual-spacing="false"/>
    </style:style>
    <style:style style:name="P118" style:family="paragraph" style:parent-style-name="Text_20_body" style:list-style-name="L13">
      <style:paragraph-properties fo:margin-top="0cm" fo:margin-bottom="0cm" loext:contextual-spacing="false"/>
      <style:text-properties fo:background-color="#fff200"/>
    </style:style>
    <style:style style:name="P119" style:family="paragraph" style:parent-style-name="Text_20_body" style:list-style-name="L14">
      <style:paragraph-properties fo:margin-top="0cm" fo:margin-bottom="0cm" loext:contextual-spacing="false"/>
    </style:style>
    <style:style style:name="P120" style:family="paragraph" style:parent-style-name="Text_20_body" style:list-style-name="L15">
      <style:paragraph-properties fo:margin-top="0cm" fo:margin-bottom="0cm" loext:contextual-spacing="false"/>
    </style:style>
    <style:style style:name="P121" style:family="paragraph" style:parent-style-name="Text_20_body" style:list-style-name="L16">
      <style:paragraph-properties fo:margin-top="0cm" fo:margin-bottom="0cm" loext:contextual-spacing="false"/>
    </style:style>
    <style:style style:name="P122" style:family="paragraph" style:parent-style-name="Text_20_body" style:list-style-name="L17">
      <style:paragraph-properties fo:margin-top="0cm" fo:margin-bottom="0cm" loext:contextual-spacing="false"/>
    </style:style>
    <style:style style:name="P123" style:family="paragraph" style:parent-style-name="Text_20_body">
      <style:paragraph-properties fo:margin-left="0cm" fo:margin-right="0cm" fo:margin-top="0cm" fo:margin-bottom="0.344cm" loext:contextual-spacing="false" fo:line-height="173%" fo:text-indent="0cm" style:auto-text-indent="false"/>
    </style:style>
    <style:style style:name="P124" style:family="paragraph" style:parent-style-name="assert">
      <style:text-properties fo:background-color="transparent"/>
    </style:style>
    <style:style style:name="P125" style:family="paragraph" style:parent-style-name="test">
      <style:text-properties officeooo:paragraph-rsid="00a74eee"/>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add58a" loext:char-shading-value="0"/>
    </style:style>
    <style:style style:name="T4" style:family="text">
      <style:text-properties fo:font-weight="bold" fo:background-color="#f37b70" loext:char-shading-value="0"/>
    </style:style>
    <style:style style:name="T5" style:family="text">
      <style:text-properties fo:font-weight="bold" fo:background-color="#f37b70" loext:char-shading-value="0"/>
    </style:style>
    <style:style style:name="T6" style:family="text">
      <style:text-properties fo:font-weight="bold" fo:background-color="#fff200" loext:char-shading-value="0"/>
    </style:style>
    <style:style style:name="T7" style:family="text">
      <style:text-properties fo:font-weight="bold" fo:background-color="#fff200" loext:char-shading-value="0"/>
    </style:style>
    <style:style style:name="T8" style:family="text">
      <style:text-properties fo:font-weight="bold" fo:background-color="#ffffff"/>
    </style:style>
    <style:style style:name="T9" style:family="text">
      <style:text-properties fo:color="#5a5a5a"/>
    </style:style>
    <style:style style:name="T10" style:family="text">
      <style:text-properties fo:color="#5a5a5a" style:font-name="monospace"/>
    </style:style>
    <style:style style:name="T11" style:family="text">
      <style:text-properties fo:color="#5a5a5a" fo:background-color="#add58a" loext:char-shading-value="0"/>
    </style:style>
    <style:style style:name="T12" style:family="text">
      <style:text-properties fo:color="#5a5a5a" fo:background-color="#add58a" loext:char-shading-value="0"/>
    </style:style>
    <style:style style:name="T13" style:family="text">
      <style:text-properties fo:color="#5a5a5a" fo:background-color="#f37b70" loext:char-shading-value="0"/>
    </style:style>
    <style:style style:name="T14" style:family="text">
      <style:text-properties style:font-name="monospace" loext:padding="0cm" loext:border="none"/>
    </style:style>
    <style:style style:name="T15" style:family="text">
      <style:text-properties style:font-name="monospace" loext:padding="0cm" loext:border="none" fo:background-color="#ffffff"/>
    </style:style>
    <style:style style:name="T16" style:family="text">
      <style:text-properties style:font-name="monospace" fo:background-color="#add58a" loext:char-shading-value="0" loext:padding="0cm" loext:border="none"/>
    </style:style>
    <style:style style:name="T17" style:family="text">
      <style:text-properties style:font-name="monospace" fo:background-color="#add58a" loext:char-shading-value="0" loext:padding="0cm" loext:border="none"/>
    </style:style>
    <style:style style:name="T18" style:family="text">
      <style:text-properties style:font-name="monospace" fo:background-color="#f37b70" loext:char-shading-value="0" loext:padding="0cm" loext:border="none"/>
    </style:style>
    <style:style style:name="T19" style:family="text">
      <style:text-properties style:font-name="monospace" fo:background-color="#f37b70" loext:char-shading-value="0" loext:padding="0cm" loext:border="none"/>
    </style:style>
    <style:style style:name="T20" style:family="text">
      <style:text-properties style:font-name="monospace" fo:background-color="#fff200" loext:char-shading-value="0" loext:padding="0cm" loext:border="none"/>
    </style:style>
    <style:style style:name="T21" style:family="text">
      <style:text-properties style:font-name="monospace" fo:background-color="#fff200" loext:char-shading-value="0" loext:padding="0cm" loext:border="none"/>
    </style:style>
    <style:style style:name="T22" style:family="text">
      <style:text-properties fo:color="#333333"/>
    </style:style>
    <style:style style:name="T23" style:family="text">
      <style:text-properties fo:color="#333333" style:font-name="monospace" fo:font-size="9pt"/>
    </style:style>
    <style:style style:name="T24" style:family="text">
      <style:text-properties fo:color="#333333" style:font-name="monospace" fo:font-size="9pt" fo:font-weight="bold"/>
    </style:style>
    <style:style style:name="T25" style:family="text">
      <style:text-properties fo:color="#008080" style:font-name="monospace" fo:font-size="9pt"/>
    </style:style>
    <style:style style:name="T26" style:family="text">
      <style:text-properties fo:color="#008080" style:font-name="monospace" fo:font-size="9pt" fo:font-weight="bold"/>
    </style:style>
    <style:style style:name="T27" style:family="text">
      <style:text-properties fo:color="#dd1144" style:font-name="monospace" fo:font-size="9pt"/>
    </style:style>
    <style:style style:name="T28" style:family="text">
      <style:text-properties fo:color="#dd1144" style:font-name="monospace" fo:font-size="9pt" fo:font-weight="bold"/>
    </style:style>
    <style:style style:name="T29" style:family="text">
      <style:text-properties fo:color="#999988" style:font-name="monospace" fo:font-size="9pt"/>
    </style:style>
    <style:style style:name="T30" style:family="text">
      <style:text-properties fo:color="#999988" style:font-name="monospace" fo:font-size="9pt" fo:font-style="italic"/>
    </style:style>
    <style:style style:name="T31" style:family="text">
      <style:text-properties fo:color="#808080"/>
    </style:style>
    <style:style style:name="T32" style:family="text">
      <style:text-properties fo:color="#808080" style:font-name="monospace" loext:padding="0cm" loext:border="none"/>
    </style:style>
    <style:style style:name="T33" style:family="text">
      <style:text-properties fo:background-color="#add58a" loext:char-shading-value="0"/>
    </style:style>
    <style:style style:name="T34" style:family="text">
      <style:text-properties fo:background-color="#add58a" loext:char-shading-value="0"/>
    </style:style>
    <style:style style:name="T35" style:family="text">
      <style:text-properties officeooo:rsid="000dff0b"/>
    </style:style>
    <style:style style:name="T36" style:family="text">
      <style:text-properties officeooo:rsid="000ed02e"/>
    </style:style>
    <style:style style:name="T37" style:family="text">
      <style:text-properties officeooo:rsid="000f4100"/>
    </style:style>
    <style:style style:name="T38" style:family="text">
      <style:text-properties officeooo:rsid="00112f21"/>
    </style:style>
    <style:style style:name="T39" style:family="text">
      <style:text-properties officeooo:rsid="00128ece"/>
    </style:style>
    <style:style style:name="T40" style:family="text">
      <style:text-properties officeooo:rsid="0013f814"/>
    </style:style>
    <style:style style:name="T41" style:family="text">
      <style:text-properties officeooo:rsid="0015ea95"/>
    </style:style>
    <style:style style:name="T42" style:family="text">
      <style:text-properties officeooo:rsid="00170585"/>
    </style:style>
    <style:style style:name="T43" style:family="text">
      <style:text-properties officeooo:rsid="0018efe0"/>
    </style:style>
    <style:style style:name="T44" style:family="text">
      <style:text-properties fo:background-color="#f37b70" loext:char-shading-value="0"/>
    </style:style>
    <style:style style:name="T45" style:family="text">
      <style:text-properties fo:background-color="#f37b70" loext:char-shading-value="0"/>
    </style:style>
    <style:style style:name="T46" style:family="text">
      <style:text-properties officeooo:rsid="00a36e12" fo:background-color="#f37b70" loext:char-shading-value="0"/>
    </style:style>
    <style:style style:name="T47" style:family="text">
      <style:text-properties officeooo:rsid="001abdec"/>
    </style:style>
    <style:style style:name="T48" style:family="text">
      <style:text-properties officeooo:rsid="001b45d6"/>
    </style:style>
    <style:style style:name="T49" style:family="text">
      <style:text-properties officeooo:rsid="001c0049"/>
    </style:style>
    <style:style style:name="T50" style:family="text">
      <style:text-properties officeooo:rsid="001ec470"/>
    </style:style>
    <style:style style:name="T51" style:family="text">
      <style:text-properties officeooo:rsid="002076c1"/>
    </style:style>
    <style:style style:name="T52" style:family="text">
      <style:text-properties officeooo:rsid="00214705"/>
    </style:style>
    <style:style style:name="T53" style:family="text">
      <style:text-properties officeooo:rsid="002503a3"/>
    </style:style>
    <style:style style:name="T54" style:family="text">
      <style:text-properties officeooo:rsid="00295f03"/>
    </style:style>
    <style:style style:name="T55" style:family="text">
      <style:text-properties officeooo:rsid="002981a0"/>
    </style:style>
    <style:style style:name="T56" style:family="text">
      <style:text-properties officeooo:rsid="002983bd"/>
    </style:style>
    <style:style style:name="T57" style:family="text">
      <style:text-properties officeooo:rsid="002c3694"/>
    </style:style>
    <style:style style:name="T58" style:family="text">
      <style:text-properties officeooo:rsid="002c9cdf"/>
    </style:style>
    <style:style style:name="T59" style:family="text">
      <style:text-properties officeooo:rsid="00302051"/>
    </style:style>
    <style:style style:name="T60" style:family="text">
      <style:text-properties officeooo:rsid="0034a6a0"/>
    </style:style>
    <style:style style:name="T61" style:family="text">
      <style:text-properties fo:background-color="#fff200" loext:char-shading-value="0"/>
    </style:style>
    <style:style style:name="T62" style:family="text">
      <style:text-properties fo:background-color="#fff200" loext:char-shading-value="0"/>
    </style:style>
    <style:style style:name="T63" style:family="text">
      <style:text-properties officeooo:rsid="003a2ebd"/>
    </style:style>
    <style:style style:name="T64" style:family="text">
      <style:text-properties officeooo:rsid="003ccde8"/>
    </style:style>
    <style:style style:name="T65" style:family="text">
      <style:text-properties officeooo:rsid="003ef91c"/>
    </style:style>
    <style:style style:name="T66" style:family="text">
      <style:text-properties officeooo:rsid="00414335"/>
    </style:style>
    <style:style style:name="T67" style:family="text">
      <style:text-properties officeooo:rsid="00477a4c"/>
    </style:style>
    <style:style style:name="T68" style:family="text">
      <style:text-properties officeooo:rsid="004d15d7"/>
    </style:style>
    <style:style style:name="T69" style:family="text">
      <style:text-properties officeooo:rsid="0057e71e"/>
    </style:style>
    <style:style style:name="T70" style:family="text">
      <style:text-properties officeooo:rsid="00593e8b"/>
    </style:style>
    <style:style style:name="T71" style:family="text">
      <style:text-properties officeooo:rsid="005ab0c5"/>
    </style:style>
    <style:style style:name="T72" style:family="text">
      <style:text-properties officeooo:rsid="005ca95a"/>
    </style:style>
    <style:style style:name="T73" style:family="text">
      <style:text-properties officeooo:rsid="0062fb85"/>
    </style:style>
    <style:style style:name="T74" style:family="text">
      <style:text-properties officeooo:rsid="006de238"/>
    </style:style>
    <style:style style:name="T75" style:family="text">
      <style:text-properties officeooo:rsid="006e4bf9"/>
    </style:style>
    <style:style style:name="T76" style:family="text">
      <style:text-properties officeooo:rsid="0078751f"/>
    </style:style>
    <style:style style:name="T77" style:family="text">
      <style:text-properties officeooo:rsid="007c5610"/>
    </style:style>
    <style:style style:name="T78" style:family="text">
      <style:text-properties officeooo:rsid="007e7d56"/>
    </style:style>
    <style:style style:name="T79" style:family="text">
      <style:text-properties officeooo:rsid="00821058"/>
    </style:style>
    <style:style style:name="T80" style:family="text">
      <style:text-properties officeooo:rsid="008d2b4e"/>
    </style:style>
    <style:style style:name="T81" style:family="text">
      <style:text-properties officeooo:rsid="0093e5ed"/>
    </style:style>
    <style:style style:name="T82" style:family="text">
      <style:text-properties officeooo:rsid="00988417"/>
    </style:style>
    <style:style style:name="T83" style:family="text">
      <style:text-properties officeooo:rsid="00a005ee"/>
    </style:style>
    <style:style style:name="T84" style:family="text">
      <style:text-properties fo:background-color="#ffffff"/>
    </style:style>
    <style:style style:name="T85" style:family="text">
      <style:text-properties officeooo:rsid="00a36e12"/>
    </style:style>
    <style:style style:name="T86" style:family="text">
      <style:text-properties officeooo:rsid="00a4b89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test Specification (v1.0)</text:h>
      <text:h text:style-name="P14" text:outline-level="2"><text:bookmark text:name="auto-id--status"/><text:bookmark text:name="status"/>Status</text:h>
      <text:p text:style-name="P5">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9">discussion forum</text:span></text:a>.</text:p>
      <text:p text:style-name="P5">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9">GitHub repository</text:span></text:a>.</text:p>
      <text:h text:style-name="P14" text:outline-level="2"><text:bookmark text:name="auto-id--introduction"/><text:bookmark text:name="introduction"/>Introduction</text:h>
      <text:p text:style-name="P5">JSON:API is a specification for how a client should request that resources be fetched or modified, and how a server should respond to those requests.</text:p>
      <text:p text:style-name="P5">JSON:API is designed to minimize both the number of requests and the amount of data transmitted between clients and servers. This efficiency is achieved without compromising readability, flexibility, or discoverability.</text:p>
      <text:p text:style-name="P5">JSON:API requires use of the JSON:API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for exchanging data.</text:p>
      <text:h text:style-name="P14" text:outline-level="2"><text:bookmark text:name="auto-id--conventions"/><text:bookmark text:name="conventions"/>Conventions</text:h>
      <text:p text:style-name="P5">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9">RFC2119</text:span></text:a>].</text:p>
      <text:h text:style-name="P14" text:outline-level="2"><text:bookmark text:name="auto-id--content-negotiation"/><text:bookmark text:name="content-negotiation"/>Content Negotiation</text:h>
      <text:h text:style-name="P19" text:outline-level="3"><text:bookmark text:name="auto-id--client-responsibilities"/><text:bookmark text:name="content-negotiation-clients"/>Client Responsibilities</text:h>
      <text:p text:style-name="P5">Clients <text:span text:style-name="Strong_20_Emphasis"><text:span text:style-name="T1">MUST</text:span></text:span> send all JSON:API data in request documents with the header<text:span text:style-name="Source_20_Text"><text:span text:style-name="T14">Content-Type: application/vnd.api+json</text:span></text:span> without any media type parameters.</text:p>
      <text:p text:style-name="P5"><text:soft-page-break/>Clients that include the JSON:API media type in their <text:span text:style-name="Source_20_Text"><text:span text:style-name="T14">Accept</text:span></text:span> header <text:span text:style-name="Strong_20_Emphasis"><text:span text:style-name="T1">MUST</text:span></text:span> specify the media type there at least once without any media type parameters.</text:p>
      <text:p text:style-name="P5">Clients <text:span text:style-name="Strong_20_Emphasis"><text:span text:style-name="T1">MUST</text:span></text:span> ignore any parameters for the <text:span text:style-name="Source_20_Text"><text:span text:style-name="T14">application/vnd.api+json</text:span></text:span> media type received in the <text:span text:style-name="Source_20_Text"><text:span text:style-name="T14">Content-Type</text:span></text:span> header of response documents.</text:p>
      <text:h text:style-name="P19" text:outline-level="3"><text:bookmark text:name="auto-id--server-responsibilities"/><text:bookmark text:name="content-negotiation-servers"/>Server Responsibilities</text:h>
      <text:p text:style-name="P5"><text:span text:style-name="T33">Servers </text:span><text:span text:style-name="Strong_20_Emphasis"><text:span text:style-name="T2">MUST</text:span></text:span><text:span text:style-name="T33"> send all JSON:API data in response documents with the header</text:span><text:span text:style-name="Source_20_Text"><text:span text:style-name="T16">Content-Type: application/vnd.api+json</text:span></text:span><text:span text:style-name="T33"> without any media type parameters.</text:span></text:p>
      <text:p text:style-name="P6"><text:span text:style-name="T33">Servers </text:span><text:span text:style-name="Strong_20_Emphasis"><text:span text:style-name="T2">MUST</text:span></text:span><text:span text:style-name="T33"> respond with a </text:span><text:span text:style-name="Source_20_Text"><text:span text:style-name="T16">415 Unsupported Media Type</text:span></text:span><text:span text:style-name="T33"> status code if a request specifies the header </text:span><text:span text:style-name="Source_20_Text"><text:span text:style-name="T16">Content-Type: application/vnd.api+json</text:span></text:span><text:span text:style-name="T33"> with any media type parameters.</text:span></text:p>
      <text:p text:style-name="assert">Illuminate\Foundation\Testing\TestResponse::assertJsonApiResponse415 <text:span text:style-name="T63">(macro)</text:span></text:p>
      <text:p text:style-name="P54">Vgirol\JsonApiAssert\Laravel\Tests<text:span text:style-name="T63">\Asserts\BadRequestTest::response_415</text:span></text:p>
      <text:p text:style-name="P56">Vgirol\JsonApiAssert\Laravel\Tests\Asserts\BadRequestTest::response_415_failed</text:p>
      <text:p text:style-name="P55">Vgirol\JsonApi\Tests\Feature<text:span text:style-name="T64">\JsonApiBadRequestsTest::request_has_media_type_with_parameters</text:span></text:p>
      <text:p text:style-name="P5"><text:span text:style-name="T33">Servers </text:span><text:span text:style-name="Strong_20_Emphasis"><text:span text:style-name="T2">MUST</text:span></text:span><text:span text:style-name="T33"> respond with a </text:span><text:span text:style-name="Source_20_Text"><text:span text:style-name="T16">406 Not Acceptable</text:span></text:span><text:span text:style-name="T33"> status code if a request’s </text:span><text:span text:style-name="Source_20_Text"><text:span text:style-name="T16">Accept</text:span></text:span><text:span text:style-name="T33"> header contains the JSON:API media type and all instances of that media type are modified with media type parameters.</text:span></text:p>
      <text:p text:style-name="assert">Illuminate\Foundation\Testing\TestResponse::assertJsonApiResponse4<text:span text:style-name="T65">06</text:span> <text:span text:style-name="T63">(macro)</text:span></text:p>
      <text:p text:style-name="P56">Vgirol\JsonApiAssert\Laravel\Tests\Asserts\BadRequestTest::response_406</text:p>
      <text:p text:style-name="P57">Vgirol\JsonApiAssert\Laravel\Tests\Asserts\BadRequestTest::response_406_failed</text:p>
      <text:p text:style-name="P86">Vgirol\JsonApi\Tests\Feature<text:span text:style-name="T64">\JsonApiBadRequestsTest::request_has_not_valid_accept_header</text:span></text:p>
      <text:p text:style-name="P2">Note: The content negotiation requirements exist to allow future versions of this specification to use media type parameters for extension negotiation and versioning.</text:p>
      <text:h text:style-name="P14" text:outline-level="2"><text:bookmark text:name="auto-id--document-structure"/><text:bookmark text:name="document-structure"/>Document Structure</text:h>
      <text:p text:style-name="P5">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JSON:API documents are defined in JavaScript Object Notation (JSON) [<text:a xlink:type="simple" xlink:href="http://tools.ietf.org/html/rfc7159" text:style-name="Internet_20_link" text:visited-style-name="Visited_20_Internet_20_Link"><text:span text:style-name="T9">RFC7159</text:span></text:a>].</text:p>
      <text:p text:style-name="P5">Although the same media type is used for both request and response documents, certain aspects are only applicable to one or the other. These differences are called out below.</text:p>
      <text:p text:style-name="P5"><text:span text:style-name="T33">Unless otherwise noted, objects defined by this specification </text:span><text:span text:style-name="Strong_20_Emphasis"><text:span text:style-name="T2">MUST NOT</text:span></text:span><text:span text:style-name="T33"> contain any additional members.</text:span> <text:span text:style-name="T61">Client and server implementations </text:span><text:span text:style-name="Strong_20_Emphasis"><text:span text:style-name="T6">MUST</text:span></text:span><text:span text:style-name="T61"> ignore members not recognized by this specification.</text:span></text:p>
      <text:p text:style-name="P2">Note: These conditions allow this specification to evolve through additive changes.</text:p>
      <text:h text:style-name="P19" text:outline-level="3"><text:bookmark text:name="auto-id--top-level"/><text:bookmark text:name="document-top-level"/>Top Level</text:h>
      <text:p text:style-name="P5"><text:span text:style-name="T61">A JSON object </text:span><text:span text:style-name="Strong_20_Emphasis"><text:span text:style-name="T6">MUST</text:span></text:span><text:span text:style-name="T61"> be at the root of every JSON:API request and response containing data. This object defines a document’s “top level”.</text:span></text:p>
      <text:p text:style-name="P5"><text:span text:style-name="T33">A document </text:span><text:span text:style-name="Strong_20_Emphasis"><text:span text:style-name="T2">MUST</text:span></text:span><text:span text:style-name="T33"> contain at least one of the following top-level members:</text:span></text:p>
      <text:list xml:id="list2002875485" text:style-name="L1">
        <text:list-item>
          <text:p text:style-name="P104"><text:span text:style-name="Source_20_Text"><text:span text:style-name="T16">data</text:span></text:span><text:span text:style-name="T33">: the document’s “primary data”</text:span></text:p>
        </text:list-item>
        <text:list-item>
          <text:p text:style-name="P104"><text:span text:style-name="Source_20_Text"><text:span text:style-name="T16">errors</text:span></text:span><text:span text:style-name="T33">: an array of </text:span><text:a xlink:type="simple" xlink:href="https://jsonapi.org/format/#errors" text:style-name="Internet_20_link" text:visited-style-name="Visited_20_Internet_20_Link"><text:span text:style-name="T11">error objects</text:span></text:a></text:p>
        </text:list-item>
        <text:list-item>
          <text:p text:style-name="P87"><text:span text:style-name="Source_20_Text"><text:span text:style-name="T16">meta</text:span></text:span><text:span text:style-name="T33">: a </text:span><text:a xlink:type="simple" xlink:href="https://jsonapi.org/format/#document-meta" text:style-name="Internet_20_link" text:visited-style-name="Visited_20_Internet_20_Link"><text:span text:style-name="T11">meta object</text:span></text:a><text:span text:style-name="T33"> that contains non-standard meta-information.</text:span></text:p>
        </text:list-item>
      </text:list>
      <text:p text:style-name="P5"><text:span text:style-name="T33">The members </text:span><text:span text:style-name="Source_20_Text"><text:span text:style-name="T16">data</text:span></text:span><text:span text:style-name="T33"> and </text:span><text:span text:style-name="Source_20_Text"><text:span text:style-name="T16">errors</text:span></text:span><text:span text:style-name="T33"> </text:span><text:span text:style-name="Strong_20_Emphasis"><text:span text:style-name="T2">MUST NOT</text:span></text:span><text:span text:style-name="T33"> coexist in the same document.</text:span></text:p>
      <text:p text:style-name="P5"><text:span text:style-name="T33">A document </text:span><text:span text:style-name="Strong_20_Emphasis"><text:span text:style-name="T2">MAY</text:span></text:span><text:span text:style-name="T33"> contain any of these top-level members:</text:span></text:p>
      <text:list xml:id="list2767150730" text:style-name="L2">
        <text:list-item>
          <text:p text:style-name="P105"><text:span text:style-name="Source_20_Text"><text:span text:style-name="T16">jsonapi</text:span></text:span><text:span text:style-name="T33">: an object describing the server’s implementation</text:span></text:p>
        </text:list-item>
        <text:list-item>
          <text:p text:style-name="P105"><text:span text:style-name="Source_20_Text"><text:span text:style-name="T16">links</text:span></text:span><text:span text:style-name="T33">: a </text:span><text:a xlink:type="simple" xlink:href="https://jsonapi.org/format/#document-links" text:style-name="Internet_20_link" text:visited-style-name="Visited_20_Internet_20_Link"><text:span text:style-name="T11">links object</text:span></text:a><text:span text:style-name="T33"> related to the primary data.</text:span></text:p>
        </text:list-item>
        <text:list-item>
          <text:p text:style-name="P88"><text:soft-page-break/><text:span text:style-name="Source_20_Text"><text:span text:style-name="T16">included</text:span></text:span><text:span text:style-name="T33">: an array of </text:span><text:a xlink:type="simple" xlink:href="https://jsonapi.org/format/#document-resource-objects" text:style-name="Internet_20_link" text:visited-style-name="Visited_20_Internet_20_Link"><text:span text:style-name="T11">resource objects</text:span></text:a><text:span text:style-name="T33"> that are related to the primary data and/or each other (“included resources”).</text:span></text:p>
        </text:list-item>
      </text:list>
      <text:p text:style-name="P5"><text:span text:style-name="T33">If a document does not contain a top-level </text:span><text:span text:style-name="Source_20_Text"><text:span text:style-name="T16">data</text:span></text:span><text:span text:style-name="T33"> key, the </text:span><text:span text:style-name="Source_20_Text"><text:span text:style-name="T16">included</text:span></text:span><text:span text:style-name="T33"> member </text:span><text:span text:style-name="Strong_20_Emphasis"><text:span text:style-name="T2">MUST NOT</text:span></text:span><text:span text:style-name="T33"> be present either.</text:span></text:p>
      <text:p text:style-name="assert">Vgirol\JsonApiAssert<text:span text:style-name="T56">\Asserts\AssertStructure::assertHasValidTopLevelMembers($json)</text:span></text:p>
      <text:p text:style-name="P77">Vgirol\JsonApiAssert<text:span text:style-name="T56">\Asserts\AssertStructure::assertHasValidStructure($json)</text:span></text:p>
      <text:p text:style-name="P39">Vgirol\JsonApiAssert\Tests<text:span text:style-name="T57">\Asserts\TopLevelMembersTest::document_has_valid_top_level_members()</text:span></text:p>
      <text:p text:style-name="P39">Vgirol\JsonApiAssert\Tests<text:span text:style-name="T57">\Asserts\TopLevelMembersTest::document_has_not_valid_top_level_members()</text:span></text:p>
      <text:p text:style-name="P39">Vgirol\JsonApiAssert\Tests<text:span text:style-name="T57">\Asserts\AssertStructure::document_has_valid_structure</text:span></text:p>
      <text:p text:style-name="P39">Vgirol\JsonApiAssert\Tests<text:span text:style-name="T57">\Asserts\AssertStructure::document_has_not_valid_structure</text:span></text:p>
      <text:p text:style-name="P5"><text:span text:style-name="T33">The top-level </text:span><text:a xlink:type="simple" xlink:href="https://jsonapi.org/format/#document-links" text:style-name="Internet_20_link" text:visited-style-name="Visited_20_Internet_20_Link"><text:span text:style-name="T11">links object</text:span></text:a><text:span text:style-name="T33"> </text:span><text:span text:style-name="Strong_20_Emphasis"><text:span text:style-name="T2">MAY</text:span></text:span><text:span text:style-name="T33"> contain the following members:</text:span></text:p>
      <text:list xml:id="list1108309017" text:style-name="L3">
        <text:list-item>
          <text:p text:style-name="P106"><text:span text:style-name="Source_20_Text"><text:span text:style-name="T16">self</text:span></text:span><text:span text:style-name="T33">: the </text:span><text:a xlink:type="simple" xlink:href="https://jsonapi.org/format/#document-links" text:style-name="Internet_20_link" text:visited-style-name="Visited_20_Internet_20_Link"><text:span text:style-name="T11">link</text:span></text:a><text:span text:style-name="T33"> that generated the current response document.</text:span></text:p>
        </text:list-item>
        <text:list-item>
          <text:p text:style-name="P106"><text:span text:style-name="Source_20_Text"><text:span text:style-name="T16">related</text:span></text:span><text:span text:style-name="T33">: a </text:span><text:a xlink:type="simple" xlink:href="https://jsonapi.org/format/#document-resource-object-related-resource-links" text:style-name="Internet_20_link" text:visited-style-name="Visited_20_Internet_20_Link"><text:span text:style-name="T11">related resource link</text:span></text:a><text:span text:style-name="T33"> when the primary data represents a resource relationship.</text:span></text:p>
        </text:list-item>
        <text:list-item>
          <text:p text:style-name="P89"><text:a xlink:type="simple" xlink:href="https://jsonapi.org/format/#fetching-pagination" text:style-name="Internet_20_link" text:visited-style-name="Visited_20_Internet_20_Link"><text:span text:style-name="T11">pagination</text:span></text:a><text:span text:style-name="T33"> links for the primary data.</text:span></text:p>
        </text:list-item>
      </text:list>
      <text:p text:style-name="P76">Vgirol\JsonApiAssert<text:span text:style-name="T56">\Asserts\AssertStructure::assertIsValidTopLevelLinksMember($links)</text:span></text:p>
      <text:p text:style-name="P39">Vgirol\JsonApiAssert\Tests<text:span text:style-name="T57">\Asserts\AssertStructure::document_has_valid_structure</text:span></text:p>
      <text:p text:style-name="P39">Vgirol\JsonApiAssert\Tests<text:span text:style-name="T57">\Asserts\AssertStructure::document_has_not_valid_structure</text:span></text:p>
      <text:p text:style-name="P5">The document’s “primary data” is a representation of the resource or collection of resources targeted by a request.</text:p>
      <text:p text:style-name="P5"><text:span text:style-name="T33">Primary data </text:span><text:span text:style-name="Strong_20_Emphasis"><text:span text:style-name="T2">MUST</text:span></text:span><text:span text:style-name="T33"> be either:</text:span></text:p>
      <text:list xml:id="list4329105" text:style-name="L4">
        <text:list-item>
          <text:p text:style-name="P107"><text:span text:style-name="T33">a single </text:span><text:a xlink:type="simple" xlink:href="https://jsonapi.org/format/#document-resource-objects" text:style-name="Internet_20_link" text:visited-style-name="Visited_20_Internet_20_Link"><text:span text:style-name="T11">resource object</text:span></text:a><text:span text:style-name="T33">, a single </text:span><text:a xlink:type="simple" xlink:href="https://jsonapi.org/format/#document-resource-identifier-objects" text:style-name="Internet_20_link" text:visited-style-name="Visited_20_Internet_20_Link"><text:span text:style-name="T11">resource identifier object</text:span></text:a><text:span text:style-name="T33">, or </text:span><text:span text:style-name="Source_20_Text"><text:span text:style-name="T16">null</text:span></text:span><text:span text:style-name="T33">, for requests that target single resources</text:span></text:p>
        </text:list-item>
        <text:list-item>
          <text:p text:style-name="P90"><text:span text:style-name="T33">an array of </text:span><text:a xlink:type="simple" xlink:href="https://jsonapi.org/format/#document-resource-objects" text:style-name="Internet_20_link" text:visited-style-name="Visited_20_Internet_20_Link"><text:span text:style-name="T11">resource objects</text:span></text:a><text:span text:style-name="T33">, an array of </text:span><text:a xlink:type="simple" xlink:href="https://jsonapi.org/format/#document-resource-identifier-objects" text:style-name="Internet_20_link" text:visited-style-name="Visited_20_Internet_20_Link"><text:span text:style-name="T11">resource identifier objects</text:span></text:a><text:span text:style-name="T33">, or an empty array (</text:span><text:span text:style-name="Source_20_Text"><text:span text:style-name="T16">[]</text:span></text:span><text:span text:style-name="T33">), for requests that target resource collections</text:span></text:p>
        </text:list-item>
      </text:list>
      <text:p text:style-name="assert">Vgirol\JsonApiAssert<text:span text:style-name="T58">\Asserts\AssertStructure::assertIsValidPrimaryData($data)</text:span></text:p>
      <text:p text:style-name="P78">Vgirol\JsonApiAssert<text:span text:style-name="T56">\Asserts\AssertStructure::assertHasValidStructure($json)</text:span></text:p>
      <text:p text:style-name="P52">Vgirol\JsonApiAssert\Tests<text:span text:style-name="T57">\Asserts\PrimaryDataTest::single_resource_is_valid()</text:span></text:p>
      <text:p text:style-name="P52">Vgirol\JsonApiAssert\Tests<text:span text:style-name="T57">\Asserts\PrimaryDataTest::single_resource_is_not_valid()</text:span></text:p>
      <text:p text:style-name="P50">Vgirol\JsonApiAssert\Tests<text:span text:style-name="T59">\Asserts\ResourceCollectionTest::resource_collection_is_valid()</text:span></text:p>
      <text:p text:style-name="P51">Vgirol\JsonApiAssert\Tests<text:span text:style-name="T59">\Asserts\ResourceCollectionTest::resource_collection_is_not_valid()</text:span></text:p>
      <text:p text:style-name="P52">Vgirol\JsonApiAssert\Tests<text:span text:style-name="T57">\Asserts\PrimaryDataTest::primary_data_is_valid()</text:span></text:p>
      <text:p text:style-name="P52">Vgirol\JsonApiAssert\Tests<text:span text:style-name="T57">\Asserts\PrimaryDataTest::primary_data_is_not_valid()</text:span></text:p>
      <text:p text:style-name="P5">For example, the following primary data is a single resource object:</text:p>
      <text:p text:style-name="P20"><text:span text:style-name="Source_20_Text"><text:span text:style-name="T23">{</text:span></text:span></text:p>
      <text:p text:style-name="P22"><text:soft-page-break/><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30">//</text:span></text:span><text:span text:style-name="Source_20_Text"><text:span text:style-name="T29"> </text:span></text:span><text:span text:style-name="Source_20_Text"><text:span text:style-name="T30">...</text:span></text:span><text:span text:style-name="Source_20_Text"><text:span text:style-name="T29"> </text:span></text:span><text:span text:style-name="Source_20_Text"><text:span text:style-name="T30">this</text:span></text:span><text:span text:style-name="Source_20_Text"><text:span text:style-name="T29"> </text:span></text:span><text:span text:style-name="Source_20_Text"><text:span text:style-name="T30">article's</text:span></text:span><text:span text:style-name="Source_20_Text"><text:span text:style-name="T29"> </text:span></text:span><text:span text:style-name="Source_20_Text"><text:span text:style-name="T30">attributes</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30">//</text:span></text:span><text:span text:style-name="Source_20_Text"><text:span text:style-name="T29"> </text:span></text:span><text:span text:style-name="Source_20_Text"><text:span text:style-name="T30">...</text:span></text:span><text:span text:style-name="Source_20_Text"><text:span text:style-name="T29"> </text:span></text:span><text:span text:style-name="Source_20_Text"><text:span text:style-name="T30">this</text:span></text:span><text:span text:style-name="Source_20_Text"><text:span text:style-name="T29"> </text:span></text:span><text:span text:style-name="Source_20_Text"><text:span text:style-name="T30">article's</text:span></text:span><text:span text:style-name="Source_20_Text"><text:span text:style-name="T29"> </text:span></text:span><text:span text:style-name="Source_20_Text"><text:span text:style-name="T30">relationships</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he following primary data is a single <text:a xlink:type="simple" xlink:href="https://jsonapi.org/format/#document-resource-identifier-objects" text:style-name="Internet_20_link" text:visited-style-name="Visited_20_Internet_20_Link"><text:span text:style-name="T9">resource identifier object</text:span></text:a> that references the same resource:</text:p>
      <text:p text:style-name="P20"><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7"><text:span text:style-name="T33">A logical collection of resources </text:span><text:span text:style-name="Strong_20_Emphasis"><text:span text:style-name="T2">MUST</text:span></text:span><text:span text:style-name="T33"> be represented as an array, even if it only contains one item or is empty.</text:span></text:p>
      <text:p text:style-name="test">Vgirol\JsonApi\Tests\Feature<text:span text:style-name="T80">\JsonApiFetchingCollectionTest::fetching_empty_resource_collection</text:span></text:p>
      <text:p text:style-name="P67">Vgirol\JsonApi\Tests\Feature<text:span text:style-name="T80">\JsonApiFetchingCollectionTest::fetching_resource_collection</text:span></text:p>
      <text:h text:style-name="P19" text:outline-level="3"><text:bookmark text:name="auto-id--resource-objects"/><text:bookmark text:name="document-resource-objects"/>Resource Objects</text:h>
      <text:p text:style-name="P5">“Resource objects” appear in a JSON:API document to represent resources.</text:p>
      <text:p text:style-name="P5"><text:span text:style-name="T33">A resource object </text:span><text:span text:style-name="Strong_20_Emphasis"><text:span text:style-name="T2">MUST</text:span></text:span><text:span text:style-name="T33"> contain at least the following top-level members:</text:span></text:p>
      <text:list xml:id="list3779855986" text:style-name="L5">
        <text:list-item>
          <text:p text:style-name="P108"><text:span text:style-name="Source_20_Text"><text:span text:style-name="T16">id</text:span></text:span></text:p>
        </text:list-item>
        <text:list-item>
          <text:p text:style-name="P91"><text:span text:style-name="Source_20_Text"><text:span text:style-name="T16">type</text:span></text:span></text:p>
        </text:list-item>
      </text:list>
      <text:p text:style-name="P5">Exception: The <text:span text:style-name="Source_20_Text"><text:span text:style-name="T14">id</text:span></text:span> member is not required when the resource object originates at the client and represents a new resource to be created on the server.</text:p>
      <text:p text:style-name="P5"><text:span text:style-name="T33">In addition, a resource object </text:span><text:span text:style-name="Strong_20_Emphasis"><text:span text:style-name="T2">MAY</text:span></text:span><text:span text:style-name="T33"> contain any of these top-level members:</text:span></text:p>
      <text:list xml:id="list2714989186" text:style-name="L6">
        <text:list-item>
          <text:p text:style-name="P109"><text:span text:style-name="Source_20_Text"><text:span text:style-name="T16">attributes</text:span></text:span><text:span text:style-name="T33">: an </text:span><text:a xlink:type="simple" xlink:href="https://jsonapi.org/format/#document-resource-object-attributes" text:style-name="Internet_20_link" text:visited-style-name="Visited_20_Internet_20_Link"><text:span text:style-name="T11">attributes object</text:span></text:a><text:span text:style-name="T33"> representing some of the resource’s data.</text:span></text:p>
        </text:list-item>
        <text:list-item>
          <text:p text:style-name="P109"><text:span text:style-name="Source_20_Text"><text:span text:style-name="T16">relationships</text:span></text:span><text:span text:style-name="T33">: a </text:span><text:a xlink:type="simple" xlink:href="https://jsonapi.org/format/#document-resource-object-relationships" text:style-name="Internet_20_link" text:visited-style-name="Visited_20_Internet_20_Link"><text:span text:style-name="T11">relationships object</text:span></text:a><text:span text:style-name="T33"> describing relationships between the resource and other JSON:API resources.</text:span></text:p>
        </text:list-item>
        <text:list-item>
          <text:p text:style-name="P109"><text:span text:style-name="Source_20_Text"><text:span text:style-name="T16">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links related to the resource.</text:span></text:p>
        </text:list-item>
        <text:list-item>
          <text:p text:style-name="P92"><text:soft-page-break/><text:span text:style-name="Source_20_Text"><text:span text:style-name="T16">meta</text:span></text:span><text:span text:style-name="T33">: a </text:span><text:a xlink:type="simple" xlink:href="https://jsonapi.org/format/#document-meta" text:style-name="Internet_20_link" text:visited-style-name="Visited_20_Internet_20_Link"><text:span text:style-name="T11">meta object</text:span></text:a><text:span text:style-name="T33"> containing non-standard meta-information about a resource that can not be represented as an attribute or relationship.</text:span></text:p>
        </text:list-item>
      </text:list>
      <text:p text:style-name="assert">Vgirol\JsonApiAssert<text:span text:style-name="T48">\Asserts\AssertResourceObject::assertResourceObjectHasValidTopLevelStructure($resource)</text:span></text:p>
      <text:p text:style-name="P74">Vgirol\JsonApiAssert<text:span text:style-name="T48">\Asserts\AssertResourceObject::assertIsValidResourceObject($resource)</text:span></text:p>
      <text:p text:style-name="test">Vgirol\JsonApiAssert\Tests<text:span text:style-name="T48">\Asserts\ResourceObjectTest::resource_has_valid_top_level_structure</text:span></text:p>
      <text:p text:style-name="P30">Vgirol\JsonApiAssert\Tests<text:span text:style-name="T48">\Asserts\ResourceObjectTest::resource_has_not_valid_top_level_structure</text:span></text:p>
      <text:p text:style-name="P37">Vgirol\JsonApiAssert\Tests<text:span text:style-name="T48">\Asserts\ResourceObjectTest::resource_object_is_valid</text:span></text:p>
      <text:p text:style-name="P37">Vgirol\JsonApiAssert\Tests<text:span text:style-name="T48">\Asserts\ResourceObjectTest::resource_object_is_not_valid</text:span></text:p>
      <text:p text:style-name="P5">Here’s how an article (i.e. a resource of type “articles”) might appear in a document:</text:p>
      <text:p text:style-name="P20"><text:span text:style-name="Source_20_Text"><text:span text:style-name="T30">//</text:span></text:span><text:span text:style-name="Source_20_Text"><text:span text:style-name="T29"> </text:span></text:span><text:span text:style-name="Source_20_Text"><text:span text:style-name="T30">...</text:span></text:span></text:p>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22"><text:span text:style-name="Source_20_Text"><text:span text:style-name="T22"><text:s text:c="8"/></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3">}</text:span></text:span></text:p>
      <text:p text:style-name="P21"><text:span text:style-name="Source_20_Text"><text:span text:style-name="T30">//</text:span></text:span><text:span text:style-name="Source_20_Text"><text:span text:style-name="T29"> </text:span></text:span><text:span text:style-name="Source_20_Text"><text:span text:style-name="T30">...</text:span></text:span></text:p>
      <text:h text:style-name="P17" text:outline-level="4"><text:bookmark text:name="auto-id--identification"/><text:bookmark text:name="document-resource-object-identification"/>Identification</text:h>
      <text:p text:style-name="P5"><text:span text:style-name="T33">Every </text:span><text:a xlink:type="simple" xlink:href="https://jsonapi.org/format/#document-resource-objects" text:style-name="Internet_20_link" text:visited-style-name="Visited_20_Internet_20_Link"><text:span text:style-name="T11">resource object</text:span></text:a><text:span text:style-name="T33"> </text:span><text:span text:style-name="Strong_20_Emphasis"><text:span text:style-name="T2">MUST</text:span></text:span><text:span text:style-name="T33"> contain an </text:span><text:span text:style-name="Source_20_Text"><text:span text:style-name="T16">id</text:span></text:span><text:span text:style-name="T33"> member and a </text:span><text:span text:style-name="Source_20_Text"><text:span text:style-name="T16">type</text:span></text:span><text:span text:style-name="T33"> member. The values of the </text:span><text:span text:style-name="Source_20_Text"><text:span text:style-name="T16">id</text:span></text:span><text:span text:style-name="T33">and </text:span><text:span text:style-name="Source_20_Text"><text:span text:style-name="T16">type</text:span></text:span><text:span text:style-name="T33"> members </text:span><text:span text:style-name="Strong_20_Emphasis"><text:span text:style-name="T2">MUST</text:span></text:span><text:span text:style-name="T33"> be strings.</text:span></text:p>
      <text:p text:style-name="assert">Vgirol\JsonApiAssert<text:span text:style-name="T48">\Asserts\AssertResourceObject::assertResourceIdMember($resource)</text:span></text:p>
      <text:p text:style-name="assert">Vgirol\JsonApiAssert<text:span text:style-name="T48">\Asserts\AssertResourceObject::assertResourceTypeMember($resource)</text:span></text:p>
      <text:p text:style-name="test">Vgirol\JsonApiAssert\Tests<text:span text:style-name="T49">\Asserts\ResourceObjectTest::resource_id_member_is_valid</text:span></text:p>
      <text:p text:style-name="P31">Vgirol\JsonApiAssert\Tests<text:span text:style-name="T49">\Asserts\ResourceObjectTest::resource_id_member_is_not_valid</text:span></text:p>
      <text:p text:style-name="P32">Vgirol\JsonApiAssert\Tests<text:span text:style-name="T49">\Asserts\ResourceObjectTest::resource_type_member_is_valid</text:span></text:p>
      <text:p text:style-name="P32">Vgirol\JsonApiAssert\Tests<text:span text:style-name="T49">\Asserts\ResourceObjectTest::resource_type_member_is_not_valid</text:span></text:p>
      <text:p text:style-name="P5"><text:span text:style-name="T44">Within a given API, each resource object’s </text:span><text:span text:style-name="Source_20_Text"><text:span text:style-name="T18">type</text:span></text:span><text:span text:style-name="T44"> and </text:span><text:span text:style-name="Source_20_Text"><text:span text:style-name="T18">id</text:span></text:span><text:span text:style-name="T44"> pair </text:span><text:span text:style-name="Strong_20_Emphasis"><text:span text:style-name="T4">MUST</text:span></text:span><text:span text:style-name="T44"> identify a single, unique resource. </text:span>(The set of URIs controlled by a server, or multiple servers acting as one, constitute an API.)</text:p>
      <text:p text:style-name="P5"><text:soft-page-break/>The <text:span text:style-name="Source_20_Text"><text:span text:style-name="T14">type</text:span></text:span> member is used to describe <text:a xlink:type="simple" xlink:href="https://jsonapi.org/format/#document-resource-objects" text:style-name="Internet_20_link" text:visited-style-name="Visited_20_Internet_20_Link"><text:span text:style-name="T9">resource objects</text:span></text:a> that share common attributes and relationships.</text:p>
      <text:p text:style-name="P5"><text:span text:style-name="T33">The values of </text:span><text:span text:style-name="Source_20_Text"><text:span text:style-name="T16">type</text:span></text:span><text:span text:style-name="T33"> members </text:span><text:span text:style-name="Strong_20_Emphasis"><text:span text:style-name="T2">MUST</text:span></text:span><text:span text:style-name="T33"> adhere to the same constraints as </text:span><text:a xlink:type="simple" xlink:href="https://jsonapi.org/format/#document-member-names" text:style-name="Internet_20_link" text:visited-style-name="Visited_20_Internet_20_Link"><text:span text:style-name="T11">member names</text:span></text:a><text:span text:style-name="T33">.</text:span></text:p>
      <text:p text:style-name="P71">Vgirol\JsonApiAssert<text:span text:style-name="T48">\Asserts\AssertResourceObject::assertResourceTypeMember($resource)</text:span></text:p>
      <text:p text:style-name="P32">Vgirol\JsonApiAssert\Tests<text:span text:style-name="T49">\Asserts\ResourceObjectTest::resource_type_member_is_valid</text:span></text:p>
      <text:p text:style-name="P32">Vgirol\JsonApiAssert\Tests<text:span text:style-name="T49">\Asserts\ResourceObjectTest::resource_type_member_is_not_valid</text:span></text:p>
      <text:p text:style-name="P3"><text:span text:style-name="T31">Note: This spec is agnostic about inflection rules, so the value of </text:span><text:span text:style-name="Source_20_Text"><text:span text:style-name="T32">type</text:span></text:span><text:span text:style-name="T31"> can be either plural or singular. However, the same value should be used consistently throughout an implementation.</text:span></text:p>
      <text:h text:style-name="P17" text:outline-level="4"><text:bookmark text:name="auto-id--fields"/><text:bookmark text:name="document-resource-object-fields"/>Fields</text:h>
      <text:p text:style-name="P5">A resource object’s <text:a xlink:type="simple" xlink:href="https://jsonapi.org/format/#document-resource-object-attributes" text:style-name="Internet_20_link" text:visited-style-name="Visited_20_Internet_20_Link"><text:span text:style-name="T9">attributes</text:span></text:a> and its <text:a xlink:type="simple" xlink:href="https://jsonapi.org/format/#document-resource-object-relationships" text:style-name="Internet_20_link" text:visited-style-name="Visited_20_Internet_20_Link"><text:span text:style-name="T9">relationships</text:span></text:a> are collectively called its “<text:a xlink:type="simple" xlink:href="https://jsonapi.org/format/#document-resource-object-fields" text:style-name="Internet_20_link" text:visited-style-name="Visited_20_Internet_20_Link"><text:span text:style-name="T9">fields</text:span></text:a>”.</text:p>
      <text:p text:style-name="P5"><text:span text:style-name="T33">Fields for a </text:span><text:a xlink:type="simple" xlink:href="https://jsonapi.org/format/#document-resource-objects" text:style-name="Internet_20_link" text:visited-style-name="Visited_20_Internet_20_Link"><text:span text:style-name="T11">resource object</text:span></text:a><text:span text:style-name="T33"> </text:span><text:span text:style-name="Strong_20_Emphasis"><text:span text:style-name="T2">MUST</text:span></text:span><text:span text:style-name="T33"> share a common namespace with each other and with </text:span><text:span text:style-name="Source_20_Text"><text:span text:style-name="T16">type</text:span></text:span><text:span text:style-name="T33"> and </text:span><text:span text:style-name="Source_20_Text"><text:span text:style-name="T16">id</text:span></text:span><text:span text:style-name="T33">. In other words, a resource can not have an attribute and relationship with the same name, nor can it have an attribute or relationship named </text:span><text:span text:style-name="Source_20_Text"><text:span text:style-name="T16">type</text:span></text:span><text:span text:style-name="T33"> or </text:span><text:span text:style-name="Source_20_Text"><text:span text:style-name="T16">id</text:span></text:span><text:span text:style-name="T33">.</text:span></text:p>
      <text:p text:style-name="assert">Vgirol\JsonApiAssert<text:span text:style-name="T54">\Asserts\AssertResourceObject::assertValidFields($resource)</text:span></text:p>
      <text:p text:style-name="P75">Vgirol\JsonApiAssert<text:span text:style-name="T54">\Asserts\AssertResourceObject::assertIsNotForbiddenFieldName($name)</text:span></text:p>
      <text:p text:style-name="test">Vgirol\JsonApiAssert\Tests<text:span text:style-name="T55">\Asserts\ResourceObjectTest::resource_field_is_valid</text:span></text:p>
      <text:p text:style-name="P38">Vgirol\JsonApiAssert\Tests<text:span text:style-name="T55">\Asserts\ResourceObjectTest::resource_field_is_not_valid</text:span></text:p>
      <text:h text:style-name="P17" text:outline-level="4"><text:bookmark text:name="auto-id--attributes"/><text:bookmark text:name="document-resource-object-attributes"/>Attributes</text:h>
      <text:p text:style-name="P5"><text:span text:style-name="T33">The value of the </text:span><text:span text:style-name="Source_20_Text"><text:span text:style-name="T16">attributes</text:span></text:span><text:span text:style-name="T33"> key </text:span><text:span text:style-name="Strong_20_Emphasis"><text:span text:style-name="T2">MUST</text:span></text:span><text:span text:style-name="T33">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9">resource object</text:span></text:a> in which it’s defined.</text:p>
      <text:p text:style-name="P5">Attributes may contain any valid JSON value.</text:p>
      <text:p text:style-name="P5">Complex data structures involving JSON objects and arrays are allowed as attribute values. <text:span text:style-name="T33">However, any object that constitutes or is contained in an attribute </text:span><text:span text:style-name="Strong_20_Emphasis"><text:span text:style-name="T2">MUST NOT</text:span></text:span><text:span text:style-name="T33"> contain a </text:span><text:span text:style-name="Source_20_Text"><text:span text:style-name="T16">relationships</text:span></text:span><text:span text:style-name="T33"> or </text:span><text:span text:style-name="Source_20_Text"><text:span text:style-name="T16">links</text:span></text:span><text:span text:style-name="T33"> member, as those members are reserved by this specification for future use.</text:span></text:p>
      <text:p text:style-name="assert"><text:soft-page-break/>Vgirol\JsonApiAssert<text:span text:style-name="T43">\Asserts\AssertMemberName::assertFieldHasNoForbiddenMemberName($field)</text:span></text:p>
      <text:p text:style-name="P70">Vgirol\JsonApiAssert<text:span text:style-name="T43">\Asserts\AssertMemberName::assertIsNotForbiddenMemberName($name)</text:span></text:p>
      <text:p text:style-name="P70">Vgirol\JsonApiAssert<text:span text:style-name="T47">\Asserts\AssertAttributesObject::assertIsValidAttributesObject($attributes)</text:span></text:p>
      <text:p text:style-name="test">Vgirol\JsonApiAssert\Tests<text:span text:style-name="T43">\Asserts\MemberNameTest::member_name_is_not_forbidden</text:span></text:p>
      <text:p text:style-name="P28">Vgirol\JsonApiAssert\Tests<text:span text:style-name="T43">\Asserts\MemberNameTest::member_name_is_forbidden</text:span></text:p>
      <text:p text:style-name="P28">Vgirol\JsonApiAssert\Tests<text:span text:style-name="T47">\Asserts\AttributesObjectTest::attributes_object_is_valid</text:span></text:p>
      <text:p text:style-name="P29">Vgirol\JsonApiAssert\Tests<text:span text:style-name="T47">\Asserts\AttributesObjectTest::attributes_object_is_not_valid</text:span></text:p>
      <text:p text:style-name="P5"><text:span text:style-name="T44">Although has-one foreign keys (e.g. </text:span><text:span text:style-name="Source_20_Text"><text:span text:style-name="T18">author_id</text:span></text:span><text:span text:style-name="T44">) are often stored internally alongside other information to be represented in a resource object, these keys </text:span><text:span text:style-name="Strong_20_Emphasis"><text:span text:style-name="T4">SHOULD NOT</text:span></text:span><text:span text:style-name="T44"> appear as attributes.</text:span></text:p>
      <text:p text:style-name="P3"><text:span text:style-name="T31">Note: See </text:span><text:a xlink:type="simple" xlink:href="https://jsonapi.org/format/#document-resource-object-fields" text:style-name="Internet_20_link" text:visited-style-name="Visited_20_Internet_20_Link"><text:span text:style-name="T9">fields</text:span></text:a><text:span text:style-name="T31"> and </text:span><text:a xlink:type="simple" xlink:href="https://jsonapi.org/format/#document-member-names" text:style-name="Internet_20_link" text:visited-style-name="Visited_20_Internet_20_Link"><text:span text:style-name="T9">member names</text:span></text:a><text:span text:style-name="T31"> for more restrictions on this container.</text:span></text:p>
      <text:h text:style-name="P17" text:outline-level="4"><text:bookmark text:name="auto-id--relationships"/><text:bookmark text:name="document-resource-object-relationships"/>Relationships</text:h>
      <text:p text:style-name="P5"><text:span text:style-name="T33">The value of the </text:span><text:span text:style-name="Source_20_Text"><text:span text:style-name="T16">relationships</text:span></text:span><text:span text:style-name="T33"> key </text:span><text:span text:style-name="Strong_20_Emphasis"><text:span text:style-name="T2">MUST</text:span></text:span><text:span text:style-name="T33"> be an object (a “relationships object”).</text:span> Members of the relationships object (“relationships”) represent references from the <text:a xlink:type="simple" xlink:href="https://jsonapi.org/format/#document-resource-objects" text:style-name="Internet_20_link" text:visited-style-name="Visited_20_Internet_20_Link"><text:span text:style-name="T9">resource object</text:span></text:a> in which it’s defined to other resource objects.</text:p>
      <text:p text:style-name="P5">Relationships may be to-one or to-many.</text:p>
      <text:p text:style-name="P5"><text:bookmark text:name="document-resource-object-relationships-relationship-object"/><text:span text:style-name="T33">A “relationship object” </text:span><text:span text:style-name="Strong_20_Emphasis"><text:span text:style-name="T2">MUST</text:span></text:span><text:span text:style-name="T33"> contain at least one of the following:</text:span></text:p>
      <text:list xml:id="list322269019" text:style-name="L7">
        <text:list-item>
          <text:p text:style-name="P110"><text:span text:style-name="Source_20_Text"><text:span text:style-name="T16">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at least one of the following:</text:span></text:p>
          <text:list>
            <text:list-item>
              <text:p text:style-name="P110"><text:span text:style-name="Source_20_Text"><text:span text:style-name="T16">self</text:span></text:span><text:span text:style-name="T33">: a link for the relationship itself (a “relationship link”). This link allows the client to directly manipulate the relationship. For example, removing an </text:span><text:span text:style-name="Source_20_Text"><text:span text:style-name="T16">author</text:span></text:span><text:span text:style-name="T33"> through an </text:span><text:span text:style-name="Source_20_Text"><text:span text:style-name="T16">article</text:span></text:span><text:span text:style-name="T33">’s relationship URL would disconnect the person from the </text:span><text:span text:style-name="Source_20_Text"><text:span text:style-name="T16">article</text:span></text:span><text:span text:style-name="T33"> without deleting the </text:span><text:span text:style-name="Source_20_Text"><text:span text:style-name="T16">people</text:span></text:span><text:span text:style-name="T33"> resource itself. When fetched successfully, this link returns the </text:span><text:a xlink:type="simple" xlink:href="https://jsonapi.org/format/#document-resource-object-linkage" text:style-name="Internet_20_link" text:visited-style-name="Visited_20_Internet_20_Link"><text:span text:style-name="T11">linkage</text:span></text:a><text:span text:style-name="T33"> for the related resources as its primary data. (See </text:span><text:a xlink:type="simple" xlink:href="https://jsonapi.org/format/#fetching-relationships" text:style-name="Internet_20_link" text:visited-style-name="Visited_20_Internet_20_Link"><text:span text:style-name="T11">Fetching Relationships</text:span></text:a><text:span text:style-name="T33">.)</text:span></text:p>
            </text:list-item>
            <text:list-item>
              <text:p text:style-name="P110"><text:span text:style-name="Source_20_Text"><text:span text:style-name="T16">related</text:span></text:span><text:span text:style-name="T33">: a </text:span><text:a xlink:type="simple" xlink:href="https://jsonapi.org/format/#document-resource-object-related-resource-links" text:style-name="Internet_20_link" text:visited-style-name="Visited_20_Internet_20_Link"><text:span text:style-name="T11">related resource link</text:span></text:a></text:p>
            </text:list-item>
          </text:list>
        </text:list-item>
        <text:list-item>
          <text:p text:style-name="P110"><text:span text:style-name="Source_20_Text"><text:span text:style-name="T16">data</text:span></text:span><text:span text:style-name="T33">: </text:span><text:a xlink:type="simple" xlink:href="https://jsonapi.org/format/#document-resource-object-linkage" text:style-name="Internet_20_link" text:visited-style-name="Visited_20_Internet_20_Link"><text:span text:style-name="T11">resource linkage</text:span></text:a></text:p>
        </text:list-item>
        <text:list-item>
          <text:p text:style-name="P93"><text:span text:style-name="Source_20_Text"><text:span text:style-name="T16">meta</text:span></text:span><text:span text:style-name="T33">: a </text:span><text:a xlink:type="simple" xlink:href="https://jsonapi.org/format/#document-meta" text:style-name="Internet_20_link" text:visited-style-name="Visited_20_Internet_20_Link"><text:span text:style-name="T11">meta object</text:span></text:a><text:span text:style-name="T33"> that contains non-standard meta-information about the relationship.</text:span></text:p>
        </text:list-item>
      </text:list>
      <text:p text:style-name="P5"><text:span text:style-name="T33">A relationship object that represents a to-many relationship </text:span><text:span text:style-name="Strong_20_Emphasis"><text:span text:style-name="T2">MAY</text:span></text:span><text:span text:style-name="T33"> also contain </text:span><text:a xlink:type="simple" xlink:href="https://jsonapi.org/format/#fetching-pagination" text:style-name="Internet_20_link" text:visited-style-name="Visited_20_Internet_20_Link"><text:span text:style-name="T11">pagination</text:span></text:a><text:span text:style-name="T33"> links under the </text:span><text:span text:style-name="Source_20_Text"><text:span text:style-name="T16">links</text:span></text:span><text:span text:style-name="T33"> member, as described below. Any </text:span><text:a xlink:type="simple" xlink:href="https://jsonapi.org/format/#fetching-pagination" text:style-name="Internet_20_link" text:visited-style-name="Visited_20_Internet_20_Link"><text:span text:style-name="T11">pagination</text:span></text:a><text:span text:style-name="T33"> links in a relationship object </text:span><text:span text:style-name="Strong_20_Emphasis"><text:span text:style-name="T2">MUST</text:span></text:span><text:span text:style-name="T33"> paginate the relationship data, not the related resources.</text:span></text:p>
      <text:p text:style-name="assert">Vgirol\JsonApiAssert<text:span text:style-name="T52">\Asserts\AssertRelationshipsObject::assertIsValidRelationshipsObject($relationships)</text:span></text:p>
      <text:p text:style-name="P73">Vgirol\JsonApiAssert<text:span text:style-name="T52">\Asserts\AssertRelationshipsObject::assertIsValidRelationshipObject($relationship)</text:span></text:p>
      <text:p text:style-name="P72">Vgirol\JsonApiAssert<text:span text:style-name="T52">\Asserts\AssertRelationshipsObject::assertIsValidRelationshipLinksObject($data, $withPagination)</text:span></text:p>
      <text:p text:style-name="P35"><text:soft-page-break/>Vgirol\JsonApiAssert\Tests<text:span text:style-name="T51">\Asserts\RelationshipsObjectTest::relationships_object_is_valid</text:span></text:p>
      <text:p text:style-name="P35">Vgirol\JsonApiAssert\Tests<text:span text:style-name="T51">\Asserts\RelationshipsObjectTest::relationships_object_is_not_valid</text:span></text:p>
      <text:p text:style-name="P35">Vgirol\JsonApiAssert\Tests<text:span text:style-name="T51">\Asserts\RelationshipsObjectTest::relationship_object_is_valid</text:span></text:p>
      <text:p text:style-name="P35">Vgirol\JsonApiAssert\Tests<text:span text:style-name="T51">\Asserts\RelationshipsObjectTest::relationship_object_is_not_valid</text:span></text:p>
      <text:p text:style-name="P4"><text:span text:style-name="T31">Note: See </text:span><text:a xlink:type="simple" xlink:href="https://jsonapi.org/format/#document-resource-object-fields" text:style-name="Internet_20_link" text:visited-style-name="Visited_20_Internet_20_Link"><text:span text:style-name="T9">fields</text:span></text:a><text:span text:style-name="T31"> and </text:span><text:a xlink:type="simple" xlink:href="https://jsonapi.org/format/#document-member-names" text:style-name="Internet_20_link" text:visited-style-name="Visited_20_Internet_20_Link"><text:span text:style-name="T9">member names</text:span></text:a><text:span text:style-name="T31"> for more restrictions on this container.</text:span></text:p>
      <text:h text:style-name="P17" text:outline-level="4"><text:bookmark text:name="auto-id--related-resource-links"/><text:bookmark text:name="document-resource-object-related-resource-links"/>Related Resource Links</text:h>
      <text:p text:style-name="P5">A “related resource link” provides access to <text:a xlink:type="simple" xlink:href="https://jsonapi.org/format/#document-resource-objects" text:style-name="Internet_20_link" text:visited-style-name="Visited_20_Internet_20_Link"><text:span text:style-name="T9">resource objects</text:span></text:a> <text:a xlink:type="simple" xlink:href="https://jsonapi.org/format/#document-links" text:style-name="Internet_20_link" text:visited-style-name="Visited_20_Internet_20_Link"><text:span text:style-name="T9">linked</text:span></text:a> in a <text:a xlink:type="simple" xlink:href="https://jsonapi.org/format/#document-resource-object-relationships" text:style-name="Internet_20_link" text:visited-style-name="Visited_20_Internet_20_Link"><text:span text:style-name="T9">relationship</text:span></text:a>. When fetched, the related resource object(s) are returned as the response’s primary data.</text:p>
      <text:p text:style-name="P5">For example, an <text:span text:style-name="Source_20_Text"><text:span text:style-name="T14">article</text:span></text:span>’s <text:span text:style-name="Source_20_Text"><text:span text:style-name="T14">comments</text:span></text:span> <text:a xlink:type="simple" xlink:href="https://jsonapi.org/format/#document-resource-object-relationships" text:style-name="Internet_20_link" text:visited-style-name="Visited_20_Internet_20_Link"><text:span text:style-name="T9">relationship</text:span></text:a> could specify a <text:a xlink:type="simple" xlink:href="https://jsonapi.org/format/#document-links" text:style-name="Internet_20_link" text:visited-style-name="Visited_20_Internet_20_Link"><text:span text:style-name="T9">link</text:span></text:a> that returns a collection of comment <text:a xlink:type="simple" xlink:href="https://jsonapi.org/format/#document-resource-objects" text:style-name="Internet_20_link" text:visited-style-name="Visited_20_Internet_20_Link"><text:span text:style-name="T9">resource objects</text:span></text:a> when retrieved through a <text:span text:style-name="Source_20_Text"><text:span text:style-name="T14">GET</text:span></text:span> request.</text:p>
      <text:p text:style-name="P5">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17" text:outline-level="4"><text:bookmark text:name="auto-id--resource-linkage"/><text:bookmark text:name="document-resource-object-linkage"/>Resource Linkage</text:h>
      <text:p text:style-name="P5">Resource linkage in a <text:a xlink:type="simple" xlink:href="https://jsonapi.org/format/#document-compound-documents" text:style-name="Internet_20_link" text:visited-style-name="Visited_20_Internet_20_Link"><text:span text:style-name="T9">compound document</text:span></text:a> allows a client to link together all of the included <text:a xlink:type="simple" xlink:href="https://jsonapi.org/format/#document-resource-objects" text:style-name="Internet_20_link" text:visited-style-name="Visited_20_Internet_20_Link"><text:span text:style-name="T9">resource objects</text:span></text:a> without having to <text:span text:style-name="Source_20_Text"><text:span text:style-name="T14">GET</text:span></text:span> any URLs via <text:a xlink:type="simple" xlink:href="https://jsonapi.org/format/#document-links" text:style-name="Internet_20_link" text:visited-style-name="Visited_20_Internet_20_Link"><text:span text:style-name="T9">links</text:span></text:a>.</text:p>
      <text:p text:style-name="P5"><text:span text:style-name="T33">Resource linkage </text:span><text:span text:style-name="Strong_20_Emphasis"><text:span text:style-name="T2">MUST</text:span></text:span><text:span text:style-name="T33"> be represented as one of the following:</text:span></text:p>
      <text:list xml:id="list1770348091" text:style-name="L8">
        <text:list-item>
          <text:p text:style-name="P111"><text:span text:style-name="Source_20_Text"><text:span text:style-name="T16">null</text:span></text:span><text:span text:style-name="T33"> for empty to-one relationships.</text:span></text:p>
        </text:list-item>
        <text:list-item>
          <text:p text:style-name="P111"><text:span text:style-name="T33">an empty array (</text:span><text:span text:style-name="Source_20_Text"><text:span text:style-name="T16">[]</text:span></text:span><text:span text:style-name="T33">) for empty to-many relationships.</text:span></text:p>
        </text:list-item>
        <text:list-item>
          <text:p text:style-name="P111"><text:span text:style-name="T33">a single </text:span><text:a xlink:type="simple" xlink:href="https://jsonapi.org/format/#document-resource-identifier-objects" text:style-name="Internet_20_link" text:visited-style-name="Visited_20_Internet_20_Link"><text:span text:style-name="T11">resource identifier object</text:span></text:a><text:span text:style-name="T33"> for non-empty to-one relationships.</text:span></text:p>
        </text:list-item>
        <text:list-item>
          <text:p text:style-name="P94"><text:span text:style-name="T33">an array of </text:span><text:a xlink:type="simple" xlink:href="https://jsonapi.org/format/#document-resource-identifier-objects" text:style-name="Internet_20_link" text:visited-style-name="Visited_20_Internet_20_Link"><text:span text:style-name="T11">resource identifier objects</text:span></text:a><text:span text:style-name="T33"> for non-empty to-many relationships.</text:span></text:p>
        </text:list-item>
      </text:list>
      <text:p text:style-name="assert">Vgirol\JsonApiAssert<text:span text:style-name="T51">\Asserts\AssertRelationshipsObject::assertIsValidResourceLinkage($data)</text:span></text:p>
      <text:p text:style-name="test">Vgirol\JsonApiAssert\Tests<text:span text:style-name="T51">\Asserts\RelationshipsObjectTest::resource_linkage_is_valid</text:span></text:p>
      <text:p text:style-name="P34">Vgirol\JsonApiAssert\Tests<text:span text:style-name="T51">\Asserts\RelationshipsObjectTest::resource_linkage_is_not_valid</text:span></text:p>
      <text:p text:style-name="P2">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5"><text:soft-page-break/>For example, the following article is associated with an <text:span text:style-name="Source_20_Text"><text:span text:style-name="T14">author</text:span></text:span>:</text:p>
      <text:p text:style-name="P20"><text:span text:style-name="Source_20_Text"><text:span text:style-name="T30">//</text:span></text:span><text:span text:style-name="Source_20_Text"><text:span text:style-name="T29"> </text:span></text:span><text:span text:style-name="Source_20_Text"><text:span text:style-name="T30">...</text:span></text:span></text:p>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author"</text:span></text:span><text:span text:style-name="Source_20_Text"><text:span text:style-name="T23">,</text:span></text:span></text:p>
      <text:p text:style-name="P22"><text:span text:style-name="Source_20_Text"><text:span text:style-name="T22"><text:s text:c="8"/></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3">}</text:span></text:span></text:p>
      <text:p text:style-name="P21"><text:span text:style-name="Source_20_Text"><text:span text:style-name="T30">//</text:span></text:span><text:span text:style-name="Source_20_Text"><text:span text:style-name="T29"> </text:span></text:span><text:span text:style-name="Source_20_Text"><text:span text:style-name="T30">...</text:span></text:span></text:p>
      <text:p text:style-name="P5">The <text:span text:style-name="Source_20_Text"><text:span text:style-name="T14">author</text:span></text:span> relationship includes a link for the relationship itself (which allows the client to change the related author directly), a related resource link to fetch the resource objects, and linkage information.</text:p>
      <text:h text:style-name="P17" text:outline-level="4"><text:bookmark text:name="auto-id--resource-links"/><text:bookmark text:name="document-resource-object-links"/>Resource Links</text:h>
      <text:p text:style-name="P5">The optional <text:span text:style-name="Source_20_Text"><text:span text:style-name="T14">links</text:span></text:span> member within each <text:a xlink:type="simple" xlink:href="https://jsonapi.org/format/#document-resource-objects" text:style-name="Internet_20_link" text:visited-style-name="Visited_20_Internet_20_Link"><text:span text:style-name="T9">resource object</text:span></text:a> contains <text:a xlink:type="simple" xlink:href="https://jsonapi.org/format/#document-links" text:style-name="Internet_20_link" text:visited-style-name="Visited_20_Internet_20_Link"><text:span text:style-name="T9">links</text:span></text:a> related to the resource.</text:p>
      <text:p text:style-name="P5"><text:span text:style-name="T33">If present, this links object </text:span><text:span text:style-name="Strong_20_Emphasis"><text:span text:style-name="T2">MAY</text:span></text:span><text:span text:style-name="T33"> contain a </text:span><text:span text:style-name="Source_20_Text"><text:span text:style-name="T16">self</text:span></text:span><text:span text:style-name="T33"> </text:span><text:a xlink:type="simple" xlink:href="https://jsonapi.org/format/#document-links" text:style-name="Internet_20_link" text:visited-style-name="Visited_20_Internet_20_Link"><text:span text:style-name="T11">link</text:span></text:a><text:span text:style-name="T33"> that identifies the resource represented by the resource object.</text:span></text:p>
      <text:p text:style-name="assert">Vgirol\JsonApiAssert<text:span text:style-name="T53">\Asserts\AssertResourceObject::</text:span>assertIsValidResourceLinksObject($data)</text:p>
      <text:p text:style-name="P36">Vgirol\JsonApiAssert\Tests<text:span text:style-name="T51">\Asserts\ResourceObjectTest::resource_object_is_valid</text:span></text:p>
      <text:p text:style-name="P36">Vgirol\JsonApiAssert\Tests<text:span text:style-name="T51">\Asserts\ResourceObjectTest::resource_object_is_not_valid</text:span></text:p>
      <text:p text:style-name="P20"><text:span text:style-name="Source_20_Text"><text:span text:style-name="T30">//</text:span></text:span><text:span text:style-name="Source_20_Text"><text:span text:style-name="T29"> </text:span></text:span><text:span text:style-name="Source_20_Text"><text:span text:style-name="T30">...</text:span></text:span></text:p>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22"><text:soft-page-break/><text:span text:style-name="Source_20_Text"><text:span text:style-name="T22"><text:s text:c="2"/></text:span></text:span><text:span text:style-name="Source_20_Text"><text:span text:style-name="T23">}</text:span></text:span></text:p>
      <text:p text:style-name="P22"><text:span text:style-name="Source_20_Text"><text:span text:style-name="T23">}</text:span></text:span></text:p>
      <text:p text:style-name="P21"><text:span text:style-name="Source_20_Text"><text:span text:style-name="T30">//</text:span></text:span><text:span text:style-name="Source_20_Text"><text:span text:style-name="T29"> </text:span></text:span><text:span text:style-name="Source_20_Text"><text:span text:style-name="T30">...</text:span></text:span></text:p>
      <text:p text:style-name="P5">A server <text:span text:style-name="Strong_20_Emphasis"><text:span text:style-name="T1">MUST</text:span></text:span> respond to a <text:span text:style-name="Source_20_Text"><text:span text:style-name="T14">GET</text:span></text:span> request to the specified URL with a response that includes the resource as the primary data.</text:p>
      <text:h text:style-name="P19" text:outline-level="3"><text:bookmark text:name="auto-id--resource-identifier-objects"/><text:bookmark text:name="document-resource-identifier-objects"/>Resource Identifier Objects</text:h>
      <text:p text:style-name="P5">A “resource identifier object” is an object that identifies an individual resource.</text:p>
      <text:p text:style-name="P5"><text:span text:style-name="T33">A “resource identifier object” </text:span><text:span text:style-name="Strong_20_Emphasis"><text:span text:style-name="T2">MUST</text:span></text:span><text:span text:style-name="T33"> contain </text:span><text:span text:style-name="Source_20_Text"><text:span text:style-name="T16">type</text:span></text:span><text:span text:style-name="T33"> and </text:span><text:span text:style-name="Source_20_Text"><text:span text:style-name="T16">id</text:span></text:span><text:span text:style-name="T33"> members.</text:span></text:p>
      <text:p text:style-name="P5"><text:span text:style-name="T33">A “resource identifier object” </text:span><text:span text:style-name="Strong_20_Emphasis"><text:span text:style-name="T2">MAY</text:span></text:span><text:span text:style-name="T33"> also include a </text:span><text:span text:style-name="Source_20_Text"><text:span text:style-name="T16">meta</text:span></text:span><text:span text:style-name="T33"> member, whose value is a </text:span><text:a xlink:type="simple" xlink:href="https://jsonapi.org/format/#document-meta" text:style-name="Internet_20_link" text:visited-style-name="Visited_20_Internet_20_Link"><text:span text:style-name="T11">meta</text:span></text:a><text:span text:style-name="T33"> object that contains non-standard meta-information.</text:span></text:p>
      <text:p text:style-name="assert">Vgirol\JsonApiAssert<text:span text:style-name="T50">\Asserts\AssertResourceObject::assertIsValidResourceIdentifierObject($resource)</text:span></text:p>
      <text:p text:style-name="test">Vgirol\JsonApiAssert\Tests<text:span text:style-name="T50">\Asserts\ResourceObjectTest::resource_identifier_object_is_valid</text:span></text:p>
      <text:p text:style-name="P33">Vgirol\JsonApiAssert\Tests<text:span text:style-name="T50">\Asserts\ResourceObjectTest::resource_identifier_object_is_not_valid</text:span></text:p>
      <text:h text:style-name="P19" text:outline-level="3"><text:bookmark text:name="auto-id--compound-documents"/><text:bookmark text:name="document-compound-documents"/>Compound Documents</text:h>
      <text:p text:style-name="P5">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5"><text:span text:style-name="T33">In a compound document, all included resources </text:span><text:span text:style-name="Strong_20_Emphasis"><text:span text:style-name="T2">MUST</text:span></text:span><text:span text:style-name="T33"> be represented as an array of </text:span><text:a xlink:type="simple" xlink:href="https://jsonapi.org/format/#document-resource-objects" text:style-name="Internet_20_link" text:visited-style-name="Visited_20_Internet_20_Link"><text:span text:style-name="T11">resource objects</text:span></text:a><text:span text:style-name="T33">in a top-level </text:span><text:span text:style-name="Source_20_Text"><text:span text:style-name="T16">included</text:span></text:span><text:span text:style-name="T33"> member.</text:span></text:p>
      <text:p text:style-name="P5"><text:span text:style-name="T33">Compound documents require “full linkage”, meaning that every included resource </text:span><text:span text:style-name="Strong_20_Emphasis"><text:span text:style-name="T2">MUST</text:span></text:span><text:span text:style-name="T33"> be identified by at least one </text:span><text:a xlink:type="simple" xlink:href="https://jsonapi.org/format/#document-resource-identifier-objects" text:style-name="Internet_20_link" text:visited-style-name="Visited_20_Internet_20_Link"><text:span text:style-name="T11">resource identifier object</text:span></text:a><text:span text:style-name="T33"> in the same document. These resource identifier objects could either be primary data or represent resource linkage contained within primary or included resources.</text:span></text:p>
      <text:p text:style-name="P5"><text:span text:style-name="T44">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3">sparse fieldsets</text:span></text:a><text:span text:style-name="T44">.</text:span></text:p>
      <text:p text:style-name="assert"><text:soft-page-break/>Vgirol\JsonApiAssert<text:span text:style-name="T60">\Asserts\AssertStructure::assertIsValidIncludedCollection($included, $data)</text:span></text:p>
      <text:p text:style-name="test">Vgirol\JsonApi\Tests\Unit\Assert<text:span text:style-name="T60">\JsonApiIncludedTest::compound_document_is_valid()</text:span></text:p>
      <text:p text:style-name="P53">Vgirol\JsonApi\Tests\Unit\Assert<text:span text:style-name="T60">\Asserts\IncludedTest::compound_document_is_not_valid()</text:span></text:p>
      <text:p text:style-name="P3"><text:span text:style-name="T31">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9">resource objects</text:span></text:a><text:span text:style-name="T31"> or </text:span><text:a xlink:type="simple" xlink:href="https://jsonapi.org/format/#document-resource-identifier-objects" text:style-name="Internet_20_link" text:visited-style-name="Visited_20_Internet_20_Link"><text:span text:style-name="T9">resource identifier objects</text:span></text:a><text:span text:style-name="T31">) or to each other.</text:span></text:p>
      <text:p text:style-name="P5">A complete example document with multiple included relationships:</text:p>
      <text:p text:style-name="P20"><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10"/></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author"</text:span></text:span><text:span text:style-name="Source_20_Text"><text:span text:style-name="T23">,</text:span></text:span></text:p>
      <text:p text:style-name="P22"><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22"><text:span text:style-name="Source_20_Text"><text:span text:style-name="T22"><text:s text:c="8"/></text:span></text:span><text:span text:style-name="Source_20_Text"><text:span text:style-name="T23">},</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comments</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10"/></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comments"</text:span></text:span><text:span text:style-name="Source_20_Text"><text:span text:style-name="T23">,</text:span></text:span></text:p>
      <text:p text:style-name="P22"><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comments"</text:span></text:span></text:p>
      <text:p text:style-name="P22"><text:span text:style-name="Source_20_Text"><text:span text:style-name="T22"><text:s text:c="8"/></text:span></text:span><text:span text:style-name="Source_20_Text"><text:span text:style-name="T23">},</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5"</text:span></text:span><text:span text:style-name="Source_20_Text"><text:span text:style-name="T23"> },</text:span></text:span></text:p>
      <text:p text:style-name="P22"><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included</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first-name</text:span></text:span><text:span text:style-name="Source_20_Text"><text:span text:style-name="T23">": </text:span></text:span><text:span text:style-name="Source_20_Text"><text:span text:style-name="T27">"Dan"</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last-name</text:span></text:span><text:span text:style-name="Source_20_Text"><text:span text:style-name="T23">": </text:span></text:span><text:span text:style-name="Source_20_Text"><text:span text:style-name="T27">"Gebhardt"</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twitter</text:span></text:span><text:span text:style-name="Source_20_Text"><text:span text:style-name="T23">": </text:span></text:span><text:span text:style-name="Source_20_Text"><text:span text:style-name="T27">"dgeb"</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eople/9"</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text:span></text:span></text:p>
      <text:p text:style-name="P22"><text:soft-page-break/><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body</text:span></text:span><text:span text:style-name="Source_20_Text"><text:span text:style-name="T23">": </text:span></text:span><text:span text:style-name="Source_20_Text"><text:span text:style-name="T27">"First!"</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comments/5"</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body</text:span></text:span><text:span text:style-name="Source_20_Text"><text:span text:style-name="T23">": </text:span></text:span><text:span text:style-name="Source_20_Text"><text:span text:style-name="T27">"I like XML better"</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comments/12"</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pan text:style-name="T33">A </text:span><text:a xlink:type="simple" xlink:href="https://jsonapi.org/format/#document-compound-documents" text:style-name="Internet_20_link" text:visited-style-name="Visited_20_Internet_20_Link"><text:span text:style-name="T11">compound document</text:span></text:a><text:span text:style-name="T33"> </text:span><text:span text:style-name="Strong_20_Emphasis"><text:span text:style-name="T2">MUST NOT</text:span></text:span><text:span text:style-name="T33"> include more than one </text:span><text:a xlink:type="simple" xlink:href="https://jsonapi.org/format/#document-resource-objects" text:style-name="Internet_20_link" text:visited-style-name="Visited_20_Internet_20_Link"><text:span text:style-name="T11">resource object</text:span></text:a><text:span text:style-name="T33"> for each </text:span><text:span text:style-name="Source_20_Text"><text:span text:style-name="T16">type</text:span></text:span><text:span text:style-name="T33"> and </text:span><text:span text:style-name="Source_20_Text"><text:span text:style-name="T16">id</text:span></text:span><text:span text:style-name="T33">pair.</text:span></text:p>
      <text:p text:style-name="P79">Vgirol\JsonApiAssert<text:span text:style-name="T60">\Asserts\AssertStructure::assertIsValidIncludedCollection($included, $data)</text:span></text:p>
      <text:p text:style-name="P40">Vgirol\JsonApi\Tests\Unit\Assert<text:span text:style-name="T60">\Asserts\IncludedTest::compound_document_is_valid()</text:span></text:p>
      <text:p text:style-name="P40">Vgirol\JsonApi\Tests\Unit\Assert<text:span text:style-name="T60">\Asserts\IncludedTest::compound_document_is_not_valid()</text:span></text:p>
      <text:p text:style-name="P3"><text:span text:style-name="T31">Note: In a single document, you can think of the </text:span><text:span text:style-name="Source_20_Text"><text:span text:style-name="T32">type</text:span></text:span><text:span text:style-name="T31"> and </text:span><text:span text:style-name="Source_20_Text"><text:span text:style-name="T32">id</text:span></text:span><text:span text:style-name="T31"> as a composite key that uniquely references </text:span><text:a xlink:type="simple" xlink:href="https://jsonapi.org/format/#document-resource-objects" text:style-name="Internet_20_link" text:visited-style-name="Visited_20_Internet_20_Link"><text:span text:style-name="T9">resource objects</text:span></text:a><text:span text:style-name="T31"> in another part of the document.</text:span></text:p>
      <text:p text:style-name="P3"><text:span text:style-name="T31">Note: This approach ensures that a single canonical </text:span><text:a xlink:type="simple" xlink:href="https://jsonapi.org/format/#document-resource-objects" text:style-name="Internet_20_link" text:visited-style-name="Visited_20_Internet_20_Link"><text:span text:style-name="T9">resource object</text:span></text:a><text:span text:style-name="T31"> is returned with each response, even when the same resource is referenced multiple times.</text:span></text:p>
      <text:h text:style-name="P19" text:outline-level="3"><text:bookmark text:name="auto-id--meta-information"/><text:bookmark text:name="document-meta"/>Meta Information</text:h>
      <text:p text:style-name="P5"><text:span text:style-name="T33">Where specified, a </text:span><text:span text:style-name="Source_20_Text"><text:span text:style-name="T16">meta</text:span></text:span><text:span text:style-name="T33"> member can be used to include non-standard meta-information. The value of each </text:span><text:span text:style-name="Source_20_Text"><text:span text:style-name="T16">meta</text:span></text:span><text:span text:style-name="T33"> member </text:span><text:span text:style-name="Strong_20_Emphasis"><text:span text:style-name="T2">MUST</text:span></text:span><text:span text:style-name="T33"> be an object (a “meta object”).</text:span></text:p>
      <text:p text:style-name="P5"><text:soft-page-break/><text:span text:style-name="T33">Any members </text:span><text:span text:style-name="Strong_20_Emphasis"><text:span text:style-name="T2">MAY</text:span></text:span><text:span text:style-name="T33"> be specified within </text:span><text:span text:style-name="Source_20_Text"><text:span text:style-name="T16">meta</text:span></text:span><text:span text:style-name="T33"> objects.</text:span></text:p>
      <text:p text:style-name="assert">Vgirol\JsonApiAssert<text:span text:style-name="T35">\Asserts\AssertMetaObject::assertIsValidMetaObject($meta)</text:span></text:p>
      <text:p text:style-name="test">Vgirol\JsonApiAssert\Tests<text:span text:style-name="T36">\Asserts\MetaObjectTest::meta_object_is_valid()</text:span></text:p>
      <text:p text:style-name="test">Vgirol\JsonApiAssert\Tests\Asserts\MetaObjectTest::meta_object_is_<text:span text:style-name="T37">not_</text:span>valid()</text:p>
      <text:p text:style-name="P5">For example:</text:p>
      <text:p text:style-name="P20"><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me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copyright</text:span></text:span><text:span text:style-name="Source_20_Text"><text:span text:style-name="T23">": </text:span></text:span><text:span text:style-name="Source_20_Text"><text:span text:style-name="T27">"Copyright 2015 Example Corp."</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uthors</text:span></text:span><text:span text:style-name="Source_20_Text"><text:span text:style-name="T23">": [</text:span></text:span></text:p>
      <text:p text:style-name="P22"><text:span text:style-name="Source_20_Text"><text:span text:style-name="T22"><text:s text:c="6"/></text:span></text:span><text:span text:style-name="Source_20_Text"><text:span text:style-name="T27">"Yehuda Katz"</text:span></text:span><text:span text:style-name="Source_20_Text"><text:span text:style-name="T23">,</text:span></text:span></text:p>
      <text:p text:style-name="P22"><text:span text:style-name="Source_20_Text"><text:span text:style-name="T22"><text:s text:c="6"/></text:span></text:span><text:span text:style-name="Source_20_Text"><text:span text:style-name="T27">"Steve Klabnik"</text:span></text:span><text:span text:style-name="Source_20_Text"><text:span text:style-name="T23">,</text:span></text:span></text:p>
      <text:p text:style-name="P22"><text:span text:style-name="Source_20_Text"><text:span text:style-name="T22"><text:s text:c="6"/></text:span></text:span><text:span text:style-name="Source_20_Text"><text:span text:style-name="T27">"Dan Gebhardt"</text:span></text:span><text:span text:style-name="Source_20_Text"><text:span text:style-name="T23">,</text:span></text:span></text:p>
      <text:p text:style-name="P22"><text:span text:style-name="Source_20_Text"><text:span text:style-name="T22"><text:s text:c="6"/></text:span></text:span><text:span text:style-name="Source_20_Text"><text:span text:style-name="T27">"Tyler Kellen"</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30">//</text:span></text:span><text:span text:style-name="Source_20_Text"><text:span text:style-name="T29"> </text:span></text:span><text:span text:style-name="Source_20_Text"><text:span text:style-name="T30">...</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h text:style-name="P19" text:outline-level="3"><text:bookmark text:name="auto-id--links"/><text:bookmark text:name="document-links"/>Links</text:h>
      <text:p text:style-name="P5">Where specified, a <text:span text:style-name="Source_20_Text"><text:span text:style-name="T14">links</text:span></text:span> member can be used to represent links. <text:span text:style-name="T33">The value of each </text:span><text:span text:style-name="Source_20_Text"><text:span text:style-name="T16">links</text:span></text:span><text:span text:style-name="T33">member </text:span><text:span text:style-name="Strong_20_Emphasis"><text:span text:style-name="T2">MUST</text:span></text:span><text:span text:style-name="T33"> be an object (a “links object”).</text:span></text:p>
      <text:p text:style-name="P5"><text:span text:style-name="T33">Each member of a links object is a “link”. A link </text:span><text:span text:style-name="Strong_20_Emphasis"><text:span text:style-name="T2">MUST</text:span></text:span><text:span text:style-name="T33"> be represented as either:</text:span></text:p>
      <text:list xml:id="list1826916422" text:style-name="L9">
        <text:list-item>
          <text:p text:style-name="P112">a string containing the link’s URL.</text:p>
        </text:list-item>
        <text:list-item>
          <text:p text:style-name="P112"><text:bookmark text:name="document-links-link-object"/>an object (“link object”) which can contain the following members:</text:p>
          <text:list>
            <text:list-item>
              <text:p text:style-name="P115"><text:span text:style-name="Source_20_Text"><text:span text:style-name="T16">href</text:span></text:span><text:span text:style-name="T33">: a string containing the link’s URL.</text:span></text:p>
            </text:list-item>
            <text:list-item>
              <text:p text:style-name="P95"><text:span text:style-name="Source_20_Text"><text:span text:style-name="T16">meta</text:span></text:span><text:span text:style-name="T33">: a meta object containing non-standard meta-information about the link.</text:span></text:p>
            </text:list-item>
          </text:list>
        </text:list-item>
      </text:list>
      <text:p text:style-name="assert">Vgirol\JsonApiAssert<text:span text:style-name="T40">\Asserts\AssertLinksObject::assertIsValidLinkObject($link)</text:span></text:p>
      <text:p text:style-name="P68">Vgirol\JsonApiAssert<text:span text:style-name="T40">\Asserts\AssertLinksObject::assertIsValidLinksObject($link)</text:span></text:p>
      <text:p text:style-name="test">Vgirol\JsonApiAssert\Tests<text:span text:style-name="T40">\Asserts\LinksObjectTest::link_object_is_valid</text:span></text:p>
      <text:p text:style-name="P25">Vgirol\JsonApiAssert\Tests<text:span text:style-name="T40">\Asserts\LinksObjectTest::link_object_is_not_valid</text:span></text:p>
      <text:p text:style-name="P26">Vgirol\JsonApiAssert\Tests<text:span text:style-name="T40">\Asserts\LinksObjectTest::links_object_is_valid</text:span></text:p>
      <text:p text:style-name="P26">Vgirol\JsonApiAssert\Tests<text:span text:style-name="T40">\Asserts\LinksObjectTest::links_object_is_not_valid</text:span></text:p>
      <text:p text:style-name="P5">The following <text:span text:style-name="Source_20_Text"><text:span text:style-name="T14">self</text:span></text:span> link is simply a URL:</text:p>
      <text:p text:style-name="P20"><text:span text:style-name="Source_20_Text"><text:span text:style-name="T25">"links"</text:span></text:span><text:span text:style-name="Source_20_Text"><text:span text:style-name="T23">: {</text:span></text:span></text:p>
      <text:p text:style-name="P22"><text:soft-page-break/><text:span text:style-name="Source_20_Text"><text:span text:style-name="T22"><text:s text:c="2"/></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osts"</text:span></text:span></text:p>
      <text:p text:style-name="P21"><text:span text:style-name="Source_20_Text"><text:span text:style-name="T23">}</text:span></text:span></text:p>
      <text:p text:style-name="P5">The following <text:span text:style-name="Source_20_Text"><text:span text:style-name="T14">related</text:span></text:span> link includes a URL as well as meta-information about a related resource collection:</text:p>
      <text:p text:style-name="P20"><text:span text:style-name="Source_20_Text"><text:span text:style-name="T25">"links"</text:span></text:span><text:span text:style-name="Source_20_Text"><text:span text:style-name="T23">: {</text:span></text:span></text:p>
      <text:p text:style-name="P22"><text:span text:style-name="Source_20_Text"><text:span text:style-name="T22"><text:s text:c="2"/></text:span></text:span><text:span text:style-name="Source_20_Text"><text:span text:style-name="T23">"</text:span></text:span><text:span text:style-name="Source_20_Text"><text:span text:style-name="T25">related</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href</text:span></text:span><text:span text:style-name="Source_20_Text"><text:span text:style-name="T23">": </text:span></text:span><text:span text:style-name="Source_20_Text"><text:span text:style-name="T27">"http://example.com/articles/1/comment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meta</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count</text:span></text:span><text:span text:style-name="Source_20_Text"><text:span text:style-name="T23">": 10</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3"><text:span text:style-name="T31">Note: Additional members may be specified for links objects and link objects in the future. It is also possible that the allowed values of additional members will be expanded (e.g. a </text:span><text:span text:style-name="Source_20_Text"><text:span text:style-name="T32">collection</text:span></text:span><text:span text:style-name="T31">link may support an array of values, whereas a </text:span><text:span text:style-name="Source_20_Text"><text:span text:style-name="T32">self</text:span></text:span><text:span text:style-name="T31"> link does not).</text:span></text:p>
      <text:h text:style-name="P19" text:outline-level="3"><text:bookmark text:name="auto-id--jsonapi-object"/><text:bookmark text:name="document-jsonapi-object"/>JSON:API Object</text:h>
      <text:p text:style-name="P5"><text:span text:style-name="T33">A JSON:API document </text:span><text:span text:style-name="Strong_20_Emphasis"><text:span text:style-name="T2">MAY</text:span></text:span><text:span text:style-name="T33"> include information about its implementation under a top level </text:span><text:span text:style-name="Source_20_Text"><text:span text:style-name="T16">jsonapi</text:span></text:span><text:span text:style-name="T33">member. If present, the value of the </text:span><text:span text:style-name="Source_20_Text"><text:span text:style-name="T16">jsonapi</text:span></text:span><text:span text:style-name="T33"> member </text:span><text:span text:style-name="Strong_20_Emphasis"><text:span text:style-name="T2">MUST</text:span></text:span><text:span text:style-name="T33"> be an object (a “jsonapi object”). The jsonapi object </text:span><text:span text:style-name="Strong_20_Emphasis"><text:span text:style-name="T2">MAY</text:span></text:span><text:span text:style-name="T33"> contain a </text:span><text:span text:style-name="Source_20_Text"><text:span text:style-name="T16">version</text:span></text:span><text:span text:style-name="T33"> member whose value is a string indicating the highest JSON API version supported. This object </text:span><text:span text:style-name="Strong_20_Emphasis"><text:span text:style-name="T2">MAY</text:span></text:span><text:span text:style-name="T33"> also contain a </text:span><text:span text:style-name="Source_20_Text"><text:span text:style-name="T16">meta</text:span></text:span><text:span text:style-name="T33"> member, whose value is a </text:span><text:a xlink:type="simple" xlink:href="https://jsonapi.org/format/#document-meta" text:style-name="Internet_20_link" text:visited-style-name="Visited_20_Internet_20_Link"><text:span text:style-name="T11">meta</text:span></text:a><text:span text:style-name="T33"> object that contains non-standard meta-information.</text:span></text:p>
      <text:p text:style-name="assert">Vgirol\JsonApiAssert<text:span text:style-name="T39">\Asserts\AssertJsonapiObject::assertIsValidJsonapiObject($jsonapi)</text:span></text:p>
      <text:p text:style-name="test">Vgirol\JsonApiAssert\Tests<text:span text:style-name="T39">\Asserts\JsonapiObjectTest::jsonapi_object_is_valid</text:span></text:p>
      <text:p text:style-name="P24">Vgirol\JsonApiAssert\Tests<text:span text:style-name="T39">\Asserts\JsonapiObjectTest::jsonapi_object_is_not_valid</text:span></text:p>
      <text:p text:style-name="P20"><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jsonapi</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version</text:span></text:span><text:span text:style-name="Source_20_Text"><text:span text:style-name="T23">": </text:span></text:span><text:span text:style-name="Source_20_Text"><text:span text:style-name="T27">"1.0"</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oft-page-break/>If the <text:span text:style-name="Source_20_Text"><text:span text:style-name="T14">version</text:span></text:span> member is not present, clients should assume the server implements at least version 1.0 of the specification.</text:p>
      <text:p text:style-name="P2">Note: Because JSON:API is committed to making additive changes only, the version string primarily indicates which new features a server may support.</text:p>
      <text:h text:style-name="P19" text:outline-level="3"><text:bookmark text:name="auto-id--member-names"/><text:bookmark text:name="document-member-names"/>Member Names</text:h>
      <text:p text:style-name="P5"><text:span text:style-name="T33">All member names used in a JSON:API document </text:span><text:span text:style-name="Strong_20_Emphasis"><text:span text:style-name="T2">MUST</text:span></text:span><text:span text:style-name="T33"> be treated as case sensitive by clients and servers, and they </text:span><text:span text:style-name="Strong_20_Emphasis"><text:span text:style-name="T2">MUST</text:span></text:span><text:span text:style-name="T33"> meet all of the following conditions:</text:span></text:p>
      <text:list xml:id="list3009654415" text:style-name="L10">
        <text:list-item>
          <text:p text:style-name="P116"><text:span text:style-name="T33">Member names </text:span><text:span text:style-name="Strong_20_Emphasis"><text:span text:style-name="T2">MUST</text:span></text:span><text:span text:style-name="T33"> contain at least one character.</text:span></text:p>
        </text:list-item>
        <text:list-item>
          <text:p text:style-name="P116"><text:span text:style-name="T33">Member names </text:span><text:span text:style-name="Strong_20_Emphasis"><text:span text:style-name="T2">MUST</text:span></text:span><text:span text:style-name="T33"> contain only the allowed characters listed below.</text:span></text:p>
        </text:list-item>
        <text:list-item>
          <text:p text:style-name="P96"><text:span text:style-name="T33">Member names </text:span><text:span text:style-name="Strong_20_Emphasis"><text:span text:style-name="T2">MUST</text:span></text:span><text:span text:style-name="T33"> start and end with a “globally allowed character”, as defined below.</text:span></text:p>
        </text:list-item>
      </text:list>
      <text:p text:style-name="P5"><text:span text:style-name="T33">To enable an easy mapping of member names to URLs, it is </text:span><text:span text:style-name="Strong_20_Emphasis"><text:span text:style-name="T2">RECOMMENDED</text:span></text:span><text:span text:style-name="T33"> that member names use only non-reserved, URL safe characters specified in </text:span><text:a xlink:type="simple" xlink:href="http://tools.ietf.org/html/rfc3986#page-13" text:style-name="Internet_20_link" text:visited-style-name="Visited_20_Internet_20_Link"><text:span text:style-name="T11">RFC 3986</text:span></text:a><text:span text:style-name="T33">.</text:span></text:p>
      <text:h text:style-name="P18" text:outline-level="4"><text:bookmark text:name="auto-id--allowed-characters"/><text:bookmark text:name="document-member-names-allowed-characters"/>Allowed Characters</text:h>
      <text:p text:style-name="P5"><text:span text:style-name="T33">The following “globally allowed characters” </text:span><text:span text:style-name="Strong_20_Emphasis"><text:span text:style-name="T2">MAY</text:span></text:span><text:span text:style-name="T33"> be used anywhere in a member name:</text:span></text:p>
      <text:list xml:id="list473536615" text:style-name="L11">
        <text:list-item>
          <text:p text:style-name="P113">U+0061 to U+007A, “a-z”</text:p>
        </text:list-item>
        <text:list-item>
          <text:p text:style-name="P113">U+0041 to U+005A, “A-Z”</text:p>
        </text:list-item>
        <text:list-item>
          <text:p text:style-name="P113">U+0030 to U+0039, “0-9”</text:p>
        </text:list-item>
        <text:list-item>
          <text:p text:style-name="P97"><text:span text:style-name="T33">U+0080 and above (non-ASCII Unicode characters; </text:span><text:span text:style-name="Emphasis"><text:span text:style-name="T33">not recommended, not URL safe</text:span></text:span><text:span text:style-name="T33">)</text:span></text:p>
        </text:list-item>
      </text:list>
      <text:p text:style-name="P8">Additionally, the following characters are allowed in member names, except as the first or last character:</text:p>
      <text:list xml:id="list1429297553" text:style-name="L12">
        <text:list-item>
          <text:p text:style-name="P114">U+002D HYPHEN-MINUS, “-“</text:p>
        </text:list-item>
        <text:list-item>
          <text:p text:style-name="P114">U+005F LOW LINE, “_”</text:p>
        </text:list-item>
        <text:list-item>
          <text:p text:style-name="P98"><text:span text:style-name="T33">U+0020 SPACE, “ “ </text:span><text:span text:style-name="Emphasis"><text:span text:style-name="T33">(not recommended, not URL safe)</text:span></text:span></text:p>
        </text:list-item>
      </text:list>
      <text:p text:style-name="assert"><text:span text:style-name="Emphasis">Vgirol\JsonApiAssert</text:span><text:span text:style-name="Emphasis"><text:span text:style-name="T38">\Asserts\AssertMemberName::assertIsValidMemberName($name, $strict = false)</text:span></text:span></text:p>
      <text:p text:style-name="test"><text:span text:style-name="Emphasis">Vgirol\JsonApiAssert\Tests</text:span><text:span text:style-name="Emphasis"><text:span text:style-name="T38">\Asserts\MemberNameTest::member_name_is_valid</text:span></text:span></text:p>
      <text:p text:style-name="P23"><text:span text:style-name="Emphasis">Vgirol\JsonApiAssert\Tests</text:span><text:span text:style-name="Emphasis"><text:span text:style-name="T38">\JsonApiMemberNameTest::member_name_is_not_valid</text:span></text:span></text:p>
      <text:h text:style-name="P17" text:outline-level="4"><text:bookmark text:name="auto-id--reserved-characters"/><text:bookmark text:name="document-member-names-reserved-characters"/>Reserved Characters</text:h>
      <text:p text:style-name="P5"><text:span text:style-name="T61">The following characters </text:span><text:span text:style-name="Strong_20_Emphasis"><text:span text:style-name="T6">MUST NOT</text:span></text:span><text:span text:style-name="T61"> be used in member names:</text:span></text:p>
      <text:list xml:id="list2595673511" text:style-name="L13">
        <text:list-item>
          <text:p text:style-name="P117"><text:soft-page-break/><text:span text:style-name="T61">U+002B PLUS SIGN, “+” </text:span><text:span text:style-name="Emphasis"><text:span text:style-name="T61">(used for ordering)</text:span></text:span></text:p>
        </text:list-item>
        <text:list-item>
          <text:p text:style-name="P117"><text:span text:style-name="T61">U+002C COMMA, “,” </text:span><text:span text:style-name="Emphasis"><text:span text:style-name="T61">(used as a separator between relationship paths)</text:span></text:span></text:p>
        </text:list-item>
        <text:list-item>
          <text:p text:style-name="P117"><text:span text:style-name="T61">U+002E PERIOD, “.” </text:span><text:span text:style-name="Emphasis"><text:span text:style-name="T61">(used as a separator within relationship paths)</text:span></text:span></text:p>
        </text:list-item>
        <text:list-item>
          <text:p text:style-name="P117"><text:span text:style-name="T61">U+005B LEFT SQUARE BRACKET, “[” </text:span><text:span text:style-name="Emphasis"><text:span text:style-name="T61">(used in sparse fieldsets)</text:span></text:span></text:p>
        </text:list-item>
        <text:list-item>
          <text:p text:style-name="P117"><text:span text:style-name="T61">U+005D RIGHT SQUARE BRACKET, “]” </text:span><text:span text:style-name="Emphasis"><text:span text:style-name="T61">(used in sparse fieldsets)</text:span></text:span></text:p>
        </text:list-item>
        <text:list-item>
          <text:p text:style-name="P118">U+0021 EXCLAMATION MARK, “!”</text:p>
        </text:list-item>
        <text:list-item>
          <text:p text:style-name="P118">U+0022 QUOTATION MARK, ‘”’</text:p>
        </text:list-item>
        <text:list-item>
          <text:p text:style-name="P118">U+0023 NUMBER SIGN, “#”</text:p>
        </text:list-item>
        <text:list-item>
          <text:p text:style-name="P118">U+0024 DOLLAR SIGN, “$”</text:p>
        </text:list-item>
        <text:list-item>
          <text:p text:style-name="P118">U+0025 PERCENT SIGN, “%”</text:p>
        </text:list-item>
        <text:list-item>
          <text:p text:style-name="P118">U+0026 AMPERSAND, “&amp;”</text:p>
        </text:list-item>
        <text:list-item>
          <text:p text:style-name="P118">U+0027 APOSTROPHE, “’”</text:p>
        </text:list-item>
        <text:list-item>
          <text:p text:style-name="P118">U+0028 LEFT PARENTHESIS, “(“</text:p>
        </text:list-item>
        <text:list-item>
          <text:p text:style-name="P118">U+0029 RIGHT PARENTHESIS, “)”</text:p>
        </text:list-item>
        <text:list-item>
          <text:p text:style-name="P118">U+002A ASTERISK, “*”</text:p>
        </text:list-item>
        <text:list-item>
          <text:p text:style-name="P118">U+002F SOLIDUS, “/”</text:p>
        </text:list-item>
        <text:list-item>
          <text:p text:style-name="P118">U+003A COLON, “:”</text:p>
        </text:list-item>
        <text:list-item>
          <text:p text:style-name="P118">U+003B SEMICOLON, “;”</text:p>
        </text:list-item>
        <text:list-item>
          <text:p text:style-name="P118">U+003C LESS-THAN SIGN, “&lt;”</text:p>
        </text:list-item>
        <text:list-item>
          <text:p text:style-name="P118">U+003D EQUALS SIGN, “=”</text:p>
        </text:list-item>
        <text:list-item>
          <text:p text:style-name="P118">U+003E GREATER-THAN SIGN, “&gt;”</text:p>
        </text:list-item>
        <text:list-item>
          <text:p text:style-name="P118">U+003F QUESTION MARK, “?”</text:p>
        </text:list-item>
        <text:list-item>
          <text:p text:style-name="P118">U+0040 COMMERCIAL AT, “@”</text:p>
        </text:list-item>
        <text:list-item>
          <text:p text:style-name="P118">U+005C REVERSE SOLIDUS, “\”</text:p>
        </text:list-item>
        <text:list-item>
          <text:p text:style-name="P118">U+005E CIRCUMFLEX ACCENT, “^”</text:p>
        </text:list-item>
        <text:list-item>
          <text:p text:style-name="P118">U+0060 GRAVE ACCENT, “`”</text:p>
        </text:list-item>
        <text:list-item>
          <text:p text:style-name="P118">U+007B LEFT CURLY BRACKET, “{“</text:p>
        </text:list-item>
        <text:list-item>
          <text:p text:style-name="P118">U+007C VERTICAL LINE, “|”</text:p>
        </text:list-item>
        <text:list-item>
          <text:p text:style-name="P118">U+007D RIGHT CURLY BRACKET, “}”</text:p>
        </text:list-item>
        <text:list-item>
          <text:p text:style-name="P118">U+007E TILDE, “~”</text:p>
        </text:list-item>
        <text:list-item>
          <text:p text:style-name="P118">U+007F DELETE</text:p>
        </text:list-item>
        <text:list-item>
          <text:p text:style-name="P99">U+0000 to U+001F (C0 Controls)</text:p>
        </text:list-item>
      </text:list>
      <text:h text:style-name="P14" text:outline-level="2"><text:bookmark text:name="auto-id--fetching-data"/><text:bookmark text:name="fetching"/>Fetching Data</text:h>
      <text:p text:style-name="P5">Data, including resources and relationships, can be fetched by sending a <text:span text:style-name="Source_20_Text"><text:span text:style-name="T14">GET</text:span></text:span> request to an endpoint.</text:p>
      <text:p text:style-name="P5">Responses can be further refined with the optional features described below.</text:p>
      <text:h text:style-name="P19" text:outline-level="3"><text:bookmark text:name="auto-id--fetching-resources"/><text:bookmark text:name="fetching-resources"/>Fetching Resources</text:h>
      <text:p text:style-name="P5">A server <text:span text:style-name="Strong_20_Emphasis"><text:span text:style-name="T1">MUST</text:span></text:span> support fetching resource data for every URL provided as:</text:p>
      <text:list xml:id="list4193584058" text:style-name="L14">
        <text:list-item>
          <text:p text:style-name="P119"><text:soft-page-break/>a <text:span text:style-name="Source_20_Text"><text:span text:style-name="T14">self</text:span></text:span> link as part of the top-level links object</text:p>
        </text:list-item>
        <text:list-item>
          <text:p text:style-name="P119">a <text:span text:style-name="Source_20_Text"><text:span text:style-name="T14">self</text:span></text:span> link as part of a resource-level links object</text:p>
        </text:list-item>
        <text:list-item>
          <text:p text:style-name="P100">a <text:span text:style-name="Source_20_Text"><text:span text:style-name="T14">related</text:span></text:span> link as part of a relationship-level links object</text:p>
        </text:list-item>
      </text:list>
      <text:p text:style-name="P5">For example, the following request fetches a collection of articles:</text:p>
      <text:p text:style-name="P20"><text:span text:style-name="Source_20_Text"><text:span text:style-name="T24">GET</text:span></text:span><text:span text:style-name="Source_20_Text"><text:span text:style-name="T23"> </text:span></text:span><text:span text:style-name="Source_20_Text"><text:span text:style-name="T28">/articles</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he following request fetches an article:</text:p>
      <text:p text:style-name="P20"><text:span text:style-name="Source_20_Text"><text:span text:style-name="T24">GET</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And the following request fetches an article’s author:</text:p>
      <text:p text:style-name="P20"><text:span text:style-name="Source_20_Text"><text:span text:style-name="T24">GET</text:span></text:span><text:span text:style-name="Source_20_Text"><text:span text:style-name="T23"> </text:span></text:span><text:span text:style-name="Source_20_Text"><text:span text:style-name="T28">/articles/1/author</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17" text:outline-level="4"><text:bookmark text:name="auto-id--responses"/><text:bookmark text:name="fetching-resources-responses"/>Responses</text:h>
      <text:h text:style-name="P15" text:outline-level="5"><text:bookmark text:name="auto-id--200-ok"/><text:bookmark text:name="fetching-resources-responses-200"/>200 OK</text:h>
      <text:p text:style-name="P5"><text:span text:style-name="T33">A server </text:span><text:span text:style-name="Strong_20_Emphasis"><text:span text:style-name="T2">MUST</text:span></text:span><text:span text:style-name="T33"> respond to a successful request to fetch an individual resource or resource collection with a </text:span><text:span text:style-name="Source_20_Text"><text:span text:style-name="T16">200 OK</text:span></text:span><text:span text:style-name="T33"> response.</text:span></text:p>
      <text:p text:style-name="P5"><text:span text:style-name="T33">A server </text:span><text:span text:style-name="Strong_20_Emphasis"><text:span text:style-name="T2">MUST</text:span></text:span><text:span text:style-name="T33"> respond to a successful request to fetch a resource collection with an array of </text:span><text:a xlink:type="simple" xlink:href="https://jsonapi.org/format/#document-resource-objects" text:style-name="Internet_20_link" text:visited-style-name="Visited_20_Internet_20_Link"><text:span text:style-name="T11">resource objects</text:span></text:a><text:span text:style-name="T33"> or an empty array (</text:span><text:span text:style-name="Source_20_Text"><text:span text:style-name="T16">[]</text:span></text:span><text:span text:style-name="T33">) as the response document’s primary data.</text:span></text:p>
      <text:p text:style-name="P84">Illuminate\Foundation\Testing\TestResponse::assertJsonApiFetchedResource<text:span text:style-name="T79">Collection</text:span> <text:span text:style-name="T78">(macro)</text:span></text:p>
      <text:p text:style-name="P47">Vgirol\JsonApiAssert\Laravel\Tests\Asserts\FetchedCollectinTest::response_fetched_resource_collection</text:p>
      <text:p text:style-name="P45">Vgirol\JsonApi\Tests\Feature<text:span text:style-name="T76">\JsonApiFetchingCollectionTest::fetching_empty_resource_collection</text:span></text:p>
      <text:p text:style-name="P46">Vgirol\JsonApi\Tests\Feature<text:span text:style-name="T76">\JsonApiFetchingCollectionTest::</text:span>fetching_resource_collection</text:p>
      <text:p text:style-name="P5">For example, a <text:span text:style-name="Source_20_Text"><text:span text:style-name="T14">GET</text:span></text:span> request to a collection of articles could return:</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text:span></text:span></text:p>
      <text:p text:style-name="P22"><text:span text:style-name="Source_20_Text"><text:span text:style-name="T22"><text:s text:c="2"/></text:span></text:span><text:span text:style-name="Source_20_Text"><text:span text:style-name="T23">},</text:span></text:span></text:p>
      <text:p text:style-name="P22"><text:soft-page-break/><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A similar response representing an empty collection would be:</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1"><text:span text:style-name="Source_20_Text"><text:span text:style-name="T23">}</text:span></text:span></text:p>
      <text:p text:style-name="P5"><text:span text:style-name="T33">A server </text:span><text:span text:style-name="Strong_20_Emphasis"><text:span text:style-name="T2">MUST</text:span></text:span><text:span text:style-name="T33"> respond to a successful request to fetch an individual resource with a </text:span><text:a xlink:type="simple" xlink:href="https://jsonapi.org/format/#document-resource-objects" text:style-name="Internet_20_link" text:visited-style-name="Visited_20_Internet_20_Link"><text:span text:style-name="T11">resource object</text:span></text:a><text:span text:style-name="T33">or </text:span><text:span text:style-name="Source_20_Text"><text:span text:style-name="T16">null</text:span></text:span><text:span text:style-name="T33"> provided as the response document’s primary data.</text:span></text:p>
      <text:p text:style-name="P83">Illuminate\Foundation\Testing\TestResponse::assertJsonApiFetchedSingleResource <text:span text:style-name="T78">(macro)</text:span></text:p>
      <text:p text:style-name="P65">Vgirol\JsonApiAssert\Laravel\Tests\Asserts<text:span text:style-name="T72">\CreationTest::response_fetched_single_resource</text:span></text:p>
      <text:p text:style-name="P66">Vgirol\JsonApiAssert\Laravel\Tests\Asserts<text:span text:style-name="T72">\CreationTest::response_fetched_single_resource_failed</text:span></text:p>
      <text:p text:style-name="P65">Vgirol\JsonApi\Tests\Feature<text:span text:style-name="T76">\JsonApiFetchingSingleResourceTest::fetching_single_resource</text:span></text:p>
      <text:p text:style-name="P5"><text:span text:style-name="Source_20_Text"><text:span text:style-name="T18">null</text:span></text:span><text:span text:style-name="T44"> is only an appropriate response when the requested URL is one that might correspond to a single resource, but doesn’t currently.</text:span></text:p>
      <text:p text:style-name="P3"><text:span text:style-name="T31">Note: Consider, for example, a request to fetch a to-one related resource link. This request would respond with </text:span><text:span text:style-name="Source_20_Text"><text:span text:style-name="T32">null</text:span></text:span><text:span text:style-name="T31">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9">resource object</text:span></text:a><text:span text:style-name="T31"> otherwise.</text:span></text:p>
      <text:p text:style-name="P5">For example, a <text:span text:style-name="Source_20_Text"><text:span text:style-name="T14">GET</text:span></text:span> request to an individual article could return:</text:p>
      <text:p text:style-name="P20"><text:soft-page-break/><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22"><text:span text:style-name="Source_20_Text"><text:span text:style-name="T22"><text:s text:c="8"/></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If the above article’s author is missing, then a <text:span text:style-name="Source_20_Text"><text:span text:style-name="T14">GET</text:span></text:span> request to that related resource would return:</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author"</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21"><text:span text:style-name="Source_20_Text"><text:span text:style-name="T23">}</text:span></text:span></text:p>
      <text:h text:style-name="P15" text:outline-level="5"><text:bookmark text:name="auto-id--404-not-found"/><text:bookmark text:name="fetching-resources-responses-404"/>404 Not Found</text:h>
      <text:p text:style-name="P5"><text:span text:style-name="T33">A server </text:span><text:span text:style-name="Strong_20_Emphasis"><text:span text:style-name="T2">MUST</text:span></text:span><text:span text:style-name="T33"> respond with </text:span><text:span text:style-name="Source_20_Text"><text:span text:style-name="T16">404 Not Found</text:span></text:span><text:span text:style-name="T33"> when processing a request to fetch a single resource that does not exist, except when the request warrants a </text:span><text:span text:style-name="Source_20_Text"><text:span text:style-name="T16">200 OK</text:span></text:span><text:span text:style-name="T33"> response with </text:span><text:span text:style-name="Source_20_Text"><text:span text:style-name="T16">null</text:span></text:span><text:span text:style-name="T33"> as the primary data (as described above).</text:span></text:p>
      <text:p text:style-name="P13">Vgirol\JsonApi\Tests\Feature<text:span text:style-name="T76">\JsonApiFetchingSingleResourceTest::fetching_single_resource_that_does_not_exist</text:span></text:p>
      <text:h text:style-name="P15" text:outline-level="5"><text:bookmark text:name="auto-id--other-responses"/><text:bookmark text:name="fetching-resources-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text:soft-page-break/>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9" text:outline-level="3"><text:bookmark text:name="auto-id--fetching-relationships"/><text:bookmark text:name="fetching-relationships"/>Fetching Relationships</text:h>
      <text:p text:style-name="P5"><text:span text:style-name="T45">A server </text:span><text:span text:style-name="Strong_20_Emphasis"><text:span text:style-name="T5">MUST</text:span></text:span><text:span text:style-name="T45"> support fetching relationship data for every relationship URL provided as a </text:span><text:span text:style-name="Source_20_Text"><text:span text:style-name="T19">self</text:span></text:span><text:span text:style-name="T45"> link as part of a relationship’s </text:span><text:span text:style-name="Source_20_Text"><text:span text:style-name="T19">links</text:span></text:span><text:span text:style-name="T45"> object.</text:span></text:p>
      <text:p text:style-name="P5">For example, the following request fetches data about an article’s comments:</text:p>
      <text:p text:style-name="P20"><text:span text:style-name="Source_20_Text"><text:span text:style-name="T24">GET</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And the following request fetches data about an article’s author:</text:p>
      <text:p text:style-name="P20"><text:span text:style-name="Source_20_Text"><text:span text:style-name="T24">GET</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17" text:outline-level="4"><text:bookmark text:name="auto-id--responses-1"/><text:bookmark text:name="fetching-relationships-responses"/>Responses</text:h>
      <text:h text:style-name="P15" text:outline-level="5"><text:bookmark text:name="auto-id--200-ok-1"/><text:bookmark text:name="fetching-relationships-responses-200"/>200 OK</text:h>
      <text:p text:style-name="P5"><text:span text:style-name="T34">A server </text:span><text:span text:style-name="Strong_20_Emphasis"><text:span text:style-name="T3">MUST</text:span></text:span><text:span text:style-name="T34"> respond to a successful request to fetch a relationship with a </text:span><text:span text:style-name="Source_20_Text"><text:span text:style-name="T17">200 OK</text:span></text:span><text:span text:style-name="T34"> response.</text:span></text:p>
      <text:p text:style-name="P5"><text:span text:style-name="T34">The primary data in the response document </text:span><text:span text:style-name="Strong_20_Emphasis"><text:span text:style-name="T3">MUST</text:span></text:span><text:span text:style-name="T34"> match the appropriate value for </text:span><text:a xlink:type="simple" xlink:href="https://jsonapi.org/format/#document-resource-object-linkage" text:style-name="Internet_20_link" text:visited-style-name="Visited_20_Internet_20_Link"><text:span text:style-name="T12">resource linkage</text:span></text:a><text:span text:style-name="T34">, as described above for </text:span><text:a xlink:type="simple" xlink:href="https://jsonapi.org/format/#document-resource-object-relationships" text:style-name="Internet_20_link" text:visited-style-name="Visited_20_Internet_20_Link"><text:span text:style-name="T12">relationship objects</text:span></text:a><text:span text:style-name="T34">.</text:span></text:p>
      <text:p text:style-name="assert">Illuminate\Foundation\Testing\TestResponse::assertJsonApiFetchedToOneRelationships <text:span text:style-name="T85">(macro)</text:span></text:p>
      <text:p text:style-name="test">Vgirol\JsonApi\Tests\Feature<text:span text:style-name="T85">\JsonApiFetchingRelationshipsTest::fetching_empty_to_one_relationships</text:span></text:p>
      <text:p text:style-name="P125">Vgirol\JsonApi\Tests\Feature<text:span text:style-name="T85">\JsonApiFetchingRelationshipsTest::fetching_to_one_relationships</text:span></text:p>
      <text:p text:style-name="P5"><text:span text:style-name="T34">The top-level </text:span><text:a xlink:type="simple" xlink:href="https://jsonapi.org/format/#document-links" text:style-name="Internet_20_link" text:visited-style-name="Visited_20_Internet_20_Link"><text:span text:style-name="T12">links object</text:span></text:a><text:span text:style-name="T34"> </text:span><text:span text:style-name="Strong_20_Emphasis"><text:span text:style-name="T3">MAY</text:span></text:span><text:span text:style-name="T34"> contain </text:span><text:span text:style-name="Source_20_Text"><text:span text:style-name="T17">self</text:span></text:span><text:span text:style-name="T34"> and </text:span><text:span text:style-name="Source_20_Text"><text:span text:style-name="T17">related</text:span></text:span><text:span text:style-name="T34"> links, as described above for </text:span><text:a xlink:type="simple" xlink:href="https://jsonapi.org/format/#document-resource-object-relationships" text:style-name="Internet_20_link" text:visited-style-name="Visited_20_Internet_20_Link"><text:span text:style-name="T12">relationship objects</text:span></text:a><text:span text:style-name="T34">.</text:span></text:p>
      <text:p text:style-name="P124">Illuminate\Foundation\Testing\TestResponse::assertJsonApiRelationships<text:span text:style-name="T86">Links</text:span> <text:span text:style-name="T85">(macro)</text:span></text:p>
      <text:p text:style-name="P5">For example, a <text:span text:style-name="Source_20_Text"><text:span text:style-name="T14">GET</text:span></text:span> request to a URL from a to-one relationship link could return:</text:p>
      <text:p text:style-name="P20"><text:soft-page-break/><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2"</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If the above relationship is empty, then a <text:span text:style-name="Source_20_Text"><text:span text:style-name="T14">GET</text:span></text:span> request to the same URL would return:</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21"><text:span text:style-name="Source_20_Text"><text:span text:style-name="T23">}</text:span></text:span></text:p>
      <text:p text:style-name="P5">A <text:span text:style-name="Source_20_Text"><text:span text:style-name="T14">GET</text:span></text:span> request to a URL from a to-many relationship link could return:</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tag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tags"</text:span></text:span></text:p>
      <text:p text:style-name="P22"><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If the above relationship is empty, then a <text:span text:style-name="Source_20_Text"><text:span text:style-name="T14">GET</text:span></text:span> request to the same URL would return:</text:p>
      <text:p text:style-name="P20"><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tag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tags"</text:span></text:span></text:p>
      <text:p text:style-name="P22"><text:soft-page-break/><text:span text:style-name="Source_20_Text"><text:span text:style-name="T22"><text:s text:c="2"/></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1"><text:span text:style-name="Source_20_Text"><text:span text:style-name="T23">}</text:span></text:span></text:p>
      <text:h text:style-name="P15" text:outline-level="5"><text:bookmark text:name="auto-id--404-not-found-1"/><text:bookmark text:name="fetching-relationships-responses-404"/>404 Not Found</text:h>
      <text:p text:style-name="P5"><text:span text:style-name="T44">A server </text:span><text:span text:style-name="Strong_20_Emphasis"><text:span text:style-name="T4">MUST</text:span></text:span><text:span text:style-name="T44"> return </text:span><text:span text:style-name="Source_20_Text"><text:span text:style-name="T18">404 Not Found</text:span></text:span><text:span text:style-name="T44"> when processing a request to fetch a relationship link URL that does not exist.</text:span></text:p>
      <text:p text:style-name="P3"><text:span text:style-name="T31">Note: This can happen when the parent resource of the relationship does not exist. For example, when </text:span><text:span text:style-name="Source_20_Text"><text:span text:style-name="T32">/articles/1</text:span></text:span><text:span text:style-name="T31"> does not exist, request to </text:span><text:span text:style-name="Source_20_Text"><text:span text:style-name="T32">/articles/1/relationships/tags</text:span></text:span><text:span text:style-name="T31">returns </text:span><text:span text:style-name="Source_20_Text"><text:span text:style-name="T32">404 Not Found</text:span></text:span><text:span text:style-name="T31">.</text:span></text:p>
      <text:p text:style-name="P5"><text:span text:style-name="T44">If a relationship link URL exists but the relationship is empty, then </text:span><text:span text:style-name="Source_20_Text"><text:span text:style-name="T18">200 OK</text:span></text:span><text:span text:style-name="T44"> </text:span><text:span text:style-name="Strong_20_Emphasis"><text:span text:style-name="T4">MUST</text:span></text:span><text:span text:style-name="T44"> be returned, as described above.</text:span></text:p>
      <text:h text:style-name="P15" text:outline-level="5"><text:bookmark text:name="auto-id--other-responses-1"/><text:bookmark text:name="fetching-relationships-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9" text:outline-level="3"><text:bookmark text:name="auto-id--inclusion-of-related-resources"/><text:bookmark text:name="fetching-includes"/>Inclusion of Related Resources</text:h>
      <text:p text:style-name="P5">An endpoint <text:span text:style-name="Strong_20_Emphasis"><text:span text:style-name="T1">MAY</text:span></text:span> return resources related to the primary data by default.</text:p>
      <text:p text:style-name="P5">An endpoint <text:span text:style-name="Strong_20_Emphasis"><text:span text:style-name="T1">MAY</text:span></text:span> also support an <text:span text:style-name="Source_20_Text"><text:span text:style-name="T14">include</text:span></text:span> request parameter to allow the client to customize which related resources should be returned.</text:p>
      <text:p text:style-name="P5"><text:span text:style-name="T44">If an endpoint does not support the </text:span><text:span text:style-name="Source_20_Text"><text:span text:style-name="T18">include</text:span></text:span><text:span text:style-name="T44"> parameter, it </text:span><text:span text:style-name="Strong_20_Emphasis"><text:span text:style-name="T4">MUST</text:span></text:span><text:span text:style-name="T44"> respond with </text:span><text:span text:style-name="Source_20_Text"><text:span text:style-name="T18">400 Bad Request</text:span></text:span><text:span text:style-name="T44">to any requests that include it.</text:span></text:p>
      <text:p text:style-name="P5"><text:span text:style-name="T44">If an endpoint supports the </text:span><text:span text:style-name="Source_20_Text"><text:span text:style-name="T18">include</text:span></text:span><text:span text:style-name="T44"> parameter and a client supplies it, the server </text:span><text:span text:style-name="Strong_20_Emphasis"><text:span text:style-name="T4">MUST NOT</text:span></text:span><text:span text:style-name="T44">include unrequested </text:span><text:a xlink:type="simple" xlink:href="https://jsonapi.org/format/#document-resource-objects" text:style-name="Internet_20_link" text:visited-style-name="Visited_20_Internet_20_Link"><text:span text:style-name="T13">resource objects</text:span></text:a><text:span text:style-name="T44"> in the </text:span><text:span text:style-name="Source_20_Text"><text:span text:style-name="T18">included</text:span></text:span><text:span text:style-name="T44"> section of the </text:span><text:a xlink:type="simple" xlink:href="https://jsonapi.org/format/#document-compound-documents" text:style-name="Internet_20_link" text:visited-style-name="Visited_20_Internet_20_Link"><text:span text:style-name="T13">compound document</text:span></text:a><text:span text:style-name="T44">.</text:span></text:p>
      <text:p text:style-name="P5"><text:soft-page-break/><text:span text:style-name="T44">The value of the </text:span><text:span text:style-name="Source_20_Text"><text:span text:style-name="T18">include</text:span></text:span><text:span text:style-name="T44"> parameter </text:span><text:span text:style-name="Strong_20_Emphasis"><text:span text:style-name="T4">MUST</text:span></text:span><text:span text:style-name="T44">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13">relationship</text:span></text:a><text:span text:style-name="T44">names.</text:span></text:p>
      <text:p text:style-name="P5"><text:span text:style-name="T44">If a server is unable to identify a relationship path or does not support inclusion of resources from a path, it </text:span><text:span text:style-name="Strong_20_Emphasis"><text:span text:style-name="T4">MUST</text:span></text:span><text:span text:style-name="T44"> respond with 400 Bad Request.</text:span></text:p>
      <text:p text:style-name="P3"><text:span text:style-name="T31">Note: For example, a relationship path could be </text:span><text:span text:style-name="Source_20_Text"><text:span text:style-name="T32">comments.author</text:span></text:span><text:span text:style-name="T31">, where </text:span><text:span text:style-name="Source_20_Text"><text:span text:style-name="T32">comments</text:span></text:span><text:span text:style-name="T31"> is a relationship listed under a </text:span><text:span text:style-name="Source_20_Text"><text:span text:style-name="T32">articles</text:span></text:span><text:span text:style-name="T31"> </text:span><text:a xlink:type="simple" xlink:href="https://jsonapi.org/format/#document-resource-objects" text:style-name="Internet_20_link" text:visited-style-name="Visited_20_Internet_20_Link"><text:span text:style-name="T9">resource object</text:span></text:a><text:span text:style-name="T31">, and </text:span><text:span text:style-name="Source_20_Text"><text:span text:style-name="T32">author</text:span></text:span><text:span text:style-name="T31"> is a relationship listed under a </text:span><text:span text:style-name="Source_20_Text"><text:span text:style-name="T32">comments</text:span></text:span><text:span text:style-name="T31"> </text:span><text:a xlink:type="simple" xlink:href="https://jsonapi.org/format/#document-resource-objects" text:style-name="Internet_20_link" text:visited-style-name="Visited_20_Internet_20_Link"><text:span text:style-name="T9">resource object</text:span></text:a><text:span text:style-name="T31">.</text:span></text:p>
      <text:p text:style-name="P5">For instance, comments could be requested with an article:</text:p>
      <text:p text:style-name="P20"><text:span text:style-name="Source_20_Text"><text:span text:style-name="T24">GET</text:span></text:span><text:span text:style-name="Source_20_Text"><text:span text:style-name="T23"> </text:span></text:span><text:span text:style-name="Source_20_Text"><text:span text:style-name="T28">/articles/1?include=comments</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In order to request resources related to other resources, a dot-separated path for each relationship name can be specified:</text:p>
      <text:p text:style-name="P20"><text:span text:style-name="Source_20_Text"><text:span text:style-name="T24">GET</text:span></text:span><text:span text:style-name="Source_20_Text"><text:span text:style-name="T23"> </text:span></text:span><text:span text:style-name="Source_20_Text"><text:span text:style-name="T28">/articles/1?include=comments.author</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3"><text:span text:style-name="T31">Note: Because </text:span><text:a xlink:type="simple" xlink:href="https://jsonapi.org/format/#document-compound-documents" text:style-name="Internet_20_link" text:visited-style-name="Visited_20_Internet_20_Link"><text:span text:style-name="T9">compound documents</text:span></text:a><text:span text:style-name="T31">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32">comments.author</text:span></text:span><text:span text:style-name="T31"> should include </text:span><text:span text:style-name="Source_20_Text"><text:span text:style-name="T32">comments</text:span></text:span><text:span text:style-name="T31"> as well as the </text:span><text:span text:style-name="Source_20_Text"><text:span text:style-name="T32">author</text:span></text:span><text:span text:style-name="T31"> of each of those </text:span><text:span text:style-name="Source_20_Text"><text:span text:style-name="T32">comments</text:span></text:span><text:span text:style-name="T31">.</text:span></text:p>
      <text:p text:style-name="P3"><text:span text:style-name="T31">Note: A server may choose to expose a deeply nested relationship such as </text:span><text:span text:style-name="Source_20_Text"><text:span text:style-name="T32">comments.author</text:span></text:span><text:span text:style-name="T31">as a direct relationship with an alias such as </text:span><text:span text:style-name="Source_20_Text"><text:span text:style-name="T32">comment-authors</text:span></text:span><text:span text:style-name="T31">. This would allow a client to request </text:span><text:span text:style-name="Source_20_Text"><text:span text:style-name="T32">/articles/1?include=comment-authors</text:span></text:span><text:span text:style-name="T31"> instead of</text:span><text:span text:style-name="Source_20_Text"><text:span text:style-name="T32">/articles/1?include=comments.author</text:span></text:span><text:span text:style-name="T31">. By abstracting the nested relationship with an alias, the server can still provide full linkage in compound documents without including potentially unwanted intermediate resources.</text:span></text:p>
      <text:p text:style-name="P5"><text:soft-page-break/>Multiple related resources can be requested in a comma-separated list:</text:p>
      <text:p text:style-name="P20"><text:span text:style-name="Source_20_Text"><text:span text:style-name="T24">GET</text:span></text:span><text:span text:style-name="Source_20_Text"><text:span text:style-name="T23"> </text:span></text:span><text:span text:style-name="Source_20_Text"><text:span text:style-name="T28">/articles/1?include=author,comments.author</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Furthermore, related resources can be requested from a relationship endpoint:</text:p>
      <text:p text:style-name="P20"><text:span text:style-name="Source_20_Text"><text:span text:style-name="T24">GET</text:span></text:span><text:span text:style-name="Source_20_Text"><text:span text:style-name="T23"> </text:span></text:span><text:span text:style-name="Source_20_Text"><text:span text:style-name="T28">/articles/1/relationships/comments?include=comments.author</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ext:span text:style-name="T44">In this case, the primary data would be a collection of </text:span><text:a xlink:type="simple" xlink:href="https://jsonapi.org/format/#document-resource-identifier-objects" text:style-name="Internet_20_link" text:visited-style-name="Visited_20_Internet_20_Link"><text:span text:style-name="T13">resource identifier objects</text:span></text:a><text:span text:style-name="T44"> that represent linkage to comments for an article, while the full comments and comment authors would be returned as included data.</text:span></text:p>
      <text:p text:style-name="P3"><text:span text:style-name="T31">Note: This section applies to any endpoint that responds with primary data, regardless of the request type. For instance, a server could support the inclusion of related resources along with a </text:span><text:span text:style-name="Source_20_Text"><text:span text:style-name="T32">POST</text:span></text:span><text:span text:style-name="T31"> request to create a resource or relationship.</text:span></text:p>
      <text:h text:style-name="P19" text:outline-level="3"><text:bookmark text:name="auto-id--sparse-fieldsets"/><text:bookmark text:name="fetching-sparse-fieldsets"/>Sparse Fieldsets</text:h>
      <text:p text:style-name="P5">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9">fields</text:span></text:a> in the response on a per-type basis by including a <text:span text:style-name="Source_20_Text"><text:span text:style-name="T14">fields[TYPE]</text:span></text:span> parameter.</text:p>
      <text:p text:style-name="P5"><text:span text:style-name="T44">The value of the </text:span><text:span text:style-name="Source_20_Text"><text:span text:style-name="T18">fields</text:span></text:span><text:span text:style-name="T44"> parameter </text:span><text:span text:style-name="Strong_20_Emphasis"><text:span text:style-name="T4">MUST</text:span></text:span><text:span text:style-name="T44"> be a comma-separated (U+002C COMMA, “,”) list that refers to the name(s) of the fields to be returned.</text:span></text:p>
      <text:p text:style-name="P5"><text:span text:style-name="T44">If a client requests a restricted set of </text:span><text:a xlink:type="simple" xlink:href="https://jsonapi.org/format/#document-resource-object-fields" text:style-name="Internet_20_link" text:visited-style-name="Visited_20_Internet_20_Link"><text:span text:style-name="T13">fields</text:span></text:a><text:span text:style-name="T44"> for a given resource type, an endpoint </text:span><text:span text:style-name="Strong_20_Emphasis"><text:span text:style-name="T4">MUST NOT</text:span></text:span><text:span text:style-name="T44"> include additional </text:span><text:a xlink:type="simple" xlink:href="https://jsonapi.org/format/#document-resource-object-fields" text:style-name="Internet_20_link" text:visited-style-name="Visited_20_Internet_20_Link"><text:span text:style-name="T13">fields</text:span></text:a><text:span text:style-name="T44"> in resource objects of that type in its response.</text:span></text:p>
      <text:p text:style-name="P20"><text:span text:style-name="Source_20_Text"><text:span text:style-name="T24">GET</text:span></text:span><text:span text:style-name="Source_20_Text"><text:span text:style-name="T23"> </text:span></text:span><text:span text:style-name="Source_20_Text"><text:span text:style-name="T28">/articles?include=author&amp;fields[articles]=title,body&amp;fields[people]=name</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3"><text:span text:style-name="T31">Note: The above example URI shows unencoded </text:span><text:span text:style-name="Source_20_Text"><text:span text:style-name="T32">[</text:span></text:span><text:span text:style-name="T31"> and </text:span><text:span text:style-name="Source_20_Text"><text:span text:style-name="T32">]</text:span></text:span><text:span text:style-name="T31">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9">in RFC 3986</text:span></text:a><text:span text:style-name="T31">.</text:span></text:p>
      <text:p text:style-name="P3"><text:soft-page-break/><text:span text:style-name="T31">Note: This section applies to any endpoint that responds with resources as primary or included data, regardless of the request type. For instance, a server could support sparse fieldsets along with a </text:span><text:span text:style-name="Source_20_Text"><text:span text:style-name="T32">POST</text:span></text:span><text:span text:style-name="T31"> request to create a resource.</text:span></text:p>
      <text:h text:style-name="P19" text:outline-level="3"><text:bookmark text:name="auto-id--sorting"/><text:bookmark text:name="fetching-sorting"/>Sorting</text:h>
      <text:p text:style-name="P5">A server <text:span text:style-name="Strong_20_Emphasis"><text:span text:style-name="T1">MAY</text:span></text:span> choose to support requests to sort resource collections according to one or more criteria (“sort fields”).</text:p>
      <text:p text:style-name="P2">Note: Although recommended, sort fields do not necessarily need to correspond to resource attribute and association names.</text:p>
      <text:p text:style-name="P3"><text:span text:style-name="T31">Note: It is recommended that dot-separated (U+002E FULL-STOP, “.”) sort fields be used to request sorting based upon relationship attributes. For example, a sort field of </text:span><text:span text:style-name="Source_20_Text"><text:span text:style-name="T32">author.name</text:span></text:span><text:span text:style-name="T31">could be used to request that the primary data be sorted based upon the </text:span><text:span text:style-name="Source_20_Text"><text:span text:style-name="T32">name</text:span></text:span><text:span text:style-name="T31"> attribute of the </text:span><text:span text:style-name="Source_20_Text"><text:span text:style-name="T32">author</text:span></text:span><text:span text:style-name="T31"> relationship.</text:span></text:p>
      <text:p text:style-name="P5"><text:span text:style-name="T33">An endpoint </text:span><text:span text:style-name="Strong_20_Emphasis"><text:span text:style-name="T2">MAY</text:span></text:span><text:span text:style-name="T33"> support requests to sort the primary data with a </text:span><text:span text:style-name="Source_20_Text"><text:span text:style-name="T16">sort</text:span></text:span><text:span text:style-name="T33"> query parameter. The value for </text:span><text:span text:style-name="Source_20_Text"><text:span text:style-name="T16">sort</text:span></text:span><text:span text:style-name="T33"> </text:span><text:span text:style-name="Strong_20_Emphasis"><text:span text:style-name="T2">MUST</text:span></text:span><text:span text:style-name="T33"> represent sort fields.</text:span></text:p>
      <text:p text:style-name="P20"><text:span text:style-name="Source_20_Text"><text:span text:style-name="T24">GET</text:span></text:span><text:span text:style-name="Source_20_Text"><text:span text:style-name="T23"> </text:span></text:span><text:span text:style-name="Source_20_Text"><text:span text:style-name="T28">/people?sort=age</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ext:span text:style-name="T33">An endpoint </text:span><text:span text:style-name="Strong_20_Emphasis"><text:span text:style-name="T2">MAY</text:span></text:span><text:span text:style-name="T33"> support multiple sort fields by allowing comma-separated (U+002C COMMA, “,”) sort fields. Sort fields </text:span><text:span text:style-name="Strong_20_Emphasis"><text:span text:style-name="T2">SHOULD</text:span></text:span><text:span text:style-name="T33"> be applied in the order specified.</text:span></text:p>
      <text:p text:style-name="P20"><text:span text:style-name="Source_20_Text"><text:span text:style-name="T24">GET</text:span></text:span><text:span text:style-name="Source_20_Text"><text:span text:style-name="T23"> </text:span></text:span><text:span text:style-name="Source_20_Text"><text:span text:style-name="T28">/people?sort=age,name</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ext:span text:style-name="T33">The sort order for each sort field </text:span><text:span text:style-name="Strong_20_Emphasis"><text:span text:style-name="T2">MUST</text:span></text:span><text:span text:style-name="T33"> be ascending unless it is prefixed with a minus (U+002D HYPHEN-MINUS, “-“), in which case it </text:span><text:span text:style-name="Strong_20_Emphasis"><text:span text:style-name="T2">MUST</text:span></text:span><text:span text:style-name="T33"> be descending.</text:span></text:p>
      <text:p text:style-name="P20"><text:span text:style-name="Source_20_Text"><text:span text:style-name="T24">GET</text:span></text:span><text:span text:style-name="Source_20_Text"><text:span text:style-name="T23"> </text:span></text:span><text:span text:style-name="Source_20_Text"><text:span text:style-name="T28">/articles?sort=-created,title</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he above example should return the newest articles first. Any articles created on the same date will then be sorted by their title in ascending alphabetical order.</text:p>
      <text:p text:style-name="P5"><text:soft-page-break/><text:span text:style-name="T33">If the server does not support sorting as specified in the query parameter </text:span><text:span text:style-name="Source_20_Text"><text:span text:style-name="T16">sort</text:span></text:span><text:span text:style-name="T33">, it </text:span><text:span text:style-name="Strong_20_Emphasis"><text:span text:style-name="T2">MUST</text:span></text:span><text:span text:style-name="T33"> return </text:span><text:span text:style-name="Source_20_Text"><text:span text:style-name="T16">400 Bad Request</text:span></text:span><text:span text:style-name="T33">.</text:span></text:p>
      <text:p text:style-name="P5"><text:span text:style-name="T33">If sorting is supported by the server and requested by the client via query parameter </text:span><text:span text:style-name="Source_20_Text"><text:span text:style-name="T16">sort</text:span></text:span><text:span text:style-name="T33">, the server </text:span><text:span text:style-name="Strong_20_Emphasis"><text:span text:style-name="T2">MUST</text:span></text:span><text:span text:style-name="T33"> return elements of the top-level </text:span><text:span text:style-name="Source_20_Text"><text:span text:style-name="T16">data</text:span></text:span><text:span text:style-name="T33"> array of the response ordered according to the criteria specified. The server </text:span><text:span text:style-name="Strong_20_Emphasis"><text:span text:style-name="T2">MAY</text:span></text:span><text:span text:style-name="T33"> apply default sorting rules to top-level </text:span><text:span text:style-name="Source_20_Text"><text:span text:style-name="T16">data</text:span></text:span><text:span text:style-name="T33"> if request parameter </text:span><text:span text:style-name="Source_20_Text"><text:span text:style-name="T16">sort</text:span></text:span><text:span text:style-name="T33"> is not specified.</text:span></text:p>
      <text:p text:style-name="test">Vgirol\JsonApi\Tests\Feature<text:span text:style-name="T83">\JsonApiFetchingCollectionWithSortTest::fetching_resource_collection_with_sort</text:span></text:p>
      <text:p text:style-name="P49">Vgirol\JsonApi\Tests\Feature<text:span text:style-name="T83">\JsonApiFetchingCollectionWithSortTest::fetching_resource_collection_with_sort_that_failed</text:span></text:p>
      <text:p text:style-name="P2">Note: This section applies to any endpoint that responds with a resource collection as primary data, regardless of the request type.</text:p>
      <text:h text:style-name="P19" text:outline-level="3"><text:bookmark text:name="auto-id--pagination"/><text:bookmark text:name="fetching-pagination"/>Pagination</text:h>
      <text:p text:style-name="P5">A server <text:span text:style-name="Strong_20_Emphasis"><text:span text:style-name="T1">MAY</text:span></text:span> choose to limit the number of resources returned in a response to a subset (“page”) of the whole set available.</text:p>
      <text:p text:style-name="P5"><text:span text:style-name="T33">A server </text:span><text:span text:style-name="Strong_20_Emphasis"><text:span text:style-name="T2">MAY</text:span></text:span><text:span text:style-name="T33"> provide links to traverse a paginated data set (“pagination links”).</text:span></text:p>
      <text:p text:style-name="P5"><text:span text:style-name="T33">Pagination links </text:span><text:span text:style-name="Strong_20_Emphasis"><text:span text:style-name="T2">MUST</text:span></text:span><text:span text:style-name="T33"> appear in the links object that corresponds to a collection. To paginate the primary data, supply pagination links in the top-level </text:span><text:span text:style-name="Source_20_Text"><text:span text:style-name="T16">links</text:span></text:span><text:span text:style-name="T33"> object.</text:span><text:span text:style-name="T44"> To paginate an included collection returned in a </text:span><text:a xlink:type="simple" xlink:href="https://jsonapi.org/format/#document-compound-documents" text:style-name="Internet_20_link" text:visited-style-name="Visited_20_Internet_20_Link"><text:span text:style-name="T13">compound document</text:span></text:a><text:span text:style-name="T44">, supply pagination links in the corresponding links object.</text:span></text:p>
      <text:p text:style-name="P5"><text:span text:style-name="T33">The following keys </text:span><text:span text:style-name="Strong_20_Emphasis"><text:span text:style-name="T2">MUST</text:span></text:span><text:span text:style-name="T33"> be used for pagination links:</text:span></text:p>
      <text:list xml:id="list1920269620" text:style-name="L15">
        <text:list-item>
          <text:p text:style-name="P120"><text:span text:style-name="Source_20_Text"><text:span text:style-name="T16">first</text:span></text:span><text:span text:style-name="T33">: the first page of data</text:span></text:p>
        </text:list-item>
        <text:list-item>
          <text:p text:style-name="P120"><text:span text:style-name="Source_20_Text"><text:span text:style-name="T16">last</text:span></text:span><text:span text:style-name="T33">: the last page of data</text:span></text:p>
        </text:list-item>
        <text:list-item>
          <text:p text:style-name="P120"><text:span text:style-name="Source_20_Text"><text:span text:style-name="T16">prev</text:span></text:span><text:span text:style-name="T33">: the previous page of data</text:span></text:p>
        </text:list-item>
        <text:list-item>
          <text:p text:style-name="P101"><text:span text:style-name="Source_20_Text"><text:span text:style-name="T16">next</text:span></text:span><text:span text:style-name="T33">: the next page of data</text:span></text:p>
        </text:list-item>
      </text:list>
      <text:p text:style-name="P5"><text:span text:style-name="T33">Keys </text:span><text:span text:style-name="Strong_20_Emphasis"><text:span text:style-name="T2">MUST</text:span></text:span><text:span text:style-name="T33"> either be omitted or have a </text:span><text:span text:style-name="Source_20_Text"><text:span text:style-name="T16">null</text:span></text:span><text:span text:style-name="T33"> value to indicate that a particular link is unavailable.</text:span></text:p>
      <text:p text:style-name="P5"><text:span text:style-name="T44">Concepts of order, as expressed in the naming of pagination links, </text:span><text:span text:style-name="Strong_20_Emphasis"><text:span text:style-name="T4">MUST</text:span></text:span><text:span text:style-name="T44"> remain consistent with JSON:API’s </text:span><text:a xlink:type="simple" xlink:href="https://jsonapi.org/format/#fetching-sorting" text:style-name="Internet_20_link" text:visited-style-name="Visited_20_Internet_20_Link"><text:span text:style-name="T13">sorting rules</text:span></text:a><text:span text:style-name="T44">.</text:span></text:p>
      <text:p text:style-name="P5"><text:soft-page-break/><text:span text:style-name="T44">The </text:span><text:span text:style-name="Source_20_Text"><text:span text:style-name="T18">page</text:span></text:span><text:span text:style-name="T44"> query parameter is reserved for pagination. Servers and clients </text:span><text:span text:style-name="Strong_20_Emphasis"><text:span text:style-name="T4">SHOULD</text:span></text:span><text:span text:style-name="T44"> use this key for pagination operations.</text:span></text:p>
      <text:p text:style-name="P85">Illuminate\Foundation\Testing\TestResponse::assertJsonApiPaginationLinks <text:span text:style-name="T81">(macro)</text:span></text:p>
      <text:p text:style-name="P40">Vgirol\JsonApiAssert\Laravel\Tests\Asserts<text:span text:style-name="T81">\FetchedCollectionTest::response_pagination_links</text:span></text:p>
      <text:p text:style-name="P40">Vgirol\JsonApiAssert\Laravel\Tests\Asserts<text:span text:style-name="T81">\FetchedCollectionTest::response_pagination_links_failed</text:span></text:p>
      <text:p text:style-name="P40">Vgirol\JsonApi\Tests\Feature<text:span text:style-name="T82">\JsonApiFetchingCollectionWithPaginationTest::fetching_empty_resource_collection</text:span></text:p>
      <text:p text:style-name="P48">Vgirol\JsonApi\Tests\Feature<text:span text:style-name="T82">\JsonApiFetchingCollectionWithPaginationTest::fetching_resource_collection</text:span></text:p>
      <text:p text:style-name="P48">Vgirol\JsonApi\Tests\Feature<text:span text:style-name="T82">\JsonApiFetchingCollectionWithPaginationTest::fetching_long_resource_collection_with_pagination</text:span></text:p>
      <text:p text:style-name="P3"><text:span text:style-name="T31">Note: JSON:API is agnostic about the pagination strategy used by a server. Effective pagination strategies include (but are not limited to): page-based, offset-based, and cursor-based. The </text:span><text:span text:style-name="Source_20_Text"><text:span text:style-name="T32">page</text:span></text:span><text:span text:style-name="T31">query parameter can be used as a basis for any of these strategies. For example, a page-based strategy might use query parameters such as </text:span><text:span text:style-name="Source_20_Text"><text:span text:style-name="T32">page[number]</text:span></text:span><text:span text:style-name="T31"> and </text:span><text:span text:style-name="Source_20_Text"><text:span text:style-name="T32">page[size]</text:span></text:span><text:span text:style-name="T31">, an offset-based strategy might use </text:span><text:span text:style-name="Source_20_Text"><text:span text:style-name="T32">page[offset]</text:span></text:span><text:span text:style-name="T31"> and </text:span><text:span text:style-name="Source_20_Text"><text:span text:style-name="T32">page[limit]</text:span></text:span><text:span text:style-name="T31">, while a cursor-based strategy might use </text:span><text:span text:style-name="Source_20_Text"><text:span text:style-name="T32">page[cursor]</text:span></text:span><text:span text:style-name="T31">.</text:span></text:p>
      <text:p text:style-name="P3"><text:span text:style-name="T31">Note: The example query parameters above use unencoded </text:span><text:span text:style-name="Source_20_Text"><text:span text:style-name="T32">[</text:span></text:span><text:span text:style-name="T31"> and </text:span><text:span text:style-name="Source_20_Text"><text:span text:style-name="T32">]</text:span></text:span><text:span text:style-name="T31">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9">RFC 3986</text:span></text:a><text:span text:style-name="T31">.</text:span></text:p>
      <text:p text:style-name="P2">Note: This section applies to any endpoint that responds with a resource collection as primary data, regardless of the request type.</text:p>
      <text:h text:style-name="P19" text:outline-level="3"><text:bookmark text:name="auto-id--filtering"/><text:bookmark text:name="fetching-filtering"/>Filtering</text:h>
      <text:p text:style-name="P5">The <text:span text:style-name="Source_20_Text"><text:span text:style-name="T14">filter</text:span></text:span> query parameter is reserved for filtering data. Servers and clients <text:span text:style-name="Strong_20_Emphasis"><text:span text:style-name="T1">SHOULD</text:span></text:span> use this key for filtering operations.</text:p>
      <text:p text:style-name="P3"><text:span text:style-name="T31">Note: JSON:API is agnostic about the strategies supported by a server. The </text:span><text:span text:style-name="Source_20_Text"><text:span text:style-name="T32">filter</text:span></text:span><text:span text:style-name="T31"> query parameter can be used as the basis for any number of filtering strategies.</text:span></text:p>
      <text:h text:style-name="P14" text:outline-level="2"><text:bookmark text:name="auto-id--creating-updating-and-deleting-resources"/><text:bookmark text:name="crud"/><text:soft-page-break/>Creating, Updating and Deleting Resources</text:h>
      <text:p text:style-name="P5">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5"><text:span text:style-name="T44">A request </text:span><text:span text:style-name="Strong_20_Emphasis"><text:span text:style-name="T4">MUST</text:span></text:span><text:span text:style-name="T44"> completely succeed or fail (in a single “transaction”). No partial updates are allowed.</text:span></text:p>
      <text:p text:style-name="P3"><text:span text:style-name="T31">Note: The </text:span><text:span text:style-name="Source_20_Text"><text:span text:style-name="T32">type</text:span></text:span><text:span text:style-name="T31"> member is required in every </text:span><text:a xlink:type="simple" xlink:href="https://jsonapi.org/format/#document-resource-objects" text:style-name="Internet_20_link" text:visited-style-name="Visited_20_Internet_20_Link"><text:span text:style-name="T9">resource object</text:span></text:a><text:span text:style-name="T31"> throughout requests and responses in JSON:API. There are some cases, such as when </text:span><text:span text:style-name="Source_20_Text"><text:span text:style-name="T32">POST</text:span></text:span><text:span text:style-name="T31">ing to an endpoint representing heterogenous data, when the </text:span><text:span text:style-name="Source_20_Text"><text:span text:style-name="T32">type</text:span></text:span><text:span text:style-name="T31">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32">type</text:span></text:span><text:span text:style-name="T31">is always required.</text:span></text:p>
      <text:h text:style-name="P19" text:outline-level="3"><text:bookmark text:name="auto-id--creating-resources"/><text:bookmark text:name="crud-creating"/>Creating Resources</text:h>
      <text:p text:style-name="P5">A resource can be created by sending a <text:span text:style-name="Source_20_Text"><text:span text:style-name="T14">POST</text:span></text:span> request to a URL that represents a collection of resources. <text:span text:style-name="T33">The request </text:span><text:span text:style-name="Strong_20_Emphasis"><text:span text:style-name="T2">MUST</text:span></text:span><text:span text:style-name="T33"> include a single </text:span><text:a xlink:type="simple" xlink:href="https://jsonapi.org/format/#document-resource-objects" text:style-name="Internet_20_link" text:visited-style-name="Visited_20_Internet_20_Link"><text:span text:style-name="T11">resource object</text:span></text:a><text:span text:style-name="T33"> as primary data. The </text:span><text:a xlink:type="simple" xlink:href="https://jsonapi.org/format/#document-resource-objects" text:style-name="Internet_20_link" text:visited-style-name="Visited_20_Internet_20_Link"><text:span text:style-name="T11">resource object</text:span></text:a><text:span text:style-name="Strong_20_Emphasis"><text:span text:style-name="T2">MUST</text:span></text:span><text:span text:style-name="T33"> contain at least a </text:span><text:span text:style-name="Source_20_Text"><text:span text:style-name="T16">type</text:span></text:span><text:span text:style-name="T33"> member.</text:span></text:p>
      <text:p text:style-name="test">Vgirol\JsonApi\Tests\Feature<text:span text:style-name="T68">\JsonApiCreatingResourceTest::creating_resource_bad_request</text:span></text:p>
      <text:p text:style-name="P5">For instance, a new photo might be created with the following request:</text:p>
      <text:p text:style-name="P20"><text:span text:style-name="Source_20_Text"><text:span text:style-name="T24">POST</text:span></text:span><text:span text:style-name="Source_20_Text"><text:span text:style-name="T23"> </text:span></text:span><text:span text:style-name="Source_20_Text"><text:span text:style-name="T28">/photo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photographe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p>
      <text:p text:style-name="P22"><text:soft-page-break/><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pan text:style-name="T44">If a relationship is provided in the </text:span><text:span text:style-name="Source_20_Text"><text:span text:style-name="T18">relationships</text:span></text:span><text:span text:style-name="T44"> member of the </text:span><text:a xlink:type="simple" xlink:href="https://jsonapi.org/format/#document-resource-objects" text:style-name="Internet_20_link" text:visited-style-name="Visited_20_Internet_20_Link"><text:span text:style-name="T13">resource object</text:span></text:a><text:span text:style-name="T44">, its value </text:span><text:span text:style-name="Strong_20_Emphasis"><text:span text:style-name="T4">MUST</text:span></text:span><text:span text:style-name="T44">be a relationship object with a </text:span><text:span text:style-name="Source_20_Text"><text:span text:style-name="T18">data</text:span></text:span><text:span text:style-name="T44"> member. The value of this key represents the </text:span><text:a xlink:type="simple" xlink:href="https://jsonapi.org/format/#document-resource-object-linkage" text:style-name="Internet_20_link" text:visited-style-name="Visited_20_Internet_20_Link"><text:span text:style-name="T13">linkage</text:span></text:a><text:span text:style-name="T44"> the new resource is to have.</text:span></text:p>
      <text:h text:style-name="P17" text:outline-level="4"><text:bookmark text:name="auto-id--client-generated-ids"/><text:bookmark text:name="crud-creating-client-ids"/>Client-Generated IDs</text:h>
      <text:p text:style-name="P5">A server <text:span text:style-name="Strong_20_Emphasis"><text:span text:style-name="T1">MAY</text:span></text:span> accept a client-generated ID along with a request to create a resource. <text:span text:style-name="T44">An ID </text:span><text:span text:style-name="Strong_20_Emphasis"><text:span text:style-name="T4">MUST</text:span></text:span><text:span text:style-name="T44"> be specified with an </text:span><text:span text:style-name="Source_20_Text"><text:span text:style-name="T18">id</text:span></text:span><text:span text:style-name="T44"> key, the value of which </text:span><text:span text:style-name="Strong_20_Emphasis"><text:span text:style-name="T4">MUST</text:span></text:span><text:span text:style-name="T44"> be a universally unique identifier.</text:span>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9">RFC4122</text:span></text:a>].</text:p>
      <text:p text:style-name="P2">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5">For example:</text:p>
      <text:p text:style-name="P20"><text:span text:style-name="Source_20_Text"><text:span text:style-name="T24">POST</text:span></text:span><text:span text:style-name="Source_20_Text"><text:span text:style-name="T23"> </text:span></text:span><text:span text:style-name="Source_20_Text"><text:span text:style-name="T28">/photo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50e8400-e29b-41d4-a716-446655440000"</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pan text:style-name="T33">A server </text:span><text:span text:style-name="Strong_20_Emphasis"><text:span text:style-name="T2">MUST</text:span></text:span><text:span text:style-name="T33"> return </text:span><text:span text:style-name="Source_20_Text"><text:span text:style-name="T16">403 Forbidden</text:span></text:span><text:span text:style-name="T33"> in response to an unsupported request to create a resource with a client-generated ID.</text:span></text:p>
      <text:h text:style-name="P17" text:outline-level="4"><text:bookmark text:name="auto-id--responses-2"/><text:bookmark text:name="crud-creating-responses"/><text:soft-page-break/>Responses</text:h>
      <text:h text:style-name="P15" text:outline-level="5"><text:bookmark text:name="auto-id--201-created"/><text:bookmark text:name="crud-creating-responses-201"/>201 Created</text:h>
      <text:p text:style-name="P5"><text:span text:style-name="T33">If a </text:span><text:span text:style-name="Source_20_Text"><text:span text:style-name="T16">POST</text:span></text:span><text:span text:style-name="T33"> request did not include a </text:span><text:a xlink:type="simple" xlink:href="https://jsonapi.org/format/#crud-creating-client-ids" text:style-name="Internet_20_link" text:visited-style-name="Visited_20_Internet_20_Link"><text:span text:style-name="T11">Client-Generated ID</text:span></text:a><text:span text:style-name="T33"> and the requested resource has been created successfully, the server </text:span><text:span text:style-name="Strong_20_Emphasis"><text:span text:style-name="T2">MUST</text:span></text:span><text:span text:style-name="T33"> return a </text:span><text:span text:style-name="Source_20_Text"><text:span text:style-name="T16">201 Created</text:span></text:span><text:span text:style-name="T33"> status code.</text:span></text:p>
      <text:p text:style-name="P5"><text:span text:style-name="T33">The response </text:span><text:span text:style-name="Strong_20_Emphasis"><text:span text:style-name="T2">SHOULD</text:span></text:span><text:span text:style-name="T33"> include a </text:span><text:span text:style-name="Source_20_Text"><text:span text:style-name="T16">Location</text:span></text:span><text:span text:style-name="T33"> header identifying the location of the newly created resource.</text:span></text:p>
      <text:p text:style-name="P5"><text:span text:style-name="T33">The response </text:span><text:span text:style-name="Strong_20_Emphasis"><text:span text:style-name="T2">MUST</text:span></text:span><text:span text:style-name="T33"> also include a document that contains the primary resource created.</text:span></text:p>
      <text:p text:style-name="P5"><text:span text:style-name="T33">If the </text:span><text:a xlink:type="simple" xlink:href="https://jsonapi.org/format/#document-resource-objects" text:style-name="Internet_20_link" text:visited-style-name="Visited_20_Internet_20_Link"><text:span text:style-name="T11">resource object</text:span></text:a><text:span text:style-name="T33"> returned by the response contains a </text:span><text:span text:style-name="Source_20_Text"><text:span text:style-name="T16">self</text:span></text:span><text:span text:style-name="T33"> key in its </text:span><text:span text:style-name="Source_20_Text"><text:span text:style-name="T16">links</text:span></text:span><text:span text:style-name="T33"> member and a </text:span><text:span text:style-name="Source_20_Text"><text:span text:style-name="T16">Location</text:span></text:span><text:span text:style-name="T33"> header is provided, the value of the </text:span><text:span text:style-name="Source_20_Text"><text:span text:style-name="T16">self</text:span></text:span><text:span text:style-name="T33"> member </text:span><text:span text:style-name="Strong_20_Emphasis"><text:span text:style-name="T2">MUST</text:span></text:span><text:span text:style-name="T33"> match the value of the </text:span><text:span text:style-name="Source_20_Text"><text:span text:style-name="T16">Location</text:span></text:span><text:span text:style-name="T33"> header.</text:span></text:p>
      <text:p text:style-name="assert">Illuminate\Foundation\Testing\TestResponse::assertJsonApiCreat<text:span text:style-name="T78">ed</text:span></text:p>
      <text:p text:style-name="test">Vgirol\JsonApiAssert\Laravel\Tests\Asserts<text:span text:style-name="T72">\CreationTest::response_created</text:span></text:p>
      <text:p text:style-name="P60">Vgirol\JsonApiAssert\Laravel\Tests\Asserts<text:span text:style-name="T72">\CreationTest::response_created_failed</text:span></text:p>
      <text:p text:style-name="P61">Vgirol\JsonApi\Tests\Feature<text:span text:style-name="T68">\JsonApiCreatingResourceTest::creating_resource</text:span></text:p>
      <text:p text:style-name="P62">Vgirol\JsonApi\Tests\Feature<text:span text:style-name="T68">\JsonApiCreatingResourceTest::creating_resource_without_location_header</text:span></text:p>
      <text:p text:style-name="P61">Vgirol\JsonApi\Tests\Feature<text:span text:style-name="T68">\JsonApiCreatingResourceTest::creating_resource_with_client_generated_id</text:span></text:p>
      <text:p text:style-name="P20"><text:span text:style-name="Source_20_Text"><text:span text:style-name="T24">HTTP/1.1</text:span></text:span><text:span text:style-name="Source_20_Text"><text:span text:style-name="T23"> </text:span></text:span><text:span text:style-name="Source_20_Text"><text:span text:style-name="T26">201</text:span></text:span><text:span text:style-name="Source_20_Text"><text:span text:style-name="T23"> </text:span></text:span><text:span text:style-name="Source_20_Text"><text:span text:style-name="T26">Created</text:span></text:span></text:p>
      <text:p text:style-name="P22"><text:span text:style-name="Source_20_Text"><text:span text:style-name="T25">Location</text:span></text:span><text:span text:style-name="Source_20_Text"><text:span text:style-name="T23">: </text:span></text:span><text:span text:style-name="Source_20_Text"><text:span text:style-name="T27">http://example.com/photos/550e8400-e29b-41d4-a716-446655440000</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50e8400-e29b-41d4-a716-446655440000"</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hotos/550e8400-e29b-41d4-a716-446655440000"</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h text:style-name="P15" text:outline-level="5"><text:bookmark text:name="auto-id--202-accepted"/><text:bookmark text:name="crud-creating-responses-202"/>202 Accepted</text:h>
      <text:p text:style-name="P5"><text:span text:style-name="T44">If a request to create a resource has been accepted for processing, but the processing has not been completed by the time the server responds, the server </text:span><text:span text:style-name="Strong_20_Emphasis"><text:span text:style-name="T4">MUST</text:span></text:span><text:span text:style-name="T44"> return a </text:span><text:span text:style-name="Source_20_Text"><text:span text:style-name="T18">202 Accepted</text:span></text:span><text:span text:style-name="T44"> status code.</text:span></text:p>
      <text:h text:style-name="P15" text:outline-level="5"><text:bookmark text:name="auto-id--204-no-content"/><text:bookmark text:name="crud-creating-responses-204"/><text:soft-page-break/>204 No Content</text:h>
      <text:p text:style-name="P5"><text:span text:style-name="T33">If a </text:span><text:span text:style-name="Source_20_Text"><text:span text:style-name="T16">POST</text:span></text:span><text:span text:style-name="T33"> request </text:span><text:span text:style-name="Emphasis"><text:span text:style-name="T33">did</text:span></text:span><text:span text:style-name="T33"> include a </text:span><text:a xlink:type="simple" xlink:href="https://jsonapi.org/format/#crud-creating-client-ids" text:style-name="Internet_20_link" text:visited-style-name="Visited_20_Internet_20_Link"><text:span text:style-name="T11">Client-Generated ID</text:span></text:a><text:span text:style-name="T33"> and the requested resource has been created successfully, the server </text:span><text:span text:style-name="Strong_20_Emphasis"><text:span text:style-name="T2">MUST</text:span></text:span><text:span text:style-name="T33"> return either a </text:span><text:span text:style-name="Source_20_Text"><text:span text:style-name="T16">201 Created</text:span></text:span><text:span text:style-name="T33"> status code and response document (as described above) or a </text:span><text:span text:style-name="Source_20_Text"><text:span text:style-name="T16">204 No Content</text:span></text:span><text:span text:style-name="T33"> status code with no response document.</text:span></text:p>
      <text:p text:style-name="P82">Illuminate\Foundation\Testing\TestResponse::assertJsonApi<text:span text:style-name="T73">NoContent</text:span></text:p>
      <text:p text:style-name="P44">Vgirol\JsonApiAssert\Laravel\Tests\Asserts<text:span text:style-name="T72">\CreationTest::response_no_content</text:span></text:p>
      <text:p text:style-name="P44">Vgirol\JsonApiAssert\Laravel\Tests\Asserts<text:span text:style-name="T72">\CreationTest::response_no_content_failed</text:span></text:p>
      <text:p text:style-name="P43">Vgirol\JsonApi\Tests\Feature<text:span text:style-name="T68">\JsonApiCreatingResourceTest::creating_resource</text:span></text:p>
      <text:p text:style-name="P43">Vgirol\JsonApi\Tests\Feature<text:span text:style-name="T68">\JsonApiCreatingResourceTest::creating_resource_with_client_generated_id_returns_204</text:span></text:p>
      <text:p text:style-name="P3"><text:span text:style-name="T31">Note: If a </text:span><text:span text:style-name="Source_20_Text"><text:span text:style-name="T32">204</text:span></text:span><text:span text:style-name="T31"> response is received the client should consider the resource object sent in the request to be accepted by the server, as if the server had returned it back in a </text:span><text:span text:style-name="Source_20_Text"><text:span text:style-name="T32">201</text:span></text:span><text:span text:style-name="T31"> response.</text:span></text:p>
      <text:h text:style-name="P15" text:outline-level="5"><text:bookmark text:name="auto-id--403-forbidden"/><text:bookmark text:name="crud-creating-responses-403"/>403 Forbidden</text:h>
      <text:p text:style-name="P5"><text:span text:style-name="T33">A server </text:span><text:span text:style-name="Strong_20_Emphasis"><text:span text:style-name="T2">MAY</text:span></text:span><text:span text:style-name="T33"> return </text:span><text:span text:style-name="Source_20_Text"><text:span text:style-name="T16">403 Forbidden</text:span></text:span><text:span text:style-name="T33"> in response to an unsupported request to create a resource.</text:span></text:p>
      <text:p text:style-name="test">Vgirol\JsonApi\Tests\Feature<text:span text:style-name="T68">\JsonApiCreatingResourceTest::creating_resource_with_invalid_request</text:span></text:p>
      <text:p text:style-name="test">Vgirol\JsonApi\Tests\Feature<text:span text:style-name="T68">\JsonApiCreatingResourceTest::creating_resource_with_client_generated_id_and_invalid_request</text:span></text:p>
      <text:h text:style-name="P16" text:outline-level="5"><text:bookmark text:name="crud-creating-responses-404"/><text:bookmark text:name="auto-id--404-not-found-2"/>404 Not Found</text:h>
      <text:p text:style-name="P5"><text:span text:style-name="T44">A server </text:span><text:span text:style-name="Strong_20_Emphasis"><text:span text:style-name="T4">MUST</text:span></text:span><text:span text:style-name="T44"> return </text:span><text:span text:style-name="Source_20_Text"><text:span text:style-name="T18">404 Not Found</text:span></text:span><text:span text:style-name="T44"> when processing a request that references a related resource that does not exist.</text:span></text:p>
      <text:h text:style-name="P15" text:outline-level="5"><text:bookmark text:name="auto-id--409-conflict"/><text:bookmark text:name="crud-creating-responses-409"/>409 Conflict</text:h>
      <text:p text:style-name="P5"><text:span text:style-name="T33">A server </text:span><text:span text:style-name="Strong_20_Emphasis"><text:span text:style-name="T2">MUST</text:span></text:span><text:span text:style-name="T33"> return </text:span><text:span text:style-name="Source_20_Text"><text:span text:style-name="T16">409 Conflict</text:span></text:span><text:span text:style-name="T33"> when processing a </text:span><text:span text:style-name="Source_20_Text"><text:span text:style-name="T16">POST</text:span></text:span><text:span text:style-name="T33"> request to create a resource with a client-generated ID that already exists.</text:span></text:p>
      <text:p text:style-name="P5"><text:span text:style-name="T33">A server </text:span><text:span text:style-name="Strong_20_Emphasis"><text:span text:style-name="T2">MUST</text:span></text:span><text:span text:style-name="T33"> return </text:span><text:span text:style-name="Source_20_Text"><text:span text:style-name="T16">409 Conflict</text:span></text:span><text:span text:style-name="T33"> when processing a </text:span><text:span text:style-name="Source_20_Text"><text:span text:style-name="T16">POST</text:span></text:span><text:span text:style-name="T33"> request in which the </text:span><text:a xlink:type="simple" xlink:href="https://jsonapi.org/format/#document-resource-objects" text:style-name="Internet_20_link" text:visited-style-name="Visited_20_Internet_20_Link"><text:span text:style-name="T11">resource object</text:span></text:a><text:span text:style-name="T33">’s </text:span><text:span text:style-name="Source_20_Text"><text:span text:style-name="T16">type</text:span></text:span><text:span text:style-name="T33"> is not among the type(s) that constitute the collection represented by the endpoint.</text:span></text:p>
      <text:p text:style-name="P5"><text:span text:style-name="T33">A server </text:span><text:span text:style-name="Strong_20_Emphasis"><text:span text:style-name="T2">SHOULD</text:span></text:span><text:span text:style-name="T33"> include error details and provide enough information to recognize the source of the conflict.</text:span></text:p>
      <text:p text:style-name="P40"><text:soft-page-break/>Vgirol\JsonApi\Tests\Feature<text:span text:style-name="T68">\JsonApiCreatingResourceTest::creating_resource_with_invalid_type_of_resource_object</text:span></text:p>
      <text:p text:style-name="P40">Vgirol\JsonApi\Tests\Feature<text:span text:style-name="T68">\JsonApiCreatingResourceTest::creating_resource_with_conflicting_client_generated_id</text:span></text:p>
      <text:h text:style-name="P15" text:outline-level="5"><text:bookmark text:name="auto-id--other-responses-2"/><text:bookmark text:name="crud-creating-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9" text:outline-level="3"><text:bookmark text:name="auto-id--updating-resources"/><text:bookmark text:name="crud-updating"/>Updating Resources</text:h>
      <text:p text:style-name="P5">A resource can be updated by sending a <text:span text:style-name="Source_20_Text"><text:span text:style-name="T14">PATCH</text:span></text:span> request to the URL that represents the resource.</text:p>
      <text:p text:style-name="P5">The URL for a resource can be obtained in the <text:span text:style-name="Source_20_Text"><text:span text:style-name="T14">self</text:span></text:span> link of the resource object. Alternatively, when a <text:span text:style-name="Source_20_Text"><text:span text:style-name="T14">GET</text:span></text:span> request returns a single <text:a xlink:type="simple" xlink:href="https://jsonapi.org/format/#document-resource-objects" text:style-name="Internet_20_link" text:visited-style-name="Visited_20_Internet_20_Link"><text:span text:style-name="T9">resource object</text:span></text:a> as primary data, the same request URL can be used for updates.</text:p>
      <text:p text:style-name="P5"><text:span text:style-name="T33">The </text:span><text:span text:style-name="Source_20_Text"><text:span text:style-name="T16">PATCH</text:span></text:span><text:span text:style-name="T33"> request </text:span><text:span text:style-name="Strong_20_Emphasis"><text:span text:style-name="T2">MUST</text:span></text:span><text:span text:style-name="T33"> include a single </text:span><text:a xlink:type="simple" xlink:href="https://jsonapi.org/format/#document-resource-objects" text:style-name="Internet_20_link" text:visited-style-name="Visited_20_Internet_20_Link"><text:span text:style-name="T11">resource object</text:span></text:a><text:span text:style-name="T33"> as primary data. The </text:span><text:a xlink:type="simple" xlink:href="https://jsonapi.org/format/#document-resource-objects" text:style-name="Internet_20_link" text:visited-style-name="Visited_20_Internet_20_Link"><text:span text:style-name="T11">resource object</text:span></text:a><text:span text:style-name="Strong_20_Emphasis"><text:span text:style-name="T2">MUST</text:span></text:span><text:span text:style-name="T33"> contain </text:span><text:span text:style-name="Source_20_Text"><text:span text:style-name="T16">type</text:span></text:span><text:span text:style-name="T33"> and </text:span><text:span text:style-name="Source_20_Text"><text:span text:style-name="T16">id</text:span></text:span><text:span text:style-name="T33"> members.</text:span></text:p>
      <text:p text:style-name="test">Vgirol\JsonApi\Tests\Feature<text:span text:style-name="T75">\JsonApiUpdatingResourceTest::updating_resource_bad_request</text:span></text:p>
      <text:p text:style-name="P5">For example:</text:p>
      <text:p text:style-name="P20"><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To TDD or Not"</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h text:style-name="P17" text:outline-level="4"><text:bookmark text:name="auto-id--updating-a-resources-attributes"/><text:bookmark text:name="crud-updating-resource-attributes"/><text:soft-page-break/>Updating a Resource’s Attributes</text:h>
      <text:p text:style-name="P5"><text:span text:style-name="T33">Any or all of a resource’s </text:span><text:a xlink:type="simple" xlink:href="https://jsonapi.org/format/#document-resource-object-attributes" text:style-name="Internet_20_link" text:visited-style-name="Visited_20_Internet_20_Link"><text:span text:style-name="T11">attributes</text:span></text:a><text:span text:style-name="T33"> </text:span><text:span text:style-name="Strong_20_Emphasis"><text:span text:style-name="T2">MAY</text:span></text:span><text:span text:style-name="T33"> be included in the resource object included in a </text:span><text:span text:style-name="Source_20_Text"><text:span text:style-name="T16">PATCH</text:span></text:span><text:span text:style-name="T33">request.</text:span></text:p>
      <text:p text:style-name="P5"><text:span text:style-name="T33">If a request does not include all of the </text:span><text:a xlink:type="simple" xlink:href="https://jsonapi.org/format/#document-resource-object-attributes" text:style-name="Internet_20_link" text:visited-style-name="Visited_20_Internet_20_Link"><text:span text:style-name="T11">attributes</text:span></text:a><text:span text:style-name="T33"> for a resource, the server </text:span><text:span text:style-name="Strong_20_Emphasis"><text:span text:style-name="T2">MUST</text:span></text:span><text:span text:style-name="T33"> interpret the missing </text:span><text:a xlink:type="simple" xlink:href="https://jsonapi.org/format/#document-resource-object-attributes" text:style-name="Internet_20_link" text:visited-style-name="Visited_20_Internet_20_Link"><text:span text:style-name="T11">attributes</text:span></text:a><text:span text:style-name="T33"> as if they were included with their current values. The server </text:span><text:span text:style-name="Strong_20_Emphasis"><text:span text:style-name="T2">MUST NOT</text:span></text:span><text:span text:style-name="T33"> interpret missing attributes as </text:span><text:span text:style-name="Source_20_Text"><text:span text:style-name="T16">null</text:span></text:span><text:span text:style-name="T33"> values.</text:span></text:p>
      <text:p text:style-name="P9">Vgirol\JsonApi\Tests\Feature<text:span text:style-name="T75">\JsonApiUpdatingResourceTest::updating_resource_bad_request</text:span></text:p>
      <text:p text:style-name="P5">For example, the following <text:span text:style-name="Source_20_Text"><text:span text:style-name="T14">PATCH</text:span></text:span> request is interpreted as a request to update only the <text:span text:style-name="Source_20_Text"><text:span text:style-name="T14">title</text:span></text:span> and <text:span text:style-name="Source_20_Text"><text:span text:style-name="T14">text</text:span></text:span> attributes of an article:</text:p>
      <text:p text:style-name="P20"><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To TDD or Not"</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span text:style-name="Source_20_Text"><text:span text:style-name="T25">text</text:span></text:span><text:span text:style-name="Source_20_Text"><text:span text:style-name="T23">": </text:span></text:span><text:span text:style-name="Source_20_Text"><text:span text:style-name="T27">"TLDR; It's complicated... but check your test coverage regardless."</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h text:style-name="P17" text:outline-level="4"><text:bookmark text:name="auto-id--updating-a-resources-relationships"/><text:bookmark text:name="crud-updating-resource-relationships"/>Updating a Resource’s Relationships</text:h>
      <text:p text:style-name="P5"><text:span text:style-name="T44">Any or all of a resource’s </text:span><text:a xlink:type="simple" xlink:href="https://jsonapi.org/format/#document-resource-object-relationships" text:style-name="Internet_20_link" text:visited-style-name="Visited_20_Internet_20_Link"><text:span text:style-name="T13">relationships</text:span></text:a><text:span text:style-name="T44"> </text:span><text:span text:style-name="Strong_20_Emphasis"><text:span text:style-name="T4">MAY</text:span></text:span><text:span text:style-name="T44"> be included in the resource object included in a </text:span><text:span text:style-name="Source_20_Text"><text:span text:style-name="T18">PATCH</text:span></text:span><text:span text:style-name="T44">request.</text:span></text:p>
      <text:p text:style-name="P5"><text:span text:style-name="T44">If a request does not include all of the </text:span><text:a xlink:type="simple" xlink:href="https://jsonapi.org/format/#document-resource-object-relationships" text:style-name="Internet_20_link" text:visited-style-name="Visited_20_Internet_20_Link"><text:span text:style-name="T13">relationships</text:span></text:a><text:span text:style-name="T44"> for a resource, the server </text:span><text:span text:style-name="Strong_20_Emphasis"><text:span text:style-name="T4">MUST</text:span></text:span><text:span text:style-name="T44"> interpret the missing </text:span><text:a xlink:type="simple" xlink:href="https://jsonapi.org/format/#document-resource-object-relationships" text:style-name="Internet_20_link" text:visited-style-name="Visited_20_Internet_20_Link"><text:span text:style-name="T13">relationships</text:span></text:a><text:span text:style-name="T44"> as if they were included with their current values. It </text:span><text:span text:style-name="Strong_20_Emphasis"><text:span text:style-name="T4">MUST NOT</text:span></text:span><text:span text:style-name="T44"> interpret them as </text:span><text:span text:style-name="Source_20_Text"><text:span text:style-name="T18">null</text:span></text:span><text:span text:style-name="T44"> or empty values.</text:span></text:p>
      <text:p text:style-name="P5"><text:span text:style-name="T44">If a relationship is provided in the </text:span><text:span text:style-name="Source_20_Text"><text:span text:style-name="T18">relationships</text:span></text:span><text:span text:style-name="T44"> member of a resource object in a </text:span><text:span text:style-name="Source_20_Text"><text:span text:style-name="T18">PATCH</text:span></text:span><text:span text:style-name="T44">request, its value </text:span><text:span text:style-name="Strong_20_Emphasis"><text:span text:style-name="T4">MUST</text:span></text:span><text:span text:style-name="T44"> be a relationship object with a </text:span><text:span text:style-name="Source_20_Text"><text:span text:style-name="T18">data</text:span></text:span><text:span text:style-name="T44"> member. The relationship’s value will be replaced with the value specified in this member.</text:span></text:p>
      <text:p text:style-name="P5">For instance, the following <text:span text:style-name="Source_20_Text"><text:span text:style-name="T14">PATCH</text:span></text:span> request will update the <text:span text:style-name="Source_20_Text"><text:span text:style-name="T14">author</text:span></text:span> relationship of an article:</text:p>
      <text:p text:style-name="P20"><text:soft-page-break/><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Likewise, the following <text:span text:style-name="Source_20_Text"><text:span text:style-name="T14">PATCH</text:span></text:span> request performs a complete replacement of the <text:span text:style-name="Source_20_Text"><text:span text:style-name="T14">tags</text:span></text:span> for an article:</text:p>
      <text:p text:style-name="P20"><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22"><text:span text:style-name="Source_20_Text"><text:span text:style-name="T22"><text:s text:c="6"/></text:span></text:span><text:span text:style-name="Source_20_Text"><text:span text:style-name="T23">"</text:span></text:span><text:span text:style-name="Source_20_Text"><text:span text:style-name="T25">tags</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22"><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22"><text:span text:style-name="Source_20_Text"><text:span text:style-name="T22"><text:s text:c="8"/></text:span></text:span><text:span text:style-name="Source_20_Text"><text:span text:style-name="T23">]</text:span></text:span></text:p>
      <text:p text:style-name="P22"><text:span text:style-name="Source_20_Text"><text:span text:style-name="T22"><text:s text:c="6"/></text:span></text:span><text:span text:style-name="Source_20_Text"><text:span text:style-name="T23">}</text:span></text:span></text:p>
      <text:p text:style-name="P22"><text:span text:style-name="Source_20_Text"><text:span text:style-name="T22"><text:s text:c="4"/></text:span></text:span><text:span text:style-name="Source_20_Text"><text:span text:style-name="T23">}</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pan text:style-name="T44">A server </text:span><text:span text:style-name="Strong_20_Emphasis"><text:span text:style-name="T4">MAY</text:span></text:span><text:span text:style-name="T44"> reject an attempt to do a full replacement of a to-many relationship. In such a case, the server </text:span><text:span text:style-name="Strong_20_Emphasis"><text:span text:style-name="T4">MUST</text:span></text:span><text:span text:style-name="T44"> reject the entire update, and return a </text:span><text:span text:style-name="Source_20_Text"><text:span text:style-name="T18">403 Forbidden</text:span></text:span><text:span text:style-name="T44"> response.</text:span></text:p>
      <text:p text:style-name="P2">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17" text:outline-level="4"><text:bookmark text:name="auto-id--responses-3"/><text:bookmark text:name="crud-updating-responses"/><text:soft-page-break/>Responses</text:h>
      <text:h text:style-name="P15" text:outline-level="5"><text:bookmark text:name="auto-id--202-accepted-1"/><text:bookmark text:name="crud-updating-responses-202"/>202 Accepted</text:h>
      <text:p text:style-name="P5"><text:span text:style-name="T44">If an update request has been accepted for processing, but the processing has not been completed by the time the server responds, the server </text:span><text:span text:style-name="Strong_20_Emphasis"><text:span text:style-name="T4">MUST</text:span></text:span><text:span text:style-name="T44"> return a </text:span><text:span text:style-name="Source_20_Text"><text:span text:style-name="T18">202 Accepted</text:span></text:span><text:span text:style-name="T44"> status code.</text:span></text:p>
      <text:h text:style-name="P15" text:outline-level="5"><text:bookmark text:name="auto-id--200-ok-2"/><text:bookmark text:name="crud-updating-responses-200"/>200 OK</text:h>
      <text:p text:style-name="P5"><text:span text:style-name="T33">If a server accepts an update but also changes the resource(s) in ways other than those specified by the request (for example, updating the </text:span><text:span text:style-name="Source_20_Text"><text:span text:style-name="T16">updated-at</text:span></text:span><text:span text:style-name="T33"> attribute or a computed </text:span><text:span text:style-name="Source_20_Text"><text:span text:style-name="T16">sha</text:span></text:span><text:span text:style-name="T33">), it </text:span><text:span text:style-name="Strong_20_Emphasis"><text:span text:style-name="T2">MUST</text:span></text:span><text:span text:style-name="T33"> return a </text:span><text:span text:style-name="Source_20_Text"><text:span text:style-name="T16">200 OK</text:span></text:span><text:span text:style-name="T33"> response. The response document </text:span><text:span text:style-name="Strong_20_Emphasis"><text:span text:style-name="T2">MUST</text:span></text:span><text:span text:style-name="T33"> include a representation of the updated resource(s) as if a </text:span><text:span text:style-name="Source_20_Text"><text:span text:style-name="T16">GET</text:span></text:span><text:span text:style-name="T33"> request was made to the request URL.</text:span></text:p>
      <text:p text:style-name="P5"><text:span text:style-name="T33">A server </text:span><text:span text:style-name="Strong_20_Emphasis"><text:span text:style-name="T2">MUST</text:span></text:span><text:span text:style-name="T33"> return a </text:span><text:span text:style-name="Source_20_Text"><text:span text:style-name="T16">200 OK</text:span></text:span><text:span text:style-name="T33">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11">meta</text:span></text:a><text:span text:style-name="T33"> data. In this case the server </text:span><text:span text:style-name="Strong_20_Emphasis"><text:span text:style-name="T2">MUST NOT</text:span></text:span><text:span text:style-name="T33"> include a representation of the updated resource(s).</text:span></text:p>
      <text:p text:style-name="assert">Illuminate\Foundation\Testing\TestResponse::assertJsonApiUpdat<text:span text:style-name="T77">ed</text:span> <text:span text:style-name="T74">(macro)</text:span></text:p>
      <text:p text:style-name="test">Vgirol\JsonApiAssert\Laravel\Tests\Asserts<text:span text:style-name="T74">\UpdatingTest::response_updated</text:span></text:p>
      <text:p text:style-name="P64">Vgirol\JsonApiAssert\Laravel\Tests\Asserts<text:span text:style-name="T74">\UpdatingTest::response_updated_failed</text:span></text:p>
      <text:p text:style-name="P63">Vgirol\JsonApi\Tests\Feature<text:span text:style-name="T75">\JsonApiUpdatingResourceTest::updating_resource</text:span></text:p>
      <text:h text:style-name="P15" text:outline-level="5"><text:bookmark text:name="auto-id--204-no-content-1"/><text:bookmark text:name="crud-updating-responses-204"/>204 No Content</text:h>
      <text:p text:style-name="P5"><text:span text:style-name="T33">If an update is successful and the server doesn’t update any attributes besides those provided, the server </text:span><text:span text:style-name="Strong_20_Emphasis"><text:span text:style-name="T2">MUST</text:span></text:span><text:span text:style-name="T33"> return either a </text:span><text:span text:style-name="Source_20_Text"><text:span text:style-name="T16">200 OK</text:span></text:span><text:span text:style-name="T33"> status code and response document (as described above) or a </text:span><text:span text:style-name="Source_20_Text"><text:span text:style-name="T16">204 No Content</text:span></text:span><text:span text:style-name="T33"> status code with no response document.</text:span></text:p>
      <text:p text:style-name="P71">Illuminate\Foundation\Testing\TestResponse::assertJsonApi<text:span text:style-name="T78">NoContent</text:span> <text:span text:style-name="T74">(macro)</text:span></text:p>
      <text:p text:style-name="test">Vgirol\JsonApiAssert\Laravel\Tests<text:span text:style-name="T63">\Asserts\DeletionTest::response_no_content</text:span></text:p>
      <text:p text:style-name="test">Vgirol\JsonApiAssert\Laravel\Tests<text:span text:style-name="T63">\Asserts\DeletionTest::response_no_content_failed</text:span></text:p>
      <text:p text:style-name="test">Vgirol\JsonApi\Tests\Feature<text:span text:style-name="T75">\JsonApiUpdatingResourceTest::updating_resource_with_no_content</text:span></text:p>
      <text:h text:style-name="P15" text:outline-level="5"><text:bookmark text:name="auto-id--403-forbidden-1"/><text:bookmark text:name="crud-updating-relationship-responses-403"/>403 Forbidden</text:h>
      <text:p text:style-name="P5"><text:span text:style-name="T33">A server </text:span><text:span text:style-name="Strong_20_Emphasis"><text:span text:style-name="T2">MUST</text:span></text:span><text:span text:style-name="T33"> return </text:span><text:span text:style-name="Source_20_Text"><text:span text:style-name="T16">403 Forbidden</text:span></text:span><text:span text:style-name="T33"> in response to an unsupported request to update a resource or relationship.</text:span></text:p>
      <text:p text:style-name="P10"><text:soft-page-break/>Vgirol\JsonApi\Tests\Feature<text:span text:style-name="T75">\JsonApiUpdatingResourceTest::updating_resource_bad_request</text:span></text:p>
      <text:h text:style-name="P15" text:outline-level="5"><text:bookmark text:name="auto-id--404-not-found-3"/><text:bookmark text:name="crud-updating-responses-404"/>404 Not Found</text:h>
      <text:p text:style-name="P5"><text:span text:style-name="T33">A server </text:span><text:span text:style-name="Strong_20_Emphasis"><text:span text:style-name="T2">MUST</text:span></text:span><text:span text:style-name="T33"> return </text:span><text:span text:style-name="Source_20_Text"><text:span text:style-name="T16">404 Not Found</text:span></text:span><text:span text:style-name="T33"> when processing a request to modify a resource that does not exist.</text:span></text:p>
      <text:p text:style-name="P10">Vgirol\JsonApi\Tests\Feature<text:span text:style-name="T75">\JsonApiUpdatingResourceTest::updating_resource_not_found</text:span></text:p>
      <text:p text:style-name="P5"><text:span text:style-name="T44">A server </text:span><text:span text:style-name="Strong_20_Emphasis"><text:span text:style-name="T4">MUST</text:span></text:span><text:span text:style-name="T44"> return </text:span><text:span text:style-name="Source_20_Text"><text:span text:style-name="T18">404 Not Found</text:span></text:span><text:span text:style-name="T44"> when processing a request that references a related resource that does not exist.</text:span></text:p>
      <text:h text:style-name="P15" text:outline-level="5"><text:bookmark text:name="auto-id--409-conflict-1"/><text:bookmark text:name="crud-updating-responses-409"/>409 Conflict</text:h>
      <text:p text:style-name="P5"><text:span text:style-name="T33">A server </text:span><text:span text:style-name="Strong_20_Emphasis"><text:span text:style-name="T2">MAY</text:span></text:span><text:span text:style-name="T33"> return </text:span><text:span text:style-name="Source_20_Text"><text:span text:style-name="T16">409 Conflict</text:span></text:span><text:span text:style-name="T33"> when processing a </text:span><text:span text:style-name="Source_20_Text"><text:span text:style-name="T16">PATCH</text:span></text:span><text:span text:style-name="T33"> request to update a resource if that update would violate other server-enforced constraints (such as a uniqueness constraint on a property other than </text:span><text:span text:style-name="Source_20_Text"><text:span text:style-name="T16">id</text:span></text:span><text:span text:style-name="T33">).</text:span></text:p>
      <text:p text:style-name="P12">Vgirol\JsonApi\Tests\Feature<text:span text:style-name="T75">\JsonApiUpdatingResourceTest::updating_resource_with_conflict</text:span></text:p>
      <text:p text:style-name="P5"><text:span text:style-name="T33">A server </text:span><text:span text:style-name="Strong_20_Emphasis"><text:span text:style-name="T2">MUST</text:span></text:span><text:span text:style-name="T33"> return </text:span><text:span text:style-name="Source_20_Text"><text:span text:style-name="T16">409 Conflict</text:span></text:span><text:span text:style-name="T33"> when processing a </text:span><text:span text:style-name="Source_20_Text"><text:span text:style-name="T16">PATCH</text:span></text:span><text:span text:style-name="T33"> request in which the resource object’s </text:span><text:span text:style-name="Source_20_Text"><text:span text:style-name="T16">type</text:span></text:span><text:span text:style-name="T33"> and </text:span><text:span text:style-name="Source_20_Text"><text:span text:style-name="T16">id</text:span></text:span><text:span text:style-name="T33"> do not match the server’s endpoint.</text:span></text:p>
      <text:p text:style-name="P11">Vgirol\JsonApi\Tests\Feature<text:span text:style-name="T75">\JsonApiUpdatingResourceTest::updating_resource_bad_type</text:span></text:p>
      <text:p text:style-name="P5"><text:span text:style-name="T33">A server </text:span><text:span text:style-name="Strong_20_Emphasis"><text:span text:style-name="T2">SHOULD</text:span></text:span><text:span text:style-name="T33"> include error details and provide enough information to recognize the source of the conflict.</text:span></text:p>
      <text:h text:style-name="P15" text:outline-level="5"><text:bookmark text:name="auto-id--other-responses-3"/><text:bookmark text:name="crud-updating-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9" text:outline-level="3"><text:bookmark text:name="auto-id--updating-relationships"/><text:bookmark text:name="crud-updating-relationships"/><text:soft-page-break/>Updating Relationships</text:h>
      <text:p text:style-name="P5">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9">relationship links</text:span></text:a>.</text:p>
      <text:p text:style-name="P2">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2">Note: A server may choose to delete the underlying resource if a relationship is deleted (as a garbage collection measure).</text:p>
      <text:h text:style-name="P17" text:outline-level="4"><text:bookmark text:name="auto-id--updating-to-one-relationships"/><text:bookmark text:name="crud-updating-to-one-relationships"/>Updating To-One Relationships</text:h>
      <text:p text:style-name="P5"><text:span text:style-name="T44">A server </text:span><text:span text:style-name="Strong_20_Emphasis"><text:span text:style-name="T4">MUST</text:span></text:span><text:span text:style-name="T44"> respond to </text:span><text:span text:style-name="Source_20_Text"><text:span text:style-name="T18">PATCH</text:span></text:span><text:span text:style-name="T44"> requests to a URL from a to-one </text:span><text:a xlink:type="simple" xlink:href="https://jsonapi.org/format/#document-resource-object-relationships" text:style-name="Internet_20_link" text:visited-style-name="Visited_20_Internet_20_Link"><text:span text:style-name="T13">relationship link</text:span></text:a><text:span text:style-name="T44"> as described below.</text:span></text:p>
      <text:p text:style-name="P5"><text:span text:style-name="T44">The </text:span><text:span text:style-name="Source_20_Text"><text:span text:style-name="T18">PATCH</text:span></text:span><text:span text:style-name="T44"> request </text:span><text:span text:style-name="Strong_20_Emphasis"><text:span text:style-name="T4">MUST</text:span></text:span><text:span text:style-name="T44"> include a top-level member named </text:span><text:span text:style-name="Source_20_Text"><text:span text:style-name="T18">data</text:span></text:span><text:span text:style-name="T44"> containing one of:</text:span></text:p>
      <text:list xml:id="list2156872769" text:style-name="L16">
        <text:list-item>
          <text:p text:style-name="P121"><text:span text:style-name="T44">a </text:span><text:a xlink:type="simple" xlink:href="https://jsonapi.org/format/#document-resource-identifier-objects" text:style-name="Internet_20_link" text:visited-style-name="Visited_20_Internet_20_Link"><text:span text:style-name="T13">resource identifier object</text:span></text:a><text:span text:style-name="T44"> corresponding to the new related resource.</text:span></text:p>
        </text:list-item>
        <text:list-item>
          <text:p text:style-name="P102"><text:span text:style-name="Source_20_Text"><text:span text:style-name="T18">null</text:span></text:span><text:span text:style-name="T44">, to remove the relationship.</text:span></text:p>
        </text:list-item>
      </text:list>
      <text:p text:style-name="P5">For example, the following request updates the author of an article:</text:p>
      <text:p text:style-name="P20"><text:span text:style-name="Source_20_Text"><text:span text:style-name="T24">PATCH</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21"><text:span text:style-name="Source_20_Text"><text:span text:style-name="T23">}</text:span></text:span></text:p>
      <text:p text:style-name="P5">And the following request clears the author of the same article:</text:p>
      <text:p text:style-name="P20"><text:span text:style-name="Source_20_Text"><text:span text:style-name="T24">PATCH</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oft-page-break/><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21"><text:span text:style-name="Source_20_Text"><text:span text:style-name="T23">}</text:span></text:span></text:p>
      <text:p text:style-name="P5"><text:span text:style-name="T44">If the relationship is updated successfully then the server </text:span><text:span text:style-name="Strong_20_Emphasis"><text:span text:style-name="T4">MUST</text:span></text:span><text:span text:style-name="T44"> return a successful response.</text:span></text:p>
      <text:h text:style-name="P17" text:outline-level="4"><text:bookmark text:name="auto-id--updating-to-many-relationships"/><text:bookmark text:name="crud-updating-to-many-relationships"/>Updating To-Many Relationships</text:h>
      <text:p text:style-name="P5"><text:span text:style-name="T44">A server </text:span><text:span text:style-name="Strong_20_Emphasis"><text:span text:style-name="T4">MUST</text:span></text:span><text:span text:style-name="T44"> respond to </text:span><text:span text:style-name="Source_20_Text"><text:span text:style-name="T18">PATCH</text:span></text:span><text:span text:style-name="T44">, </text:span><text:span text:style-name="Source_20_Text"><text:span text:style-name="T18">POST</text:span></text:span><text:span text:style-name="T44">, and </text:span><text:span text:style-name="Source_20_Text"><text:span text:style-name="T18">DELETE</text:span></text:span><text:span text:style-name="T44"> requests to a URL from a to-many </text:span><text:a xlink:type="simple" xlink:href="https://jsonapi.org/format/#document-resource-object-relationships" text:style-name="Internet_20_link" text:visited-style-name="Visited_20_Internet_20_Link"><text:span text:style-name="T13">relationship link</text:span></text:a><text:span text:style-name="T44"> as described below.</text:span></text:p>
      <text:p text:style-name="P5"><text:span text:style-name="T44">For all request types, the body </text:span><text:span text:style-name="Strong_20_Emphasis"><text:span text:style-name="T4">MUST</text:span></text:span><text:span text:style-name="T44"> contain a </text:span><text:span text:style-name="Source_20_Text"><text:span text:style-name="T18">data</text:span></text:span><text:span text:style-name="T44"> member whose value is an empty array or an array of </text:span><text:a xlink:type="simple" xlink:href="https://jsonapi.org/format/#document-resource-identifier-objects" text:style-name="Internet_20_link" text:visited-style-name="Visited_20_Internet_20_Link"><text:span text:style-name="T13">resource identifier objects</text:span></text:a><text:span text:style-name="T44">.</text:span></text:p>
      <text:p text:style-name="P5"><text:span text:style-name="T44">If a client makes a </text:span><text:span text:style-name="Source_20_Text"><text:span text:style-name="T18">PATCH</text:span></text:span><text:span text:style-name="T44"> request to a URL from a to-many </text:span><text:a xlink:type="simple" xlink:href="https://jsonapi.org/format/#document-resource-object-relationships" text:style-name="Internet_20_link" text:visited-style-name="Visited_20_Internet_20_Link"><text:span text:style-name="T13">relationship link</text:span></text:a><text:span text:style-name="T44">, the server </text:span><text:span text:style-name="Strong_20_Emphasis"><text:span text:style-name="T4">MUST</text:span></text:span><text:span text:style-name="T44"> either completely replace every member of the relationship, return an appropriate error response if some resources can not be found or accessed, or return a </text:span><text:span text:style-name="Source_20_Text"><text:span text:style-name="T18">403 Forbidden</text:span></text:span><text:span text:style-name="T44"> response if complete replacement is not allowed by the server.</text:span></text:p>
      <text:p text:style-name="P5">For example, the following request replaces every tag for an article:</text:p>
      <text:p text:style-name="P20"><text:span text:style-name="Source_20_Text"><text:span text:style-name="T24">PATCH</text:span></text:span><text:span text:style-name="Source_20_Text"><text:span text:style-name="T23"> </text:span></text:span><text:span text:style-name="Source_20_Text"><text:span text:style-name="T28">/articles/1/relationships/tag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And the following request clears every tag for an article:</text:p>
      <text:p text:style-name="P20"><text:span text:style-name="Source_20_Text"><text:span text:style-name="T24">PATCH</text:span></text:span><text:span text:style-name="Source_20_Text"><text:span text:style-name="T23"> </text:span></text:span><text:span text:style-name="Source_20_Text"><text:span text:style-name="T28">/articles/1/relationships/tag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1"><text:span text:style-name="Source_20_Text"><text:span text:style-name="T23">}</text:span></text:span></text:p>
      <text:p text:style-name="P5"><text:soft-page-break/><text:span text:style-name="T44">If a client makes a </text:span><text:span text:style-name="Source_20_Text"><text:span text:style-name="T18">POST</text:span></text:span><text:span text:style-name="T44"> request to a URL from a </text:span><text:a xlink:type="simple" xlink:href="https://jsonapi.org/format/#document-resource-object-relationships" text:style-name="Internet_20_link" text:visited-style-name="Visited_20_Internet_20_Link"><text:span text:style-name="T13">relationship link</text:span></text:a><text:span text:style-name="T44">, the server </text:span><text:span text:style-name="Strong_20_Emphasis"><text:span text:style-name="T4">MUST</text:span></text:span><text:span text:style-name="T44"> add the specified members to the relationship unless they are already present. If a given </text:span><text:span text:style-name="Source_20_Text"><text:span text:style-name="T18">type</text:span></text:span><text:span text:style-name="T44"> and </text:span><text:span text:style-name="Source_20_Text"><text:span text:style-name="T18">id</text:span></text:span><text:span text:style-name="T44"> is already in the relationship, the server </text:span><text:span text:style-name="Strong_20_Emphasis"><text:span text:style-name="T4">MUST NOT</text:span></text:span><text:span text:style-name="T44"> add it again.</text:span></text:p>
      <text:p text:style-name="P2">Note: This matches the semantics of databases that use foreign keys for has-many relationships. Document-based storage should check the has-many relationship before appending to avoid duplicates.</text:p>
      <text:p text:style-name="P5"><text:span text:style-name="T44">If all of the specified resources can be added to, or are already present in, the relationship then the server </text:span><text:span text:style-name="Strong_20_Emphasis"><text:span text:style-name="T4">MUST</text:span></text:span><text:span text:style-name="T44"> return a successful response.</text:span></text:p>
      <text:p text:style-name="P2">Note: This approach ensures that a request is successful if the server’s state matches the requested state, and helps avoid pointless race conditions caused by multiple clients making the same changes to a relationship.</text:p>
      <text:p text:style-name="P5">In the following example, the comment with ID <text:span text:style-name="Source_20_Text"><text:span text:style-name="T14">123</text:span></text:span> is added to the list of comments for the article with ID <text:span text:style-name="Source_20_Text"><text:span text:style-name="T14">1</text:span></text:span>:</text:p>
      <text:p text:style-name="P20"><text:span text:style-name="Source_20_Text"><text:span text:style-name="T24">POST</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3"</text:span></text:span><text:span text:style-name="Source_20_Text"><text:span text:style-name="T23"> }</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5"><text:span text:style-name="T44">If the client makes a </text:span><text:span text:style-name="Source_20_Text"><text:span text:style-name="T18">DELETE</text:span></text:span><text:span text:style-name="T44"> request to a URL from a </text:span><text:a xlink:type="simple" xlink:href="https://jsonapi.org/format/#document-resource-object-relationships" text:style-name="Internet_20_link" text:visited-style-name="Visited_20_Internet_20_Link"><text:span text:style-name="T13">relationship link</text:span></text:a><text:span text:style-name="T44"> the server </text:span><text:span text:style-name="Strong_20_Emphasis"><text:span text:style-name="T4">MUST</text:span></text:span><text:span text:style-name="T44"> delete the specified members from the relationship or return a </text:span><text:span text:style-name="Source_20_Text"><text:span text:style-name="T18">403 Forbidden</text:span></text:span><text:span text:style-name="T44"> response. If all of the specified resources are able to be removed from, or are already missing from, the relationship then the server </text:span><text:span text:style-name="Strong_20_Emphasis"><text:span text:style-name="T4">MUST</text:span></text:span><text:span text:style-name="T44"> return a successful response.</text:span></text:p>
      <text:p text:style-name="P3"><text:span text:style-name="T31">Note: As described above for </text:span><text:span text:style-name="Source_20_Text"><text:span text:style-name="T32">POST</text:span></text:span><text:span text:style-name="T31"> requests, this approach helps avoid pointless race conditions between multiple clients making the same changes.</text:span></text:p>
      <text:p text:style-name="P5">Relationship members are specified in the same way as in the <text:span text:style-name="Source_20_Text"><text:span text:style-name="T14">POST</text:span></text:span> request.</text:p>
      <text:p text:style-name="P5"><text:soft-page-break/>In the following example, comments with IDs of <text:span text:style-name="Source_20_Text"><text:span text:style-name="T14">12</text:span></text:span> and <text:span text:style-name="Source_20_Text"><text:span text:style-name="T14">13</text:span></text:span> are removed from the list of comments for the article with ID <text:span text:style-name="Source_20_Text"><text:span text:style-name="T14">1</text:span></text:span>:</text:p>
      <text:p text:style-name="P20"><text:span text:style-name="Source_20_Text"><text:span text:style-name="T24">DELETE</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22"><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22"><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22"/>
      <text:p text:style-name="P22"><text:span text:style-name="Source_20_Text"><text:span text:style-name="T23">{</text:span></text:span></text:p>
      <text:p text:style-name="P22"><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22"><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3"</text:span></text:span><text:span text:style-name="Source_20_Text"><text:span text:style-name="T23"> }</text:span></text:span></text:p>
      <text:p text:style-name="P22"><text:span text:style-name="Source_20_Text"><text:span text:style-name="T22"><text:s text:c="2"/></text:span></text:span><text:span text:style-name="Source_20_Text"><text:span text:style-name="T23">]</text:span></text:span></text:p>
      <text:p text:style-name="P21"><text:span text:style-name="Source_20_Text"><text:span text:style-name="T23">}</text:span></text:span></text:p>
      <text:p text:style-name="P2">Note: RFC 7231 specifies that a DELETE request may include a body, but that a server may reject the request. This spec defines the semantics of a server, and we are defining its semantics for JSON:API.</text:p>
      <text:h text:style-name="P17" text:outline-level="4"><text:bookmark text:name="auto-id--responses-4"/><text:bookmark text:name="crud-updating-relationship-responses"/>Responses</text:h>
      <text:h text:style-name="P15" text:outline-level="5"><text:bookmark text:name="auto-id--202-accepted-2"/><text:bookmark text:name="crud-updating-relationship-responses-202"/>202 Accepted</text:h>
      <text:p text:style-name="P5"><text:span text:style-name="T44">If a relationship update request has been accepted for processing, but the processing has not been completed by the time the server responds, the server </text:span><text:span text:style-name="Strong_20_Emphasis"><text:span text:style-name="T4">MUST</text:span></text:span><text:span text:style-name="T44"> return a </text:span><text:span text:style-name="Source_20_Text"><text:span text:style-name="T18">202 Accepted</text:span></text:span><text:span text:style-name="T44"> status code.</text:span></text:p>
      <text:h text:style-name="P15" text:outline-level="5"><text:bookmark text:name="auto-id--204-no-content-2"/><text:bookmark text:name="crud-updating-relationship-responses-204"/>204 No Content</text:h>
      <text:p text:style-name="P5"><text:span text:style-name="T44">A server </text:span><text:span text:style-name="Strong_20_Emphasis"><text:span text:style-name="T4">MUST</text:span></text:span><text:span text:style-name="T44"> return a </text:span><text:span text:style-name="Source_20_Text"><text:span text:style-name="T18">204 No Content</text:span></text:span><text:span text:style-name="T44"> status code if an update is successful and the representation of the resource in the request matches the result.</text:span></text:p>
      <text:p text:style-name="P3"><text:span text:style-name="T31">Note: This is the appropriate response to a </text:span><text:span text:style-name="Source_20_Text"><text:span text:style-name="T32">POST</text:span></text:span><text:span text:style-name="T31">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1"> when that relationship already exists. It is also the appropriate response to a </text:span><text:span text:style-name="Source_20_Text"><text:span text:style-name="T32">DELETE</text:span></text:span><text:span text:style-name="T31">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1"> when that relationship does not exist.</text:span></text:p>
      <text:h text:style-name="P15" text:outline-level="5"><text:bookmark text:name="auto-id--200-ok-3"/><text:bookmark text:name="crud-updating-relationship-responses-200"/>200 OK</text:h>
      <text:p text:style-name="P5"><text:span text:style-name="T44">If a server accepts an update but also changes the targeted relationship(s) in other ways than those specified by the request, it </text:span><text:span text:style-name="Strong_20_Emphasis"><text:span text:style-name="T4">MUST</text:span></text:span><text:span text:style-name="T44"> return a </text:span><text:span text:style-name="Source_20_Text"><text:span text:style-name="T18">200 OK</text:span></text:span><text:span text:style-name="T44"> response. The response document </text:span><text:span text:style-name="Strong_20_Emphasis"><text:span text:style-name="T4">MUST</text:span></text:span><text:span text:style-name="T44"> include a representation of the updated relationship(s).</text:span></text:p>
      <text:p text:style-name="P5"><text:soft-page-break/><text:span text:style-name="T44">A server </text:span><text:span text:style-name="Strong_20_Emphasis"><text:span text:style-name="T4">MUST</text:span></text:span><text:span text:style-name="T44"> return a </text:span><text:span text:style-name="Source_20_Text"><text:span text:style-name="T18">200 OK</text:span></text:span><text:span text:style-name="T44">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13">meta</text:span></text:a><text:span text:style-name="T44"> data. In this case the server </text:span><text:span text:style-name="Strong_20_Emphasis"><text:span text:style-name="T4">MUST NOT</text:span></text:span><text:span text:style-name="T44"> include a representation of the updated relationship(s).</text:span></text:p>
      <text:h text:style-name="P15" text:outline-level="5"><text:bookmark text:name="auto-id--403-forbidden-2"/><text:bookmark text:name="crud-updating-relationship-responses-4031"/>403 Forbidden</text:h>
      <text:p text:style-name="P5"><text:span text:style-name="T44">A server </text:span><text:span text:style-name="Strong_20_Emphasis"><text:span text:style-name="T4">MUST</text:span></text:span><text:span text:style-name="T44"> return </text:span><text:span text:style-name="Source_20_Text"><text:span text:style-name="T18">403 Forbidden</text:span></text:span><text:span text:style-name="T44"> in response to an unsupported request to update a relationship.</text:span></text:p>
      <text:h text:style-name="P15" text:outline-level="5"><text:bookmark text:name="auto-id--other-responses-4"/><text:bookmark text:name="crud-updating-relationship-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9" text:outline-level="3"><text:bookmark text:name="auto-id--deleting-resources"/><text:bookmark text:name="crud-deleting"/>Deleting Resources</text:h>
      <text:p text:style-name="P5">An individual resource can be <text:span text:style-name="Emphasis">deleted</text:span> by making a <text:span text:style-name="Source_20_Text"><text:span text:style-name="T14">DELETE</text:span></text:span> request to the resource’s URL:</text:p>
      <text:p text:style-name="P20"><text:span text:style-name="Source_20_Text"><text:span text:style-name="T24">DELETE</text:span></text:span><text:span text:style-name="Source_20_Text"><text:span text:style-name="T23"> </text:span></text:span><text:span text:style-name="Source_20_Text"><text:span text:style-name="T28">/photos/1</text:span></text:span><text:span text:style-name="Source_20_Text"><text:span text:style-name="T23"> </text:span></text:span><text:span text:style-name="Source_20_Text"><text:span text:style-name="T24">HTTP/1.1</text:span></text:span></text:p>
      <text:p text:style-name="P21"><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17" text:outline-level="4"><text:bookmark text:name="auto-id--responses-5"/><text:bookmark text:name="crud-deleting-responses"/>Responses</text:h>
      <text:h text:style-name="P15" text:outline-level="5"><text:bookmark text:name="auto-id--202-accepted-3"/><text:bookmark text:name="crud-deleting-responses-202"/>202 Accepted</text:h>
      <text:p text:style-name="P5"><text:span text:style-name="T44">If a deletion request has been accepted for processing, but the processing has not been completed by the time the server responds, the server </text:span><text:span text:style-name="Strong_20_Emphasis"><text:span text:style-name="T4">MUST</text:span></text:span><text:span text:style-name="T44"> return a </text:span><text:span text:style-name="Source_20_Text"><text:span text:style-name="T18">202 Accepted</text:span></text:span><text:span text:style-name="T44"> status code.</text:span></text:p>
      <text:h text:style-name="P15" text:outline-level="5"><text:bookmark text:name="auto-id--204-no-content-3"/><text:bookmark text:name="crud-deleting-responses-204"/>204 No Content</text:h>
      <text:p text:style-name="P5"><text:span text:style-name="T33">A server </text:span><text:span text:style-name="Strong_20_Emphasis"><text:span text:style-name="T2">MUST</text:span></text:span><text:span text:style-name="T33"> return a </text:span><text:span text:style-name="Source_20_Text"><text:span text:style-name="T16">204 No Content</text:span></text:span><text:span text:style-name="T33"> status code if a deletion request is successful and no content is returned.</text:span></text:p>
      <text:p text:style-name="P80">Illuminate\Foundation\Testing\TestResponse::assertJsonApi<text:span text:style-name="T66">Deleted</text:span> <text:span text:style-name="T63">(macro)</text:span></text:p>
      <text:p text:style-name="P40"><text:soft-page-break/>Vgirol\JsonApiAssert\Laravel\Tests<text:span text:style-name="T63">\Asserts\DeletionTest::response_no_content</text:span></text:p>
      <text:p text:style-name="P40">Vgirol\JsonApiAssert\Laravel\Tests<text:span text:style-name="T63">\Asserts\DeletionTest::response_no_content_failed</text:span></text:p>
      <text:p text:style-name="P40">Vgirol\JsonApi\Tests\Feature<text:span text:style-name="T67">\JsonApiDeletingResourceTest::destroy_and_response_with_no_content</text:span></text:p>
      <text:h text:style-name="P15" text:outline-level="5"><text:bookmark text:name="auto-id--200-ok-4"/><text:bookmark text:name="crud-deleting-responses-200"/>200 OK</text:h>
      <text:p text:style-name="P5"><text:span text:style-name="T33">A server </text:span><text:span text:style-name="Strong_20_Emphasis"><text:span text:style-name="T2">MUST</text:span></text:span><text:span text:style-name="T33"> return a </text:span><text:span text:style-name="Source_20_Text"><text:span text:style-name="T16">200 OK</text:span></text:span><text:span text:style-name="T33"> status code if a deletion request is successful and the server responds with only top-level </text:span><text:a xlink:type="simple" xlink:href="https://jsonapi.org/format/#document-meta" text:style-name="Internet_20_link" text:visited-style-name="Visited_20_Internet_20_Link"><text:span text:style-name="T11">meta</text:span></text:a><text:span text:style-name="T33"> data.</text:span></text:p>
      <text:p text:style-name="P80">Illuminate\Foundation\Testing\TestResponse::assertJsonApi<text:span text:style-name="T66">Deleted</text:span> <text:span text:style-name="T63">(macro)</text:span></text:p>
      <text:p text:style-name="P40">Vgirol\JsonApiAssert\Laravel\Tests<text:span text:style-name="T63">\Asserts\DeletionTest::response_deleted</text:span></text:p>
      <text:p text:style-name="P40">Vgirol\JsonApiAssert\Laravel\Tests<text:span text:style-name="T63">\Asserts\DeletionTest::response_deleted_failed</text:span></text:p>
      <text:p text:style-name="P42">Vgirol\JsonApi\Tests\Feature<text:span text:style-name="T67">\JsonApiDeletingResourceTest::destroy_and_response_with_content</text:span></text:p>
      <text:h text:style-name="P15" text:outline-level="5"><text:bookmark text:name="auto-id--404-not-found-4"/><text:bookmark text:name="crud-deleting-responses-404"/>404 NOT FOUND</text:h>
      <text:p text:style-name="P5"><text:span text:style-name="T33">A server </text:span><text:span text:style-name="Strong_20_Emphasis"><text:span text:style-name="T2">SHOULD</text:span></text:span><text:span text:style-name="T33"> return a </text:span><text:span text:style-name="Source_20_Text"><text:span text:style-name="T16">404 Not Found</text:span></text:span><text:span text:style-name="T33"> status code if a deletion request fails due to the resource not existing.</text:span></text:p>
      <text:p text:style-name="P81">Illuminate\Foundation\Testing\TestResponse::assertJsonApiResponse404 <text:span text:style-name="T63">(macro)</text:span></text:p>
      <text:p text:style-name="P40">Vgirol\JsonApiAssert\Laravel\Tests<text:span text:style-name="T63">\Asserts\BadRequestTest::response_404</text:span></text:p>
      <text:p text:style-name="P41">Vgirol\JsonApiAssert\Laravel\Tests<text:span text:style-name="T63">\Asserts\BadRequestTest::response_404_failed</text:span></text:p>
      <text:p text:style-name="P42">Vgirol\JsonApi\Tests\Feature<text:span text:style-name="T67">\JsonApiDeletingResourceTest::destroy_non_existing_resource</text:span></text:p>
      <text:h text:style-name="P15" text:outline-level="5"><text:bookmark text:name="auto-id--other-responses-5"/><text:bookmark text:name="crud-deleting-responses-other"/>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4" text:outline-level="2"><text:bookmark text:name="auto-id--query-parameters"/><text:bookmark text:name="query-parameters"/>Query Parameters</text:h>
      <text:p text:style-name="P5"><text:span text:style-name="T44">Implementation specific query parameters </text:span><text:span text:style-name="Strong_20_Emphasis"><text:span text:style-name="T4">MUST</text:span></text:span><text:span text:style-name="T44"> adhere to the same constraints as </text:span><text:a xlink:type="simple" xlink:href="https://jsonapi.org/format/#document-member-names" text:style-name="Internet_20_link" text:visited-style-name="Visited_20_Internet_20_Link"><text:span text:style-name="T13">member names</text:span></text:a><text:span text:style-name="T44">with the additional requirement that they </text:span><text:span text:style-name="Strong_20_Emphasis"><text:span text:style-name="T4">MUST</text:span></text:span><text:span text:style-name="T44"> contain at least one non a-z character (U+0061 to U+007A). It is </text:span><text:span text:style-name="Strong_20_Emphasis"><text:span text:style-name="T4">RECOMMENDED</text:span></text:span><text:span text:style-name="T44"> that a U+002D HYPHEN-MINUS, “-“, U+005F LOW LINE, “_”, or capital letter is used (e.g. camelCasing).</text:span></text:p>
      <text:p text:style-name="P5"><text:soft-page-break/><text:span text:style-name="T44">If a server encounters a query parameter that does not follow the naming conventions above, and the server does not know how to process it as a query parameter from this specification, it </text:span><text:span text:style-name="Strong_20_Emphasis"><text:span text:style-name="T4">MUST</text:span></text:span><text:span text:style-name="T44"> return </text:span><text:span text:style-name="Source_20_Text"><text:span text:style-name="T18">400 Bad Request</text:span></text:span><text:span text:style-name="T44">.</text:span></text:p>
      <text:p text:style-name="P2">Note: This is to preserve the ability of JSON:API to make additive additions to standard query parameters without conflicting with existing implementations.</text:p>
      <text:h text:style-name="P14" text:outline-level="2"><text:bookmark text:name="auto-id--errors"/><text:bookmark text:name="errors"/>Errors</text:h>
      <text:h text:style-name="P19" text:outline-level="3"><text:bookmark text:name="auto-id--processing-errors"/><text:bookmark text:name="errors-processing"/>Processing Errors</text:h>
      <text:p text:style-name="P5">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5"><text:span text:style-name="T44">When a server encounters multiple problems for a single request, the most generally applicable HTTP error code </text:span><text:span text:style-name="Strong_20_Emphasis"><text:span text:style-name="T4">SHOULD</text:span></text:span><text:span text:style-name="T44"> be used in the response. For instance, </text:span><text:span text:style-name="Source_20_Text"><text:span text:style-name="T18">400 Bad Request</text:span></text:span><text:span text:style-name="T44"> might be appropriate for multiple 4xx errors or </text:span><text:span text:style-name="Source_20_Text"><text:span text:style-name="T18">500 Internal Server Error</text:span></text:span><text:span text:style-name="T44"> might be appropriate for multiple 5xx errors.</text:span></text:p>
      <text:h text:style-name="P19" text:outline-level="3"><text:bookmark text:name="auto-id--error-objects"/><text:bookmark text:name="error-objects"/>Error Objects</text:h>
      <text:p text:style-name="P5">Error objects provide additional information about problems encountered while performing an operation. <text:span text:style-name="T33">Error objects </text:span><text:span text:style-name="Strong_20_Emphasis"><text:span text:style-name="T2">MUST</text:span></text:span><text:span text:style-name="T33"> be returned as an array keyed by </text:span><text:span text:style-name="Source_20_Text"><text:span text:style-name="T16">errors</text:span></text:span><text:span text:style-name="T33"> in the top level of a JSON:API document.</text:span></text:p>
      <text:p text:style-name="assert">Vgirol\JsonApiAssert<text:span text:style-name="T41">\Asserts\AssertErrorsObject::assertIsValidErrorsObject($errors)</text:span></text:p>
      <text:p text:style-name="test">Vgirol\Assert\Tests\JsonApiErrorsObjectTest::errors_object_is_valid</text:p>
      <text:p text:style-name="P27">Vgirol\Assert\Tests\JsonApiErrorsObjectTest::errors_object_is_<text:span text:style-name="T41">not_</text:span>valid</text:p>
      <text:p text:style-name="P5"><text:span text:style-name="T33">An error object </text:span><text:span text:style-name="Strong_20_Emphasis"><text:span text:style-name="T2">MAY</text:span></text:span><text:span text:style-name="T33"> have the following members:</text:span></text:p>
      <text:list xml:id="list2632267673" text:style-name="L17">
        <text:list-item>
          <text:p text:style-name="P122"><text:span text:style-name="Source_20_Text"><text:span text:style-name="T16">id</text:span></text:span><text:span text:style-name="T33">: a unique identifier for this particular occurrence of the problem.</text:span></text:p>
        </text:list-item>
        <text:list-item>
          <text:p text:style-name="P122"><text:span text:style-name="Source_20_Text"><text:span text:style-name="T16">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the following members:</text:span></text:p>
          <text:list>
            <text:list-item>
              <text:p text:style-name="P122"><text:span text:style-name="Source_20_Text"><text:span text:style-name="T16">about</text:span></text:span><text:span text:style-name="T33">: a </text:span><text:a xlink:type="simple" xlink:href="https://jsonapi.org/format/#document-links" text:style-name="Internet_20_link" text:visited-style-name="Visited_20_Internet_20_Link"><text:span text:style-name="T11">link</text:span></text:a><text:span text:style-name="T33"> that leads to further details about this particular occurrence of the problem.</text:span></text:p>
            </text:list-item>
          </text:list>
        </text:list-item>
        <text:list-item>
          <text:p text:style-name="P122"><text:soft-page-break/><text:span text:style-name="Source_20_Text"><text:span text:style-name="T16">status</text:span></text:span><text:span text:style-name="T33">: the HTTP status code applicable to this problem, expressed as a string value.</text:span></text:p>
        </text:list-item>
        <text:list-item>
          <text:p text:style-name="P122"><text:span text:style-name="Source_20_Text"><text:span text:style-name="T16">code</text:span></text:span><text:span text:style-name="T33">: an application-specific error code, expressed as a string value.</text:span></text:p>
        </text:list-item>
        <text:list-item>
          <text:p text:style-name="P122"><text:span text:style-name="Source_20_Text"><text:span text:style-name="T16">title</text:span></text:span><text:span text:style-name="T33">: a short, human-readable summary of the problem that </text:span><text:span text:style-name="Strong_20_Emphasis"><text:span text:style-name="T2">SHOULD NOT</text:span></text:span><text:span text:style-name="T33"> change from occurrence to occurrence of the problem, except for purposes of localization.</text:span></text:p>
        </text:list-item>
        <text:list-item>
          <text:p text:style-name="P122"><text:span text:style-name="Source_20_Text"><text:span text:style-name="T16">detail</text:span></text:span><text:span text:style-name="T33">: a human-readable explanation specific to this occurrence of the problem. Like </text:span><text:span text:style-name="Source_20_Text"><text:span text:style-name="T16">title</text:span></text:span><text:span text:style-name="T33">, this field’s value can be localized.</text:span></text:p>
        </text:list-item>
        <text:list-item>
          <text:p text:style-name="P122"><text:span text:style-name="Source_20_Text"><text:span text:style-name="T16">source</text:span></text:span><text:span text:style-name="T33">: an object containing references to the source of the error, optionally including any of the following members:</text:span></text:p>
          <text:list>
            <text:list-item>
              <text:p text:style-name="P122"><text:span text:style-name="Source_20_Text"><text:span text:style-name="T16">pointer</text:span></text:span><text:span text:style-name="T33">: a JSON Pointer [</text:span><text:a xlink:type="simple" xlink:href="https://tools.ietf.org/html/rfc6901" text:style-name="Internet_20_link" text:visited-style-name="Visited_20_Internet_20_Link"><text:span text:style-name="T11">RFC6901</text:span></text:a><text:span text:style-name="T33">] to the associated entity in the request document [e.g. </text:span><text:span text:style-name="Source_20_Text"><text:span text:style-name="T16">"/data"</text:span></text:span><text:span text:style-name="T33"> for a primary data object, or </text:span><text:span text:style-name="Source_20_Text"><text:span text:style-name="T16">"/data/attributes/title"</text:span></text:span><text:span text:style-name="T33"> for a specific attribute].</text:span></text:p>
            </text:list-item>
            <text:list-item>
              <text:p text:style-name="P122"><text:span text:style-name="Source_20_Text"><text:span text:style-name="T16">parameter</text:span></text:span><text:span text:style-name="T33">: a string indicating which URI query parameter caused the error.</text:span></text:p>
            </text:list-item>
          </text:list>
        </text:list-item>
        <text:list-item>
          <text:p text:style-name="P103"><text:span text:style-name="Source_20_Text"><text:span text:style-name="T16">meta</text:span></text:span><text:span text:style-name="T33">: a </text:span><text:a xlink:type="simple" xlink:href="https://jsonapi.org/format/#document-meta" text:style-name="Internet_20_link" text:visited-style-name="Visited_20_Internet_20_Link"><text:span text:style-name="T11">meta object</text:span></text:a><text:span text:style-name="T33"> containing non-standard meta-information about the error.</text:span></text:p>
        </text:list-item>
      </text:list>
      <text:p text:style-name="P69">Vgirol\JsonApiAssert<text:span text:style-name="T42">\Asserts\AssertErrorsObject::assertIsValidErrorObject($error)</text:span></text:p>
      <text:p text:style-name="P69">Vgirol\JsonApiAssert<text:span text:style-name="T42">\Asserts\AssertErrorsObject::assertIsValidErrorLinksObject($links)</text:span></text:p>
      <text:p text:style-name="P69">Vgirol\JsonApiAssert<text:span text:style-name="T42">\Asserts\AssertErrorsObject::assertIsValidErrorSourceObject($source)</text:span></text:p>
      <text:p text:style-name="P69">Illuminate\Foundation\Testing\TestResponse::assertJsonApiErrors(<text:span text:style-name="T70">$expectedErrors)</text:span></text:p>
      <text:p text:style-name="test">Vgirol\J<text:span text:style-name="T69">sonApi</text:span>Assert\Tests<text:span text:style-name="T42">\JsonApiErrorsObjectTest::error_source_object_is_valid</text:span></text:p>
      <text:p text:style-name="P58">Vgirol\J<text:span text:style-name="T69">sonApi</text:span>Assert\Tests<text:span text:style-name="T42">\JsonApiErrorsObjectTest::error_source_object_is_not_valid</text:span></text:p>
      <text:p text:style-name="P58">Vgirol\J<text:span text:style-name="T69">sonApi</text:span>Assert\Tests<text:span text:style-name="T42">\JsonApiErrorsObjectTest::error_object_is_valid</text:span></text:p>
      <text:p text:style-name="P58">Vgirol\J<text:span text:style-name="T69">sonApi</text:span>Assert\Tests<text:span text:style-name="T42">\JsonApiErrorsObjectTest::error_object_is_not_valid</text:span></text:p>
      <text:p text:style-name="P58">Vgirol\JsonApiAssert\Laravel\Tests\Asserts<text:span text:style-name="T71">\ErrorsTest::response_with_errors</text:span></text:p>
      <text:p text:style-name="P59">Vgirol\JsonApiAssert\Laravel\Tests\Asserts<text:span text:style-name="T71">\ErrorsTest::response_with_errors_fail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assert" style:family="paragraph" style:master-page-name="">
      <loext:graphic-properties draw:fill="solid" draw:fill-color="#d1dbe8"/>
      <style:paragraph-properties fo:margin-left="0.3cm" fo:margin-right="0.3cm" fo:margin-top="0.101cm" fo:margin-bottom="0.6cm" loext:contextual-spacing="true" fo:line-height="100%" fo:text-indent="0cm" style:auto-text-indent="false" style:page-number="auto" fo:background-color="#d1dbe8" fo:padding="0.049cm" fo:border="0.06pt solid #adc5e7" style:shadow="none"/>
      <style:text-properties fo:font-size="10pt" fo:background-color="transparent" style:font-size-asian="10.5pt"/>
    </style:style>
    <style:style style:name="test" style:family="paragraph" style:master-page-name="">
      <loext:graphic-properties draw:fill="solid" draw:fill-color="#ffe5ca"/>
      <style:paragraph-properties fo:margin-left="0.3cm" fo:margin-right="0.3cm" fo:margin-top="0cm" fo:margin-bottom="0.499cm" loext:contextual-spacing="true" fo:text-indent="0cm" style:auto-text-indent="false" style:page-number="auto" fo:background-color="#ffe5ca" fo:padding="0.049cm" fo:border="0.06pt solid #fdc578"/>
      <style:text-properties fo:font-size="10p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03-04T12:16:11.045436111</dc:date>
    <meta:editing-duration>PT21H7M30S</meta:editing-duration>
    <meta:editing-cycles>75</meta:editing-cycles>
    <meta:generator>LibreOffice/6.0.7.3$Linux_X86_64 LibreOffice_project/00m0$Build-3</meta:generator>
    <meta:document-statistic meta:table-count="0" meta:image-count="0" meta:object-count="0" meta:page-count="45" meta:paragraph-count="1049" meta:word-count="8394" meta:character-count="68191" meta:non-whitespace-character-count="59718"/>
  </office:meta>
</office:document-meta>
</file>